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1" svg:font-family="+mn-ea"/>
    <style:font-face style:name="Arial1" svg:font-family="Arial"/>
    <style:font-face style:name="Consolas" svg:font-family="Consolas"/>
    <style:font-face style:name="Arial4" svg:font-family="Arial" style:font-family-generic="modern"/>
    <style:font-face style:name="Consolas1" svg:font-family="Consolas" style:font-family-generic="modern"/>
    <style:font-face style:name="Courier New" svg:font-family="'Courier New'" style:font-family-generic="modern"/>
    <style:font-face style:name="Consolas2" svg:font-family="Consolas" style:font-family-generic="modern" style:font-pitch="fixed"/>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3"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nsolas4" svg:font-family="Consolas"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 style:family="graphic" style:parent-style-name="standard">
      <style:graphic-properties draw:stroke="solid" svg:stroke-width="0.159cm" svg:stroke-color="#000000" draw:marker-start="msArrowDiamondEnd_20_5" draw:marker-start-width="0.477cm" draw:marker-start-center="true" draw:marker-end="msArrowEnd_20_5" draw:marker-end-width="0.477cm" draw:marker-end-center="false" draw:stroke-linejoin="round" draw:fill="none" draw:textarea-horizontal-align="center" draw:textarea-vertical-align="top" draw:auto-grow-height="false" draw:fit-to-size="false" fo:padding-top="0.125cm" fo:padding-bottom="0.125cm" fo:padding-left="0.25cm" fo:padding-right="0.25cm" fo:wrap-option="no-wrap"/>
    </style:style>
    <style:style style:name="gr5" style:family="graphic" style:parent-style-name="standard">
      <style:graphic-properties draw:stroke="solid" svg:stroke-width="0.026cm" svg:stroke-color="#000000" draw:stroke-linejoin="miter" draw:fill="solid" draw:fill-color="#d34817" draw:textarea-vertical-align="middle" draw:auto-grow-height="false" draw:fit-to-size="false" fo:min-height="2.449cm" fo:min-width="4.602cm" fo:padding-top="0.125cm" fo:padding-bottom="0.125cm" fo:padding-left="0.25cm" fo:padding-right="0.25cm" fo:wrap-option="no-wrap"/>
    </style:style>
    <style:style style:name="gr6" style:family="graphic" style:parent-style-name="standard">
      <style:graphic-properties draw:stroke="solid" svg:stroke-width="0.026cm" svg:stroke-color="#000000" draw:stroke-linejoin="round" draw:fill="solid" draw:fill-color="#d34817" draw:textarea-vertical-align="top" draw:auto-grow-height="false" draw:fit-to-size="false" fo:min-height="3.331cm" fo:min-width="8.582cm" fo:padding-top="0.125cm" fo:padding-bottom="0.125cm" fo:padding-left="0.25cm" fo:padding-right="0.25cm" fo:wrap-option="wrap"/>
    </style:style>
    <style:style style:name="gr7" style:family="graphic">
      <style:graphic-properties style:protect="size"/>
    </style:style>
    <style:style style:name="gr8" style:family="graphic" style:parent-style-name="standard">
      <style:graphic-properties draw:stroke="none" svg:stroke-width="0cm" draw:fill="none" draw:textarea-vertical-align="top" draw:auto-grow-height="false" draw:fit-to-size="false" fo:min-height="9.91cm" fo:min-width="11.142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9.91cm" fo:min-width="11.988cm" fo:padding-top="0.125cm" fo:padding-bottom="0.125cm" fo:padding-left="0.25cm" fo:padding-right="0.25cm" fo:wrap-option="wrap"/>
    </style:style>
    <style:style style:name="gr10" style:family="graphic" style:parent-style-name="standard">
      <style:graphic-properties draw:marker-start="Circle" draw:marker-start-width="0.3cm" draw:marker-end="Arrow" draw:marker-end-width="0.3cm" draw:textarea-vertical-align="middle"/>
    </style:style>
    <style:style style:name="gr11" style:family="graphic" style:parent-style-name="standard">
      <style:graphic-properties draw:stroke="solid" svg:stroke-width="0.035cm" svg:stroke-color="#9c3510" draw:fill="solid" draw:fill-color="#d34817" draw:textarea-vertical-align="middle" draw:auto-grow-height="false" draw:fit-to-size="false" fo:min-height="3.348cm" fo:min-width="7.12cm" fo:padding-top="0.125cm" fo:padding-bottom="0.125cm" fo:padding-left="0.25cm" fo:padding-right="0.25cm" fo:wrap-option="wrap"/>
    </style:style>
    <style:style style:name="gr12" style:family="graphic" style:parent-style-name="objectwithoutfill">
      <style:graphic-properties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draw:stroke="solid" svg:stroke-width="0.035cm" svg:stroke-color="#000000" draw:stroke-linejoin="round" draw:fill="none" draw:textarea-vertical-align="middle" draw:auto-grow-height="false" draw:fit-to-size="false" fo:min-height="0cm" fo:min-width="0cm" fo:padding-top="0.381cm" fo:padding-bottom="0.381cm" fo:padding-left="0.508cm" fo:padding-right="0.508cm" fo:wrap-option="no-wrap"/>
    </style:style>
    <style:style style:name="gr15" style:family="graphic" style:parent-style-name="standard">
      <style:graphic-properties draw:stroke="solid" svg:stroke-width="0.035cm" svg:stroke-color="#000000" draw:stroke-linejoin="miter" draw:fill="solid" draw:fill-color="#9b2d1f" draw:textarea-vertical-align="middle" draw:auto-grow-height="false" draw:fit-to-size="false" fo:min-height="0cm" fo:min-width="0cm" fo:padding-top="0.381cm" fo:padding-bottom="0.381cm" fo:padding-left="0.508cm" fo:padding-right="0.508cm" fo:wrap-option="no-wrap"/>
    </style:style>
    <style:style style:name="gr16" style:family="graphic" style:parent-style-name="standard">
      <style:graphic-properties draw:stroke="solid" svg:stroke-width="0.035cm" svg:stroke-color="#000000" draw:stroke-linejoin="miter" draw:fill="solid" draw:fill-color="#cc9900" draw:textarea-vertical-align="middle" draw:auto-grow-height="false" draw:fit-to-size="false" fo:min-height="0cm" fo:min-width="0cm" fo:padding-top="0.381cm" fo:padding-bottom="0.381cm" fo:padding-left="0.508cm" fo:padding-right="0.508cm" fo:wrap-option="no-wrap"/>
    </style:style>
    <style:style style:name="gr17" style:family="graphic" style:parent-style-name="standard">
      <style:graphic-properties draw:stroke="solid" svg:stroke-width="0.035cm" svg:stroke-color="#000000" draw:stroke-linejoin="round" draw:fill="none" draw:textarea-horizontal-align="center" draw:textarea-vertical-align="middle" draw:auto-grow-height="false" draw:fit-to-size="false" fo:padding-top="0.381cm" fo:padding-bottom="0.381cm" fo:padding-left="0.508cm" fo:padding-right="0.508cm" fo:wrap-option="wrap"/>
    </style:style>
    <style:style style:name="gr18" style:family="graphic" style:parent-style-name="standard">
      <style:graphic-properties draw:stroke="none" svg:stroke-color="#000000" draw:fill="none" draw:fill-color="#ffffff" draw:auto-grow-height="true" draw:auto-grow-width="false" fo:max-height="0cm" fo:min-height="2.544cm"/>
    </style:style>
    <style:style style:name="gr19" style:family="graphic" style:parent-style-name="standard">
      <style:graphic-properties draw:stroke="none" draw:fill="none" fo:min-height="15.192cm"/>
    </style:style>
    <style:style style:name="pr1"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2" style:family="presentation" style:parent-style-name="שקופית_20_כותרת-subtitle">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pr3" style:family="presentation" style:parent-style-name="שקופית_20_כותרת-notes">
      <style:graphic-properties draw:stroke="none" svg:stroke-width="0.026cm" draw:stroke-linejoin="round" draw:fill="none" draw:fill-color="#ffffff" draw:textarea-vertical-align="middle" draw:auto-grow-height="false" draw:fit-to-size="false" fo:min-height="12.793cm" fo:padding-top="0.134cm" fo:padding-bottom="0.134cm" fo:padding-left="0.269cm" fo:padding-right="0.269cm" fo:wrap-option="no-wrap"/>
    </style:style>
    <style:style style:name="pr4" style:family="presentation" style:parent-style-name="כותרת_20_ותוכן-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5"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6" style:family="presentation" style:parent-style-name="כותרת_20_ותוכן-notes">
      <style:graphic-properties draw:fill-color="#ffffff" fo:min-height="13.364cm"/>
    </style:style>
    <style:style style:name="pr7" style:family="presentation" style:parent-style-name="כותרת_20_ותוכן-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8" style:family="presentation" style:parent-style-name="כותרת_20_ותוכן-notes">
      <style:graphic-properties draw:fill-color="#ffffff" fo:min-height="12.792cm"/>
    </style:style>
    <style:style style:name="pr9" style:family="presentation" style:parent-style-name="כותרת_20_ותוכן-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0" style:family="presentation" style:parent-style-name="כותרת_20_ותוכן-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11" style:family="presentation" style:parent-style-name="כותרת_20_ותוכן-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pr12" style:family="presentation" style:parent-style-name="כותרת_20_ותוכן-outline1">
      <style:graphic-properties draw:stroke="solid" svg:stroke-width="0cm" svg:stroke-color="#579d1c" draw:fill="none" draw:textarea-vertical-align="top" draw:auto-grow-height="false" draw:fit-to-size="shrink-to-fit" fo:min-height="10.798cm" fo:padding-top="0.125cm" fo:padding-bottom="0.125cm" fo:padding-left="0.25cm" fo:padding-right="0.25cm" fo:wrap-option="wrap"/>
    </style:style>
    <style:style style:name="pr13" style:family="presentation" style:parent-style-name="כותרת_20_ותוכן-outline1">
      <style:graphic-properties draw:stroke="solid" svg:stroke-width="0cm" draw:fill="none" draw:textarea-vertical-align="top" draw:auto-grow-height="false" draw:fit-to-size="shrink-to-fit" fo:min-height="10.798cm" fo:padding-top="0.125cm" fo:padding-bottom="0.125cm" fo:padding-left="0.25cm" fo:padding-right="0.25cm" fo:wrap-option="wrap"/>
    </style:style>
    <style:style style:name="pr14" style:family="presentation" style:parent-style-name="כותרת_20_ותוכן-outline1">
      <style:graphic-properties draw:stroke="solid" svg:stroke-width="0cm" draw:fill="none" draw:textarea-vertical-align="top" draw:auto-grow-height="false" draw:fit-to-size="false" fo:min-height="10.798cm" fo:padding-top="0.125cm" fo:padding-bottom="0.125cm" fo:padding-left="0.25cm" fo:padding-right="0.25cm" fo:wrap-option="wrap"/>
    </style:style>
    <style:style style:name="pr15" style:family="presentation" style:parent-style-name="כותרת_20_ותוכן-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16" style:family="presentation" style:parent-style-name="כותרת_20_ותוכן-outline1">
      <style:graphic-properties draw:stroke="none" draw:fill="solid" draw:fill-color="#c5000b" fo:min-height="2.052cm"/>
    </style:style>
    <style:style style:name="pr17" style:family="presentation" style:parent-style-name="כותרת_20_ותוכן-notes">
      <style:graphic-properties draw:stroke="none" svg:stroke-width="0.026cm" draw:stroke-linejoin="miter" draw:fill="none" draw:fill-color="#ffffff" draw:textarea-vertical-align="top" draw:auto-grow-height="false" draw:fit-to-size="false" fo:min-height="12.793cm" fo:padding-top="0.134cm" fo:padding-bottom="0.134cm" fo:padding-left="0.269cm" fo:padding-right="0.269cm" fo:wrap-option="wrap"/>
    </style:style>
    <style:style style:name="pr18" style:family="presentation" style:parent-style-name="כותרת_20_ותוכן-outline1">
      <style:graphic-properties draw:stroke="none" svg:stroke-width="0cm" draw:fill="none" draw:textarea-vertical-align="middle" draw:auto-grow-height="false" draw:fit-to-size="shrink-to-fit" fo:min-height="10.798cm" fo:padding-top="0.125cm" fo:padding-bottom="0.125cm" fo:padding-left="0.25cm" fo:padding-right="0.25cm" fo:wrap-option="wrap"/>
    </style:style>
    <style:style style:name="pr19" style:family="presentation" style:parent-style-name="שני_20_תכנים-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0" style:family="presentation" style:parent-style-name="שני_20_תכנים-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1" style:family="presentation" style:parent-style-name="שני_20_תכנים-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22" style:family="presentation" style:parent-style-name="שני_20_תכנים-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3" style:family="presentation" style:parent-style-name="שני_20_תכנים-notes">
      <style:graphic-properties draw:fill-color="#ffffff" fo:min-height="12.792cm"/>
    </style:style>
    <style:style style:name="pr24" style:family="presentation" style:parent-style-name="כותרת_20_ותוכן_5f_-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25" style:family="presentation" style:parent-style-name="כותרת_20_ותוכן_5f_-backgroundobjects">
      <style:graphic-properties draw:stroke="none" svg:stroke-width="0cm" draw:fill="none" draw:fill-color="#ffffff" draw:textarea-horizontal-align="center" draw:textarea-vertical-align="middle" draw:auto-grow-height="false" draw:fit-to-size="false" fo:min-height="11.049cm" fo:padding-top="0cm" fo:padding-bottom="0cm" fo:padding-left="0cm" fo:padding-right="0cm" fo:wrap-option="wrap"/>
    </style:style>
    <style:style style:name="pr26" style:family="presentation" style:parent-style-name="כותרת_20_ותוכן_5f_-outline1">
      <style:graphic-properties draw:stroke="none" svg:stroke-width="0cm" draw:fill="none" draw:textarea-vertical-align="top" draw:auto-grow-height="false" draw:fit-to-size="shrink-to-fit" fo:min-height="10.798cm" fo:padding-top="0.125cm" fo:padding-bottom="0.125cm" fo:padding-left="0.25cm" fo:padding-right="0.25cm" fo:wrap-option="wrap"/>
    </style:style>
    <style:style style:name="pr27" style:family="presentation" style:parent-style-name="כותרת_20_ותוכן_5f_-notes">
      <style:graphic-properties draw:stroke="none" svg:stroke-width="0.026cm" draw:stroke-linejoin="miter" draw:fill="none" draw:fill-color="#ffffff" draw:textarea-vertical-align="top" draw:auto-grow-height="false" draw:fit-to-size="shrink-to-fit" fo:min-height="12.793cm" fo:padding-top="0.134cm" fo:padding-bottom="0.134cm" fo:padding-left="0.269cm" fo:padding-right="0.269cm" fo:wrap-option="wrap"/>
    </style:style>
    <style:style style:name="pr28" style:family="presentation" style:parent-style-name="כותרת_20_ותוכן_5f_-backgroundobjects">
      <style:graphic-properties draw:stroke="none" svg:stroke-width="0.026cm" draw:stroke-linejoin="miter" draw:fill="none" draw:fill-color="#ffffff" draw:textarea-vertical-align="bottom" draw:auto-grow-height="false" draw:fit-to-size="false" fo:min-height="12.793cm" fo:padding-top="0.134cm" fo:padding-bottom="0.134cm" fo:padding-left="0.269cm" fo:padding-right="0.269cm" fo:wrap-option="wrap"/>
    </style:style>
    <style:style style:name="co1" style:family="table-column">
      <style:table-column-properties style:column-width="5.951cm" style:use-optimal-column-width="false"/>
    </style:style>
    <style:style style:name="co2" style:family="table-column">
      <style:table-column-properties style:column-width="4.97cm" style:use-optimal-column-width="false"/>
    </style:style>
    <style:style style:name="co3" style:family="table-column">
      <style:table-column-properties style:column-width="7.734cm" style:use-optimal-column-width="false"/>
    </style:style>
    <style:style style:name="co4" style:family="table-column">
      <style:table-column-properties style:column-width="5.151cm" style:use-optimal-column-width="false"/>
    </style:style>
    <style:style style:name="co5" style:family="table-column">
      <style:table-column-properties style:column-width="7.664cm" style:use-optimal-column-width="false"/>
    </style:style>
    <style:style style:name="co6" style:family="table-column">
      <style:table-column-properties style:column-width="7.693cm" style:use-optimal-column-width="false"/>
    </style:style>
    <style:style style:name="co7" style:family="table-column">
      <style:table-column-properties style:column-width="8.874cm" style:use-optimal-column-width="false"/>
    </style:style>
    <style:style style:name="co8" style:family="table-column">
      <style:table-column-properties style:column-width="7.679cm" style:use-optimal-column-width="false"/>
    </style:style>
    <style:style style:name="co9" style:family="table-column">
      <style:table-column-properties style:column-width="8.431cm" style:use-optimal-column-width="false"/>
    </style:style>
    <style:style style:name="co10" style:family="table-column">
      <style:table-column-properties style:column-width="3.851cm" style:use-optimal-column-width="false"/>
    </style:style>
    <style:style style:name="co11" style:family="table-column">
      <style:table-column-properties style:column-width="1.021cm" style:use-optimal-column-width="false"/>
    </style:style>
    <style:style style:name="co12" style:family="table-column">
      <style:table-column-properties style:column-width="2.03cm" style:use-optimal-column-width="false"/>
    </style:style>
    <style:style style:name="co13" style:family="table-column">
      <style:table-column-properties style:column-width="2.063cm" style:use-optimal-column-width="false"/>
    </style:style>
    <style:style style:name="co14" style:family="table-column">
      <style:table-column-properties style:column-width="1.991cm" style:use-optimal-column-width="false"/>
    </style:style>
    <style:style style:name="ro1" style:family="table-row">
      <style:table-row-properties style:row-height="1.999cm"/>
    </style:style>
    <style:style style:name="ro2" style:family="table-row">
      <style:table-row-properties style:row-height="2.039cm"/>
    </style:style>
    <style:style style:name="ro3" style:family="table-row">
      <style:table-row-properties style:row-height="2.317cm"/>
    </style:style>
    <style:style style:name="ro4" style:family="table-row">
      <style:table-row-properties style:row-height="6.574cm"/>
    </style:style>
    <style:style style:name="ro5" style:family="table-row">
      <style:table-row-properties style:row-height="7.134cm"/>
    </style:style>
    <style:style style:name="ro6" style:family="table-row">
      <style:table-row-properties style:row-height="1.048cm"/>
    </style:style>
    <style:style style:name="ro7" style:family="table-row">
      <style:table-row-properties style:row-height="1.05cm"/>
    </style:style>
    <style:style style:name="ro8" style:family="table-row">
      <style:table-row-properties style:row-height="1.049cm"/>
    </style:style>
    <style:style style:name="ce1" style:family="table-cell">
      <style:paragraph-properties fo:text-align="center"/>
      <style:text-properties fo:color="#3333ff" fo:font-size="32pt" fo:font-weight="bold" style:font-size-asian="32pt" style:font-weight-asian="bold" style:font-size-complex="32pt" style:font-weight-complex="bold"/>
    </style:style>
    <style:style style:name="ce2" style:family="table-cell">
      <style:paragraph-properties fo:text-align="center"/>
      <style:text-properties fo:color="#00ffff" fo:font-size="32pt" fo:font-weight="bold" style:font-size-asian="32pt" style:font-weight-asian="bold" style:font-size-complex="32pt" style:font-weight-complex="bold"/>
    </style:style>
    <style:style style:name="ce3" style:family="table-cell">
      <style:paragraph-properties fo:text-align="center"/>
      <style:text-properties fo:font-size="32pt" fo:font-weight="bold" style:font-size-asian="32pt" style:font-weight-asian="bold" style:font-size-complex="32pt" style:font-weight-complex="bold"/>
    </style:style>
    <style:style style:name="ce4" style:family="table-cell">
      <style:paragraph-properties fo:text-align="center"/>
      <style:text-properties fo:color="#3333ff" fo:font-size="32pt" style:font-size-asian="32pt" style:font-size-complex="32pt"/>
    </style:style>
    <style:style style:name="ce5" style:family="table-cell">
      <style:paragraph-properties fo:text-align="center"/>
      <style:text-properties fo:color="#3333ff" fo:font-size="28pt" style:font-size-asian="28pt" style:font-size-complex="28pt"/>
    </style:style>
    <style:style style:name="ce6" style:family="table-cell">
      <style:paragraph-properties fo:text-align="center"/>
      <style:text-properties fo:color="#00cc00" fo:font-size="32pt" style:font-size-asian="32pt" style:font-size-complex="32pt"/>
    </style:style>
    <style:style style:name="ce7" style:family="table-cell">
      <style:paragraph-properties fo:text-align="center"/>
      <style:text-properties fo:color="#ff3333" fo:font-size="32pt" style:font-size-asian="32pt" style:font-size-complex="32pt"/>
    </style:style>
    <style:style style:name="ce8" style:family="table-cell">
      <style:paragraph-properties fo:text-align="center"/>
      <style:text-properties fo:color="#00cc00" fo:font-size="32pt" fo:font-weight="bold" style:font-size-asian="32pt" style:font-weight-asian="bold" style:font-size-complex="32pt" style:font-weight-complex="bold"/>
    </style:style>
    <style:style style:name="ce9" style:family="table-cell">
      <style:paragraph-properties fo:text-align="center"/>
      <style:text-properties fo:font-size="20pt" style:font-size-asian="20pt" style:font-size-complex="20pt"/>
    </style:style>
    <style:style style:name="ce10" style:family="table-cell">
      <style:text-properties fo:font-size="20pt" style:font-size-asian="20pt" style:font-size-complex="20pt"/>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text-align="start"/>
    </style:style>
    <style:style style:name="P4" style:family="paragraph">
      <loext:graphic-properties draw:fill="none" draw:fill-color="#ffffff"/>
      <style:paragraph-properties fo:text-align="start" style:font-independent-line-spacing="true"/>
      <style:text-properties fo:font-size="26pt"/>
    </style:style>
    <style:style style:name="P5" style:family="paragraph">
      <loext:graphic-properties draw:fill="solid" draw:fill-color="#ffffff"/>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9" style:family="paragraph">
      <style:paragraph-properties fo:margin-top="0cm" fo:margin-bottom="0cm" fo:line-height="100%" fo:text-align="start" style:punctuation-wrap="hanging" style:writing-mode="lr-tb"/>
      <style:text-properties fo:hyphenate="false"/>
    </style:style>
    <style:style style:name="P10" style:family="paragraph">
      <style:paragraph-properties fo:margin-left="0.763cm" fo:margin-right="0cm" fo:margin-top="0cm" fo:margin-bottom="0cm" fo:line-height="100%" fo:text-align="start" fo:text-indent="-0.762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margin-left="0.763cm" fo:margin-right="0cm" fo:margin-top="0cm" fo:margin-bottom="0cm" fo:line-height="100%" fo:text-align="start" fo:text-indent="-0.762cm" style:writing-mode="lr-tb" style:font-independent-line-spacing="true">
        <style:tab-stops>
          <style:tab-stop style:position="0cm"/>
        </style:tab-stops>
      </style:paragraph-properties>
      <style:text-properties fo:font-size="24pt"/>
    </style:style>
    <style:style style:name="P13" style:family="paragraph">
      <style:paragraph-properties fo:margin-top="0cm" fo:margin-bottom="0cm" fo:line-height="100%" fo:text-align="end" style:writing-mode="rl-tb"/>
    </style:style>
    <style:style style:name="P14" style:family="paragraph">
      <loext:graphic-properties draw:fill="none"/>
      <style:paragraph-properties fo:margin-top="0cm" fo:margin-bottom="0cm" fo:line-height="100%" fo:text-align="end" style:writing-mode="rl-tb" style:font-independent-line-spacing="true"/>
      <style:text-properties fo:font-size="24pt"/>
    </style:style>
    <style:style style:name="P15" style:family="paragraph">
      <loext:graphic-properties draw:fill="none"/>
      <style:paragraph-properties fo:text-align="start" style:font-independent-line-spacing="true"/>
      <style:text-properties fo:font-size="24pt"/>
    </style:style>
    <style:style style:name="P16" style:family="paragraph">
      <loext:graphic-properties draw:fill="none"/>
      <style:paragraph-properties fo:margin-top="0cm" fo:margin-bottom="0cm" fo:line-height="100%" fo:text-align="end" style:writing-mode="rl-tb" style:font-independent-line-spacing="true"/>
      <style:text-properties fo:font-size="24pt" fo:font-weight="bold" style:font-weight-asian="bold" style:font-weight-complex="bold"/>
    </style:style>
    <style:style style:name="P17" style:family="paragraph">
      <style:paragraph-properties fo:margin-top="0cm" fo:margin-bottom="0cm" fo:line-height="100%" fo:text-align="center" style:writing-mode="rl-tb"/>
    </style:style>
    <style:style style:name="P18" style:family="paragraph">
      <loext:graphic-properties draw:fill="solid" draw:fill-color="#d34817"/>
      <style:paragraph-properties fo:margin-top="0cm" fo:margin-bottom="0cm" fo:line-height="100%" fo:text-align="center" style:writing-mode="rl-tb" style:font-independent-line-spacing="true"/>
      <style:text-properties fo:font-size="24pt"/>
    </style:style>
    <style:style style:name="P19" style:family="paragraph">
      <style:paragraph-properties fo:margin-top="0.155cm" fo:margin-bottom="0cm" fo:line-height="100%" fo:text-align="center" style:writing-mode="rl-tb"/>
    </style:style>
    <style:style style:name="P20" style:family="paragraph">
      <loext:graphic-properties draw:fill="solid" draw:fill-color="#d34817"/>
      <style:paragraph-properties fo:margin-top="0.155cm" fo:margin-bottom="0cm" fo:line-height="100%" fo:text-align="center" style:writing-mode="rl-tb" style:font-independent-line-spacing="true"/>
      <style:text-properties fo:font-size="24pt"/>
    </style:style>
    <style:style style:name="P21" style:family="paragraph">
      <loext:graphic-properties draw:fill-color="#ffffff"/>
      <style:text-properties fo:font-size="20pt"/>
    </style:style>
    <style:style style:name="P22" style:family="paragraph">
      <style:paragraph-properties fo:margin-left="0cm" fo:margin-right="0cm" fo:margin-top="0.205cm" fo:margin-bottom="0cm" fo:line-height="9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none"/>
      <style:paragraph-properties fo:text-align="start" style:font-independent-line-spacing="true"/>
      <style:text-properties fo:font-size="32pt" style:font-size-asian="32pt" style:font-size-complex="32pt"/>
    </style:style>
    <style:style style:name="P24" style:family="paragraph">
      <style:paragraph-properties fo:text-align="center"/>
    </style:style>
    <style:style style:name="P25"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26"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P27" style:family="paragraph">
      <loext:graphic-properties draw:fill="none"/>
      <style:paragraph-properties fo:text-align="start" style:font-independent-line-spacing="true"/>
      <style:text-properties fo:font-size="26pt"/>
    </style:style>
    <style:style style:name="P28"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P29"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30" style:family="paragraph">
      <style:paragraph-properties fo:margin-top="0cm" fo:margin-bottom="0cm" fo:line-height="100%" fo:text-align="end" style:punctuation-wrap="simple" style:writing-mode="rl-tb"/>
      <style:text-properties fo:font-size="13pt" style:font-size-asian="14pt" style:font-size-complex="14pt"/>
    </style:style>
    <style:style style:name="P31" style:family="paragraph">
      <loext:graphic-properties draw:fill="none" draw:fill-color="#ffffff"/>
      <style:paragraph-properties fo:margin-top="0cm" fo:margin-bottom="0cm" fo:line-height="100%" fo:text-align="end" style:punctuation-wrap="simple" style:writing-mode="rl-tb" style:font-independent-line-spacing="true"/>
      <style:text-properties fo:font-size="13pt" style:font-size-asian="14pt" style:font-size-complex="14pt"/>
    </style:style>
    <style:style style:name="P32" style:family="paragraph">
      <loext:graphic-properties draw:fill="none" draw:fill-color="#ffffff"/>
      <style:paragraph-properties fo:text-align="start" style:font-independent-line-spacing="true"/>
      <style:text-properties fo:font-size="14pt" style:font-size-asian="14pt" style:font-size-complex="14pt"/>
    </style:style>
    <style:style style:name="P33"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26pt" fo:hyphenate="false"/>
    </style:style>
    <style:style style:name="P34" style:family="paragraph">
      <loext:graphic-properties draw:fill="none" draw:fill-color="#ffffff"/>
      <style:paragraph-properties fo:text-align="start" style:font-independent-line-spacing="true"/>
      <style:text-properties fo:font-size="13pt" style:font-size-asian="14pt" style:font-size-complex="14pt"/>
    </style:style>
    <style:style style:name="P35" style:family="paragraph">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36" style:family="paragraph">
      <loext:graphic-properties draw:fill="none"/>
      <style:paragraph-properties fo:margin-left="0cm" fo:margin-right="0cm" fo:margin-top="0.205cm" fo:margin-bottom="0cm" fo:line-height="12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37" style:family="paragraph">
      <style:paragraph-properties fo:margin-top="0cm" fo:margin-bottom="0cm" fo:text-align="start"/>
    </style:style>
    <style:style style:name="P38" style:family="paragraph">
      <loext:graphic-properties draw:fill="none"/>
      <style:paragraph-properties fo:text-align="center"/>
    </style:style>
    <style:style style:name="P39"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color="#ffffff" fo:hyphenate="false"/>
    </style:style>
    <style:style style:name="P40" style:family="paragraph">
      <loext:graphic-properties draw:fill="solid" draw:fill-color="#c5000b"/>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color="#ffffff" fo:hyphenate="false"/>
    </style:style>
    <style:style style:name="P41" style:family="paragraph">
      <loext:graphic-properties draw:fill-color="#ffffff"/>
    </style:style>
    <style:style style:name="P42" style:family="paragraph">
      <style:paragraph-properties fo:margin-top="0cm" fo:margin-bottom="0cm" fo:line-height="100%" fo:text-align="start" style:punctuation-wrap="hanging" style:writing-mode="lr-tb"/>
      <style:text-properties fo:color="#ff3333" fo:hyphenate="false"/>
    </style:style>
    <style:style style:name="P43" style:family="paragraph">
      <loext:graphic-properties draw:fill="none"/>
      <style:paragraph-properties fo:text-align="start" style:font-independent-line-spacing="true"/>
      <style:text-properties fo:color="#ff3333" fo:font-size="40pt"/>
    </style:style>
    <style:style style:name="P44" style:family="paragraph">
      <style:text-properties fo:font-size="32pt"/>
    </style:style>
    <style:style style:name="P45" style:family="paragraph">
      <loext:graphic-properties draw:fill="none" draw:fill-color="#ffffff"/>
      <style:text-properties fo:font-size="32pt"/>
    </style:style>
    <style:style style:name="P46" style:family="paragraph">
      <style:paragraph-properties fo:margin-top="0cm" fo:margin-bottom="0cm" fo:line-height="100%" fo:text-align="start" style:punctuation-wrap="hanging" style:writing-mode="lr-tb"/>
      <style:text-properties fo:font-weight="normal" style:font-weight-asian="normal" style:font-weight-complex="normal" fo:hyphenate="false"/>
    </style:style>
    <style:style style:name="P47" style:family="paragraph">
      <loext:graphic-properties draw:fill="none"/>
      <style:paragraph-properties fo:text-align="start" style:font-independent-line-spacing="true"/>
      <style:text-properties fo:font-size="40pt" fo:font-weight="normal" style:font-weight-asian="normal" style:font-weight-complex="normal"/>
    </style:style>
    <style:style style:name="P48"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font-size="40pt" fo:hyphenate="false"/>
    </style:style>
    <style:style style:name="P49" style:family="paragraph">
      <loext:graphic-properties draw:fill="none"/>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40pt" fo:hyphenate="false"/>
    </style:style>
    <style:style style:name="P50" style:family="paragraph">
      <style:paragraph-properties fo:margin-top="0cm" fo:margin-bottom="0cm" fo:line-height="100%" fo:text-align="end" style:writing-mode="rl-tb"/>
      <style:text-properties style:font-size-complex="18pt"/>
    </style:style>
    <style:style style:name="P51" style:family="paragraph">
      <loext:graphic-properties draw:fill="none"/>
      <style:paragraph-properties fo:margin-top="0cm" fo:margin-bottom="0cm" fo:line-height="100%" fo:text-align="end" style:writing-mode="rl-tb" style:font-independent-line-spacing="true"/>
      <style:text-properties fo:font-size="24pt" style:font-size-complex="18pt"/>
    </style:style>
    <style:style style:name="P52" style:family="paragraph">
      <style:paragraph-properties fo:margin-top="0cm" fo:margin-bottom="0cm" fo:line-height="100%" fo:text-align="start" style:punctuation-wrap="hanging" style:writing-mode="lr-tb"/>
      <style:text-properties fo:font-size="40pt" fo:hyphenate="false"/>
    </style:style>
    <style:style style:name="P53" style:family="paragraph">
      <loext:graphic-properties draw:fill="none"/>
      <style:paragraph-properties fo:margin-top="0cm" fo:margin-bottom="0cm" fo:line-height="100%" fo:text-align="start" style:punctuation-wrap="hanging" style:writing-mode="lr-tb" style:font-independent-line-spacing="true"/>
      <style:text-properties fo:font-size="40pt" fo:hyphenate="false"/>
    </style:style>
    <style:style style:name="P54" style:family="paragraph">
      <style:paragraph-properties fo:margin-top="0cm" fo:margin-bottom="0cm" fo:line-height="100%" fo:text-align="start" style:punctuation-wrap="hanging" style:writing-mode="lr-tb"/>
      <style:text-properties fo:font-size="36pt" style:font-size-asian="36pt" style:font-size-complex="36pt" fo:hyphenate="false"/>
    </style:style>
    <style:style style:name="P55" style:family="paragraph">
      <loext:graphic-properties draw:fill="none"/>
      <style:paragraph-properties fo:text-align="start" style:font-independent-line-spacing="true"/>
      <style:text-properties fo:font-size="36pt" style:font-size-asian="36pt" style:font-size-complex="36pt"/>
    </style:style>
    <style:style style:name="P56" style:family="paragraph">
      <loext:graphic-properties draw:fill="none"/>
      <style:paragraph-properties fo:margin-top="0cm" fo:margin-bottom="0cm" fo:line-height="100%" fo:text-align="start" style:punctuation-wrap="hanging" style:writing-mode="lr-tb" style:font-independent-line-spacing="true"/>
      <style:text-properties fo:font-size="72pt" fo:hyphenate="false"/>
    </style:style>
    <style:style style:name="P57" style:family="paragraph">
      <style:paragraph-properties fo:margin-left="0cm" fo:margin-right="0cm" fo:margin-top="0.205cm" fo:margin-bottom="0cm" fo:line-height="100%" fo:text-align="start" fo:text-indent="0cm" style:punctuation-wrap="hanging" style:writing-mode="lr-tb"/>
      <style:text-properties fo:hyphenate="false"/>
    </style:style>
    <style:style style:name="P5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9" style:family="paragraph">
      <loext:graphic-properties draw:fill="solid" draw:fill-color="#9b2d1f"/>
      <style:paragraph-properties fo:text-align="start" style:font-independent-line-spacing="true"/>
      <style:text-properties fo:font-size="24pt"/>
    </style:style>
    <style:style style:name="P60" style:family="paragraph">
      <loext:graphic-properties draw:fill="solid" draw:fill-color="#cc9900"/>
      <style:paragraph-properties fo:text-align="start" style:font-independent-line-spacing="true"/>
      <style:text-properties fo:font-size="24pt"/>
    </style:style>
    <style:style style:name="P61" style:family="paragraph">
      <loext:graphic-properties draw:fill="none"/>
      <style:paragraph-properties fo:margin-left="0cm" fo:margin-right="0cm" fo:margin-top="0.205cm" fo:margin-bottom="0cm" fo:line-height="120%" fo:text-align="start" fo:text-indent="0cm" style:punctuation-wrap="hanging" style:writing-mode="lr-tb">
        <style:tab-stops>
          <style:tab-stop style:position="0cm"/>
        </style:tab-stops>
      </style:paragraph-properties>
      <style:text-properties fo:hyphenate="false"/>
    </style:style>
    <style:style style:name="P62" style:family="paragraph">
      <style:paragraph-properties fo:margin-top="0cm" fo:margin-bottom="0cm" fo:line-height="100%" fo:text-align="center" style:writing-mode="lr-tb"/>
    </style:style>
    <style:style style:name="T1"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size="26pt"/>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normal" style:font-size-asian="28pt" style:font-style-asian="normal" style:font-weight-asian="normal" style:font-name-complex="Tahoma"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Tahoma"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bold" style:font-size-asian="24pt" style:font-style-asian="normal" style:font-weight-asian="bold" style:font-name-complex="Arial3"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3" fo:font-size="32pt" fo:letter-spacing="normal" fo:font-style="normal" style:text-underline-style="none" fo:font-weight="bold" style:font-size-asian="32pt" style:font-style-asian="normal" style:font-weight-asian="bold" style:font-name-complex="Arial3" style:font-size-complex="32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3" fo:font-size="22pt" fo:letter-spacing="normal" fo:font-style="italic" style:text-underline-style="none" fo:font-weight="normal" style:font-size-asian="22pt" style:font-style-asian="italic" style:font-weight-asian="normal" style:font-name-complex="Arial3" style:font-size-complex="22pt" style:font-style-complex="italic" style:font-weight-complex="normal"/>
    </style:style>
    <style:style style:name="T11"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4"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15" style:family="text">
      <style:text-properties fo:font-variant="normal" fo:text-transform="none" fo:color="#0070c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7" style:family="text">
      <style:text-properties fo:font-variant="normal" fo:text-transform="none" fo:color="#00b050" style:text-line-through-style="none" style:text-line-through-type="none" style:text-position="0% 100%" style:font-name="Courier New1" fo:font-size="32pt" fo:letter-spacing="normal" fo:font-style="normal" style:text-underline-style="none" fo:font-weight="bold" style:font-size-asian="32pt" style:font-style-asian="normal" style:font-weight-asian="bold" style:font-name-complex="Courier New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size-asian="32pt" style:font-style-asian="normal" style:font-weight-asian="bold" style:font-name-complex="Courier New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20" style:family="text">
      <style:text-properties fo:color="#00ffff" fo:font-size="32pt" fo:font-weight="bold" style:font-size-asian="32pt" style:font-weight-asian="bold" style:font-size-complex="32pt" style:font-weight-complex="bold"/>
    </style:style>
    <style:style style:name="T21" style:family="text">
      <style:text-properties fo:font-size="32pt" fo:font-weight="bold" style:font-size-asian="32pt" style:font-weight-asian="bold" style:font-size-complex="32pt" style:font-weight-complex="bold"/>
    </style:style>
    <style:style style:name="T22" style:family="text">
      <style:text-properties fo:color="#3333ff" fo:font-size="32pt" style:font-size-asian="32pt" style:font-size-complex="32pt"/>
    </style:style>
    <style:style style:name="T23" style:family="text">
      <style:text-properties fo:color="#3333ff" fo:font-size="24pt" style:font-size-asian="24pt" style:font-size-complex="24pt"/>
    </style:style>
    <style:style style:name="T24" style:family="text">
      <style:text-properties fo:color="#3333ff" fo:font-size="24pt" fo:font-style="italic" style:font-size-asian="24pt" style:font-style-asian="italic" style:font-size-complex="24pt" style:font-style-complex="italic"/>
    </style:style>
    <style:style style:name="T25" style:family="text">
      <style:text-properties fo:color="#3333ff"/>
    </style:style>
    <style:style style:name="T26" style:family="text">
      <style:text-properties fo:color="#3333ff" fo:font-size="28pt" fo:font-style="italic" style:font-size-asian="28pt" style:font-style-asian="italic" style:font-size-complex="28pt" style:font-style-complex="italic"/>
    </style:style>
    <style:style style:name="T27" style:family="text">
      <style:text-properties fo:color="#3333ff" fo:font-size="28pt" style:font-size-asian="28pt" style:font-size-complex="28pt"/>
    </style:style>
    <style:style style:name="T28" style:family="text">
      <style:text-properties fo:color="#00cc00" fo:font-size="32pt" style:font-size-asian="32pt" style:font-size-complex="32pt"/>
    </style:style>
    <style:style style:name="T29" style:family="text">
      <style:text-properties fo:color="#ff3333" fo:font-size="32pt" style:font-size-asian="32pt" style:font-size-complex="32pt"/>
    </style:style>
    <style:style style:name="T3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3" style:family="text">
      <style:text-properties fo:font-variant="normal" fo:text-transform="none" fo:color="#0000ff"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nsolas"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27pt" fo:letter-spacing="normal" fo:font-style="normal" style:text-underline-style="none" fo:font-weight="bold" style:font-size-asian="27pt" style:font-style-asian="normal" style:font-weight-asian="bold" style:font-size-complex="27pt" style:font-style-complex="normal" style:font-weight-complex="bold"/>
    </style:style>
    <style:style style:name="T36"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7" style:family="text">
      <style:text-properties fo:font-variant="normal" fo:text-transform="none" fo:color="#0000ff"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39"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0" style:family="text">
      <style:text-properties fo:font-variant="normal" fo:text-transform="none" fo:color="#80008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1"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name-complex="Arial3" style:font-size-complex="28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imes New Roman" fo:font-size="13pt" fo:letter-spacing="normal" fo:font-style="normal" style:text-underline-style="none" fo:font-weight="normal" style:font-name-asian="+mn-ea1" style:font-size-asian="13pt" style:font-style-asian="normal" style:font-weight-asian="normal" style:font-name-complex="Times New Roman" style:font-size-complex="13pt" style:font-style-complex="normal" style:font-weight-complex="normal"/>
    </style:style>
    <style:style style:name="T43" style:family="text">
      <style:text-properties fo:font-variant="normal" fo:text-transform="none" fo:color="#696464"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44" style:family="text">
      <style:text-properties fo:font-variant="normal" fo:text-transform="none" fo:color="#0000ff"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6"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7" style:family="text">
      <style:text-properties fo:color="#00cc00" fo:font-size="32pt" fo:font-weight="bold" style:font-size-asian="32pt" style:font-weight-asian="bold" style:font-size-complex="32pt" style:font-weight-complex="bold"/>
    </style:style>
    <style:style style:name="T48" style:family="text">
      <style:text-properties fo:font-size="20pt" style:font-size-asian="20pt" style:font-size-complex="20pt"/>
    </style:style>
    <style:style style:name="T49" style:family="text">
      <style:text-properties fo:font-variant="normal" fo:text-transform="none" fo:color="#69646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0" style:family="text">
      <style:text-properties fo:font-variant="normal" fo:text-transform="none" fo:color="#009933"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T52" style:family="text">
      <style:text-properties fo:font-variant="normal" fo:text-transform="none" fo:color="#ffffff"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53" style:family="text">
      <style:text-properties fo:font-variant="normal" fo:text-transform="none" fo:color="#696464" style:text-line-through-style="none" style:text-line-through-type="none" style:text-position="0% 100%" style:font-name="Arial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54" style:family="text">
      <style:text-properties fo:font-variant="normal" fo:text-transform="none" fo:color="#0000ff"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6" style:family="text">
      <style:text-properties fo:font-variant="normal" fo:text-transform="none" fo:color="#00800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7" style:family="text">
      <style:text-properties fo:font-variant="normal" fo:text-transform="none" fo:color="#800080"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ff" style:text-line-through-style="none" style:text-line-through-type="none" style:text-position="0% 100%" style:font-name="Consola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0" style:family="text">
      <style:text-properties fo:font-variant="normal" fo:text-transform="none" fo:color="#ff3333"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1" style:family="text">
      <style:text-properties fo:color="#0000ff"/>
    </style:style>
    <style:style style:name="T62" style:family="text">
      <style:text-properties fo:color="#009933"/>
    </style:style>
    <style:style style:name="T63" style:family="text">
      <style:text-properties fo:color="#ff3333"/>
    </style:style>
    <style:style style:name="T64" style:family="text">
      <style:text-properties fo:font-weight="bold" style:font-weight-asian="bold" style:font-weight-complex="bold"/>
    </style:style>
    <style:style style:name="T65" style:family="text">
      <style:text-properties fo:font-size="24pt" fo:font-style="italic" style:font-size-asian="24pt" style:font-style-asian="italic" style:font-size-complex="24pt" style:font-style-complex="italic"/>
    </style:style>
    <style:style style:name="T66" style:family="text">
      <style:text-properties fo:font-variant="normal" fo:text-transform="none" fo:color="#009933" style:text-line-through-style="none" style:text-line-through-type="none" style:text-position="0% 100%" style:font-name="Arial1" fo:letter-spacing="normal" fo:font-style="normal" style:text-underline-style="none" fo:font-weight="normal" style:font-size-asian="32pt" style:font-style-asian="normal" style:font-weight-asian="normal" style:font-size-complex="32pt" style:font-style-complex="normal" style:font-weight-complex="normal"/>
    </style:style>
    <style:style style:name="T67" style:family="text">
      <style:text-properties fo:font-variant="normal" fo:text-transform="none" fo:color="#009933" style:text-line-through-style="none" style:text-line-through-type="none" style:text-position="0% 100%" style:font-name="Arial1" fo:letter-spacing="normal" fo:font-style="normal" style:text-underline-style="none" fo:font-weight="bold" style:font-size-asian="32pt" style:font-style-asian="normal" style:font-weight-asian="bold" style:font-size-complex="32pt" style:font-style-complex="normal" style:font-weight-complex="bold"/>
    </style:style>
    <style:style style:name="T68" style:family="text">
      <style:text-properties fo:font-variant="normal" fo:text-transform="none" fo:color="#000000" style:text-line-through-style="none" style:text-line-through-type="none" style:text-position="0% 100%" style:font-name="Arial1" fo:letter-spacing="normal" fo:font-style="normal" style:text-underline-style="none" fo:font-weight="normal" style:font-size-asian="32pt" style:font-style-asian="normal" style:font-weight-asian="normal" style:font-size-complex="32pt" style:font-style-complex="normal" style:font-weight-complex="normal"/>
    </style:style>
    <style:style style:name="T69" style:family="text">
      <style:text-properties fo:font-variant="normal" fo:text-transform="none" fo:color="#ff3333" style:text-line-through-style="none" style:text-line-through-type="none" style:text-position="0% 100%" style:font-name="Arial1" fo:letter-spacing="normal" fo:font-style="normal" style:text-underline-style="none" fo:font-weight="normal" style:font-size-asian="32pt" style:font-style-asian="normal" style:font-weight-asian="normal" style:font-size-complex="32pt" style:font-style-complex="normal" style:font-weight-complex="normal"/>
    </style:style>
    <style:style style:name="T70" style:family="text">
      <style:text-properties fo:font-variant="normal" fo:text-transform="none" fo:color="#ff3333" style:text-line-through-style="none" style:text-line-through-type="none" style:text-position="0% 100%" style:font-name="Arial1" fo:letter-spacing="normal" fo:font-style="normal" style:text-underline-style="none" fo:font-weight="bold" style:font-size-asian="32pt" style:font-style-asian="normal" style:font-weight-asian="bold" style:font-size-complex="32pt" style:font-style-complex="normal" style:font-weight-complex="bold"/>
    </style:style>
    <style:style style:name="T71" style:family="text">
      <style:text-properties fo:font-variant="normal" fo:text-transform="none" fo:color="#00800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2" style:family="text">
      <style:text-properties fo:font-variant="normal" fo:text-transform="none" fo:color="#800080"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bold" style:font-size-asian="20pt" style:font-style-asian="normal" style:font-weight-asian="bold" style:font-name-complex="Arial3" style:font-size-complex="20pt" style:font-style-complex="normal" style:font-weight-complex="bold"/>
    </style:style>
    <style:style style:name="T74"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5" style:family="text">
      <style:text-properties fo:font-variant="normal" fo:text-transform="none" fo:color="#008000" style:text-line-through-style="none" style:text-line-through-type="none" style:text-position="0% 100%" style:font-name="Consola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6" style:family="text">
      <style:text-properties fo:font-variant="normal" fo:text-transform="none" style:use-window-font-color="true"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7" style:family="text">
      <style:text-properties fo:font-variant="normal" fo:text-transform="none" fo:color="#ff0000" style:text-line-through-style="none" style:text-line-through-type="none" style:text-position="0% 100%" style:font-name="Consola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8" style:family="text">
      <style:text-properties fo:font-variant="normal" fo:text-transform="none" fo:color="#696464" style:text-line-through-style="none" style:text-line-through-type="none" style:text-position="0% 100%" style:font-name="Arial1" fo:letter-spacing="normal" fo:font-style="normal" style:text-underline-style="none" fo:font-weight="normal" style:font-size-asian="32pt" style:font-style-asian="normal" style:font-weight-asian="normal" style:font-size-complex="32pt" style:font-style-complex="normal" style:font-weight-complex="normal"/>
    </style:style>
    <style:style style:name="T79" style:family="text">
      <style:text-properties fo:font-variant="normal" fo:text-transform="none" fo:color="#696464"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80" style:family="text">
      <style:text-properties fo:font-variant="normal" fo:text-transform="none" fo:color="#696464" style:text-line-through-style="none" style:text-line-through-type="none" style:text-position="0% 100%" style:font-name="Arial1" fo:font-size="72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81" style:family="text">
      <style:text-properties fo:font-variant="normal" fo:text-transform="none" fo:color="#0000ff"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3" style:family="text">
      <style:text-properties fo:font-variant="normal" fo:text-transform="none" fo:color="#800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4" style:family="text">
      <style:text-properties fo:font-variant="normal" fo:text-transform="none" fo:color="#00800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5" style:family="text">
      <style:text-properties fo:font-variant="normal" fo:text-transform="none" fo:color="#800080" style:text-line-through-style="none" style:text-line-through-type="none" style:text-position="0% 100%" style:font-name="Consola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6" style:family="text">
      <style:text-properties fo:font-variant="normal" fo:text-transform="none" fo:color="#0000ff"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Consolas"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Consola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0"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3" style:family="text">
      <style:text-properties fo:font-variant="normal" fo:text-transform="none" fo:color="#ff33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4" style:family="text">
      <style:text-properties fo:font-variant="normal" fo:text-transform="none" fo:color="#0000ff"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5" style:family="text">
      <style:text-properties fo:font-variant="normal" fo:text-transform="none" fo:color="#009933"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96" style:family="text">
      <style:text-properties fo:font-variant="normal" fo:text-transform="none" fo:color="#000000" style:text-line-through-style="none" style:text-line-through-type="none" style:text-position="0% 100%" style:font-name="Arial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97"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98" style:family="text">
      <style:text-properties fo:font-variant="normal" fo:text-transform="none" fo:color="#000000" style:text-line-through-style="none" style:text-line-through-type="none" style:text-position="0% 100%" style:font-name="Arial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99" style:family="text">
      <style:text-properties fo:font-variant="normal" fo:text-transform="none" style:use-window-font-color="true" style:text-line-through-style="none" style:text-line-through-type="none" style:text-position="0% 100%" style:font-name="Consola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0" style:family="text">
      <style:text-properties fo:font-variant="normal" fo:text-transform="none" fo:color="#80008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1" style:family="text">
      <style:text-properties fo:font-variant="normal" fo:text-transform="none" fo:color="#008000" style:text-line-through-style="none" style:text-line-through-type="none" style:text-position="0% 100%" style:font-name="Consola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02" style:family="text">
      <style:text-properties fo:font-variant="normal" fo:text-transform="none" fo:color="#008000" style:text-line-through-style="none" style:text-line-through-type="none" style:text-position="0% 100%" style:font-name="Consolas"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03" style:family="text">
      <style:text-properties fo:font-variant="normal" fo:text-transform="none" fo:color="#0000ff"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4" style:family="text">
      <style:text-properties fo:font-variant="normal" fo:text-transform="none" fo:color="#000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5" style:family="text">
      <style:text-properties fo:font-variant="normal" fo:text-transform="none" fo:color="#80008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106" style:family="text">
      <style:text-properties fo:font-variant="normal" fo:text-transform="none" fo:color="#008000" style:text-line-through-style="none" style:text-line-through-type="none" style:text-position="0% 100%" style:font-name="Consolas" fo:font-size="29pt" fo:letter-spacing="normal" fo:font-style="normal" style:text-underline-style="none" fo:font-weight="normal" style:font-size-asian="29pt" style:font-style-asian="normal" style:font-weight-asian="normal" style:font-size-complex="2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2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style:font-name="Arial3"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634cm" text:min-label-width="1.428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48cm"/>
        <style:text-properties style:font-name="Arial3"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שקופית_20_כותרת" presentation:presentation-page-layout-name="AL1T0" xml:id="id1" draw:id="id1">
        <office:forms form:automatic-focus="false" form:apply-design-mode="false"/>
        <draw:frame draw:name="Rectangle 1" presentation:style-name="pr1" draw:text-style-name="P2" draw:layer="layout" svg:width="22.859cm" svg:height="4.082cm" svg:x="1.27cm" svg:y="4.183cm" presentation:class="title" presentation:user-transformed="true">
          <draw:text-box>
            <text:p text:style-name="P1"><text:span text:style-name="T1">S</text:span><text:span text:style-name="T1">t</text:span><text:span text:style-name="T1">r</text:span><text:span text:style-name="T1">u</text:span><text:span text:style-name="T1">c</text:span><text:span text:style-name="T1">t</text:span><text:span text:style-name="T1">s</text:span><text:span text:style-name="T1"> </text:span><text:span text:style-name="T1">a</text:span><text:span text:style-name="T1">n</text:span><text:span text:style-name="T1">d</text:span><text:span text:style-name="T1"> </text:span><text:span text:style-name="T1">C</text:span><text:span text:style-name="T1">l</text:span><text:span text:style-name="T1">a</text:span><text:span text:style-name="T1">s</text:span><text:span text:style-name="T1">s</text:span><text:span text:style-name="T1">e</text:span><text:span text:style-name="T1">s</text:span></text:p>
          </draw:text-box>
        </draw:frame>
        <draw:frame draw:name="כותרת משנה 3" presentation:style-name="pr2" draw:text-style-name="P4" draw:layer="layout" svg:width="17.779cm" svg:height="4.444cm" svg:x="4.573cm" svg:y="11.43cm">
          <draw:text-box>
            <text:p text:style-name="P3"><text:span text:style-name="T2"/></text:p>
            <text:list text:style-name="L1">
              <text:list-item>
                <text:p text:style-name="P3"><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1</text:span><text:span text:style-name="T2">:</text:span><text:span text:style-name="T2"> </text:span><text:span text:style-name="T2">D</text:span><text:span text:style-name="T2">r</text:span><text:span text:style-name="T2">.</text:span><text:span text:style-name="T2"> </text:span><text:span text:style-name="T2">O</text:span><text:span text:style-name="T2">f</text:span><text:span text:style-name="T2">i</text:span><text:span text:style-name="T2">r</text:span><text:span text:style-name="T2"> </text:span><text:span text:style-name="T2">P</text:span><text:span text:style-name="T2">e</text:span><text:span text:style-name="T2">l</text:span><text:span text:style-name="T2">e</text:span></text:p>
              </text:list-item>
              <text:list-item>
                <text:p text:style-name="P3"><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2</text:span><text:span text:style-name="T2">:</text:span><text:span text:style-name="T2"> </text:span><text:span text:style-name="T2">D</text:span><text:span text:style-name="T2">r</text:span><text:span text:style-name="T2">.</text:span><text:span text:style-name="T2"> </text:span><text:span text:style-name="T2">M</text:span><text:span text:style-name="T2">i</text:span><text:span text:style-name="T2">r</text:span><text:span text:style-name="T2">i</text:span><text:span text:style-name="T2"> </text:span><text:span text:style-name="T2">B</text:span><text:span text:style-name="T2">e</text:span><text:span text:style-name="T2">n</text:span><text:span text:style-name="T2">-</text:span><text:span text:style-name="T2">N</text:span><text:span text:style-name="T2">i</text:span><text:span text:style-name="T2">s</text:span><text:span text:style-name="T2">s</text:span><text:span text:style-name="T2">a</text:span><text:span text:style-name="T2">n</text:span></text:p>
              </text:list-item>
              <text:list-item>
                <text:p text:style-name="P3"><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3</text:span><text:span text:style-name="T2">:</text:span><text:span text:style-name="T2"> </text:span><text:span text:style-name="T2">D</text:span><text:span text:style-name="T2">r</text:span><text:span text:style-name="T2">.</text:span><text:span text:style-name="T2"> </text:span><text:span text:style-name="T2">E</text:span><text:span text:style-name="T2">r</text:span><text:span text:style-name="T2">e</text:span><text:span text:style-name="T2">l</text:span><text:span text:style-name="T2"> </text:span><text:span text:style-name="T2">S</text:span><text:span text:style-name="T2">e</text:span><text:span text:style-name="T2">g</text:span><text:span text:style-name="T2">a</text:span><text:span text:style-name="T2">l</text:span><text:span text:style-name="T2">-</text:span><text:span text:style-name="T2">H</text:span><text:span text:style-name="T2">a</text:span><text:span text:style-name="T2">l</text:span><text:span text:style-name="T2">e</text:span><text:span text:style-name="T2">v</text:span><text:span text:style-name="T2">i</text:span></text:p>
              </text:list-item>
            </text:list>
          </draw:text-box>
        </draw:frame>
        <anim:par presentation:node-type="timing-root">
          <anim:par smil:begin="id1.begin">
            <anim:transitionFilter smil:dur="1s" smil:type="fade" smil:subtype="crossfade"/>
          </anim:par>
          <anim:seq smil:dur="indefinite" presentation:node-type="main-sequence"/>
        </anim:par>
        <presentation:notes draw:style-name="dp2">
          <draw:custom-shape draw:name="Text Box 1" draw:style-name="gr1" draw:text-style-name="P5" draw:layer="layout" svg:width="7.394cm" svg:height="10.662cm" svg:x="6.165cm" svg:y="2.1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3" draw:text-style-name="P6" draw:layer="layout" svg:width="15.773cm" svg:height="12.787cm" svg:x="1.971cm" svg:y="13.507cm" presentation:class="notes" presentation:placeholder="true" presentation:user-transformed="true">
            <draw:text-box/>
          </draw:frame>
        </presentation:notes>
      </draw:page>
      <draw:page draw:name="Abstract Data Type (ADT)" draw:style-name="dp3" draw:master-page-name="כותרת_20_ותוכן" presentation:presentation-page-layout-name="AL2T11" xml:id="id2" draw:id="id2">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0.423cm" svg:y="0.507cm" presentation:class="title" presentation:user-transformed="true">
          <draw:text-box>
            <text:p text:style-name="P9"><text:span text:style-name="T4">A</text:span><text:span text:style-name="T4">b</text:span><text:span text:style-name="T4">s</text:span><text:span text:style-name="T4">t</text:span><text:span text:style-name="T4">r</text:span><text:span text:style-name="T4">a</text:span><text:span text:style-name="T4">c</text:span><text:span text:style-name="T4">t </text:span><text:span text:style-name="T4">D</text:span><text:span text:style-name="T4">a</text:span><text:span text:style-name="T4">t</text:span><text:span text:style-name="T4">a</text:span><text:span text:style-name="T4"> </text:span><text:span text:style-name="T4">T</text:span><text:span text:style-name="T4">y</text:span><text:span text:style-name="T4">p</text:span><text:span text:style-name="T4">e</text:span><text:span text:style-name="T4"> </text:span><text:span text:style-name="T4">(</text:span><text:span text:style-name="T4">A</text:span><text:span text:style-name="T4">D</text:span><text:span text:style-name="T4">T</text:span><text:span text:style-name="T4">)</text:span></text:p>
          </draw:text-box>
        </draw:frame>
        <draw:custom-shape draw:name="Text Box 6" draw:style-name="gr2" draw:text-style-name="P12" xml:id="id5" draw:id="id5" draw:layer="layout" svg:width="13.757cm" svg:height="3.806cm" svg:x="1.499cm" svg:y="12.114cm">
          <text:p text:style-name="P10"><text:span text:style-name="T5">Attributes</text:span><text:span text:style-name="T6">: </text:span><text:span text:style-name="T6"><text:tab/></text:span></text:p>
          <text:list text:style-name="L3">
            <text:list-item>
              <text:p text:style-name="P11"><text:span text:style-name="T6">4 bytes.</text:span></text:p>
            </text:list-item>
            <text:list-item>
              <text:p text:style-name="P11"><text:span text:style-name="T6">Integer numb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3" draw:text-style-name="P14" xml:id="id7" draw:id="id7" draw:layer="layout" svg:width="7.136cm" svg:height="1.267cm" svg:x="7.319cm" svg:y="5.309cm">
          <text:p text:style-name="P13"><text:span text:style-name="T7">set of </text:span><text:span text:style-name="T8">ope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8" draw:style-name="gr4" draw:text-style-name="P15" xml:id="id3" draw:id="id3" draw:layer="layout" svg:width="0cm" svg:height="3.002cm" svg:x="3.496cm" svg:y="8.912cm" svg:viewBox="0 0 1 3003" draw:points="0,0 1,3003">
          <text:p/>
        </draw:polyline>
        <draw:custom-shape draw:name="Text Box 9" draw:style-name="gr3" draw:text-style-name="P16" xml:id="id4" draw:id="id4" draw:layer="layout" svg:width="4.36cm" svg:height="1.267cm" svg:x="3.918cm" svg:y="9.512cm">
          <text:p text:style-name="P13"><text:span text:style-name="T8">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3" draw:text-style-name="P12" xml:id="id8" draw:id="id8" draw:layer="layout" svg:width="10.012cm" svg:height="6.176cm" svg:x="14.792cm" svg:y="5.711cm">
          <text:p text:style-name="P10"><text:span text:style-name="T5">Operations</text:span><text:span text:style-name="T6">: </text:span></text:p>
          <text:list text:style-name="L3">
            <text:list-item>
              <text:p text:style-name="P11"><text:span text:style-name="T6">numerical operators</text:span></text:p>
            </text:list-item>
            <text:list-item>
              <text:p text:style-name="P11"><text:span text:style-name="T6">logical operations</text:span></text:p>
            </text:list-item>
            <text:list-item>
              <text:p text:style-name="P11"><text:span text:style-name="T6">bit operations</text:span></text:p>
            </text:list-item>
            <text:list-item>
              <text:p text:style-name="P11"><text:span text:style-name="T6">I/O oper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1" draw:style-name="gr5" draw:text-style-name="P18" draw:layer="layout" svg:width="6.001cm" svg:height="3.597cm" svg:x="0.9cm" svg:y="5.111cm">
          <text:p text:style-name="P17"><text:span text:style-name="T9">int</text:span></text:p>
          <draw:enhanced-geometry draw:mirror-horizontal="false" draw:mirror-vertical="false" svg:viewBox="0 0 0 0" draw:text-areas="0 ?f2 ?f6 ?f9"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polyline draw:name="Line 4" draw:style-name="gr4" draw:text-style-name="P15" xml:id="id6" draw:id="id6" draw:layer="layout" svg:width="8.201cm" svg:height="0cm" svg:x="6.698cm" svg:y="6.91cm" svg:viewBox="0 0 8202 1" draw:points="0,0 8202,1">
          <text:p/>
        </draw:polyline>
        <draw:custom-shape draw:name="AutoShape 12" draw:style-name="gr6" draw:text-style-name="P20" xml:id="id9" draw:id="id9" draw:layer="layout" svg:width="13.903cm" svg:height="5.494cm" svg:x="11.399cm" svg:y="12.228cm">
          <text:p text:style-name="P19"><text:span text:style-name="T10">Data Types define the way you use storage (memory) in the programs you write</text:span><text:span text:style-name="T10">.</text:span></text:p>
          <text:p text:style-name="P17"><text:span text:style-name="T10"/></text:p>
          <draw:enhanced-geometry draw:mirror-horizontal="false" draw:mirror-vertical="false" svg:viewBox="0 0 0 0" drawooo:sub-view-size="43200 43200 0 0 0 0 0 0 43200 43200" draw:text-areas="?f39 ?f40 ?f41 ?f42" draw:type="ooxml-cloudCallout" draw:modifiers="-48889 58616"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anim:par presentation:node-type="timing-root">
          <anim:par smil:begin="id2.begin">
            <anim:transitionFilter smil:dur="1s" smil:type="slideWipe" smil:subtype="fromTop" smil:direction="reverse"/>
          </anim:par>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top">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0-height/2;y" smil:keyTimes="0;1"/>
                </anim:par>
              </anim:par>
              <anim:par smil:begin="0.5s" smil:fill="hold" presentation:node-type="after-previous">
                <anim:par smil:begin="0s" smil:fill="hold" presentation:node-type="after-previous" presentation:preset-class="entrance" presentation:preset-id="ooo-entrance-fly-in" presentation:preset-sub-type="from-top">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0-height/2;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499s" smil:dur="0.001s" smil:fill="hold" smil:targetElement="id5"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anim:animate smil:dur="0.5s" smil:fill="hold" smil:targetElement="id6" smil:attributeName="y" smil:values="y;y" smil:keyTimes="0;1"/>
                </anim:par>
              </anim:par>
              <anim:par smil:begin="0.5s" smil:fill="hold" presentation:node-type="after-previous">
                <anim:par smil:begin="0s" smil:fill="hold" presentation:node-type="after-previous"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anim:animate smil:dur="0.5s" smil:fill="hold" smil:targetElement="id7"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8" smil:attributeName="visibility" smil:to="visible"/>
                  <anim:animate smil:dur="0.5s" smil:fill="hold" smil:targetElement="id8" smil:attributeName="x" smil:values="0-width/2;x" smil:keyTimes="0;1"/>
                  <anim:animate smil:dur="0.5s" smil:fill="hold" smil:targetElement="id8" smil:attributeName="y" smil:values="y;y" smil:keyTimes="0;1"/>
                </anim:par>
              </anim:par>
            </anim:par>
            <anim:par smil:begin="next" smil:fill="hold" presentation:node-type="on-click">
              <anim:par smil:begin="0s" smil:fill="hold" presentation:node-type="with-previou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seq>
        </anim:par>
        <presentation:notes draw:style-name="dp4">
          <draw:page-thumbnail draw:style-name="gr7" draw:layer="layout" svg:width="14.848cm" svg:height="11.136cm" svg:x="3.075cm" svg:y="2.257cm" draw:page-number="2" presentation:class="page"/>
          <draw:frame presentation:style-name="pr6" draw:text-style-name="P21" draw:layer="layout" svg:width="16.799cm" svg:height="13.364cm" svg:x="2.1cm" svg:y="14.107cm" presentation:class="notes" presentation:placeholder="true">
            <draw:text-box/>
          </draw:frame>
        </presentation:notes>
      </draw:page>
      <draw:page draw:name="Classes" draw:style-name="dp3" draw:master-page-name="כותרת_20_ותוכן" presentation:presentation-page-layout-name="AL2T11" xml:id="id10" draw:id="id10">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2" presentation:style-name="pr5" draw:text-style-name="P2" draw:layer="layout" svg:width="21.589cm" svg:height="3.174cm" svg:x="1.482cm" svg:y="0.847cm" presentation:class="title" presentation:user-transformed="true">
          <draw:text-box>
            <text:p text:style-name="P9"><text:span text:style-name="T11">C</text:span><text:span text:style-name="T11">l</text:span><text:span text:style-name="T11">a</text:span><text:span text:style-name="T11">s</text:span><text:span text:style-name="T11">s</text:span><text:span text:style-name="T11">e</text:span><text:span text:style-name="T11">s</text:span></text:p>
          </draw:text-box>
        </draw:frame>
        <draw:frame draw:name="Rectangle 3" presentation:style-name="pr7" draw:text-style-name="P23" draw:layer="layout" svg:width="23.459cm" svg:height="15.349cm" svg:x="0.881cm" svg:y="4.022cm" presentation:class="outline" presentation:user-transformed="true">
          <draw:text-box>
            <text:p xml:id="id11" text:id="id11" text:style-name="P22"><text:span text:style-name="T12">In C++ we use </text:span><text:span text:style-name="T13">classes</text:span><text:span text:style-name="T12"> to define new ADTs:</text:span></text:p>
            <text:p xml:id="id12" text:id="id12" text:style-name="P22"><text:span text:style-name="T12"><text:line-break/></text:span><text:span text:style-name="T14"><text:tab/></text:span><text:span text:style-name="T15">class</text:span><text:span text:style-name="T16"> ClassName</text:span><text:span text:style-name="T16"><text:line-break/></text:span><text:span text:style-name="T16"><text:tab/></text:span><text:span text:style-name="T16">{</text:span><text:span text:style-name="T16"><text:line-break/></text:span><text:span text:style-name="T16"><text:tab/></text:span><text:span text:style-name="T16"><text:tab/></text:span><text:span text:style-name="T17">//attributes and operations</text:span><text:span text:style-name="T17"><text:line-break/></text:span><text:span text:style-name="T16"><text:tab/></text:span><text:span text:style-name="T16">};</text:span></text:p>
            <text:p text:style-name="P22"><text:span text:style-name="T18"/></text:p>
            <text:p xml:id="id13" text:id="id13" text:style-name="P22"><text:span text:style-name="T18">Objects</text:span><text:span text:style-name="T19"> are instances of classes.</text:span><text:span text:style-name="T19"><text:line-break/></text:span><text:span text:style-name="T19"> <text:s text:c="5"/>objects are to classes what </text:span></text:p>
            <text:p text:style-name="P22"><text:span text:style-name="T19"><text:s text:c="6"/></text:span><text:span text:style-name="T19">variables are to types.</text:span></text:p>
          </draw:text-box>
        </draw:frame>
        <anim:par presentation:node-type="timing-root">
          <anim:par smil:begin="id10.begin">
            <anim:transitionFilter smil:dur="1s" smil:type="slideWipe" smil:subtype="fromTop" smil:direction="reverse"/>
          </anim:par>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11" anim:sub-item="text" smil:attributeName="visibility" smil:to="visible"/>
                  <anim:transitionFilter smil:dur="0.5s" smil:targetElement="id11"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2" anim:sub-item="text" smil:attributeName="visibility" smil:to="visible"/>
                  <anim:transitionFilter smil:dur="0.5s" smil:targetElement="id12" anim:sub-item="text" smil:type="checkerBoardWipe" smil:subtype="across"/>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3" anim:sub-item="text" smil:attributeName="visibility" smil:to="visible"/>
                  <anim:transitionFilter smil:dur="0.5s" smil:targetElement="id13" anim:sub-item="text" smil:type="checkerBoardWipe" smil:subtype="across"/>
                </anim:par>
              </anim:par>
            </anim:par>
          </anim:seq>
        </anim:par>
        <presentation:notes draw:style-name="dp4">
          <draw:page-thumbnail draw:style-name="gr7" draw:layer="layout" svg:width="14.212cm" svg:height="10.659cm" svg:x="2.753cm" svg:y="2.16cm" draw:page-number="3" presentation:class="page"/>
          <draw:frame presentation:style-name="pr8" draw:text-style-name="P21" draw:layer="layout" svg:width="15.775cm" svg:height="12.792cm" svg:x="1.972cm" svg:y="13.503cm" presentation:class="notes" presentation:placeholder="true">
            <draw:text-box/>
          </draw:frame>
        </presentation:notes>
      </draw:page>
      <draw:page draw:name="page4" draw:style-name="dp3" draw:master-page-name="כותרת_20_ותוכן" presentation:presentation-page-layout-name="AL2T11" xml:id="id14" draw:id="id14">
        <office:forms form:automatic-focus="false" form:apply-design-mode="false"/>
        <draw:frame draw:name="מציין מיקום של מספר שקופית 5"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805cm" svg:height="20.2cm" svg:x="0.761cm" svg:y="0.3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row table:style-name="ro1" table:default-cell-style-name="ce4">
              <table:table-cell table:style-name="ce3">
                <text:p text:style-name="P24"><text:span text:style-name="T21">Keyword</text:span></text:p>
              </table:table-cell>
              <table:table-cell>
                <text:p text:style-name="P24"><text:span text:style-name="T22">struct</text:span></text:p>
              </table:table-cell>
              <table:table-cell>
                <text:p text:style-name="P24"><text:span text:style-name="T22">class or struct</text:span></text:p>
              </table:table-cell>
              <table:table-cell>
                <text:p text:style-name="P24"><text:span text:style-name="T22">class</text:span></text:p>
              </table:table-cell>
            </table:table-row>
            <table:table-row table:style-name="ro1" table:default-cell-style-name="ce4">
              <table:table-cell table:style-name="ce3">
                <text:p text:style-name="P24"><text:span text:style-name="T21">Filename</text:span></text:p>
              </table:table-cell>
              <table:table-cell>
                <text:p text:style-name="P24"><text:span text:style-name="T22">any </text:span><text:span text:style-name="T23">(usually: </text:span><text:span text:style-name="T24">name</text:span><text:span text:style-name="T23">.h)</text:span></text:p>
              </table:table-cell>
              <table:table-cell>
                <text:p text:style-name="P24"><text:span text:style-name="T22">any</text:span><text:span text:style-name="T25"> </text:span><text:span text:style-name="T23">(usually: </text:span><text:span text:style-name="T24">name</text:span><text:span text:style-name="T23">.hpp </text:span><text:span text:style-name="T24">name</text:span><text:span text:style-name="T23">.cpp)</text:span></text:p>
              </table:table-cell>
              <table:table-cell table:style-name="ce5">
                <text:p text:style-name="P24"><text:span text:style-name="T26">name</text:span><text:span text:style-name="T27">.java</text:span></text:p>
              </table:table-cell>
            </table:table-row>
            <table:table-row table:style-name="ro1" table:default-cell-style-name="ce6">
              <table:table-cell table:style-name="ce3">
                <text:p text:style-name="P24"><text:span text:style-name="T21">Attributes</text:span></text:p>
              </table:table-cell>
              <table:table-cell>
                <text:p text:style-name="P24"><text:span text:style-name="T28">Yes</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Methods</text:span></text:p>
              </table:table-cell>
              <table:table-cell table:style-name="ce7">
                <text:p text:style-name="P24"><text:span text:style-name="T29">No</text:span></text:p>
              </table:table-cell>
              <table:table-cell>
                <text:p text:style-name="P24"><text:span text:style-name="T28">Yes</text:span></text:p>
              </table:table-cell>
              <table:table-cell>
                <text:p text:style-name="P24"><text:span text:style-name="T28">Yes</text:span></text:p>
              </table:table-cell>
            </table:table-row>
            <table:table-row table:style-name="ro1" table:default-cell-style-name="ce6">
              <table:table-cell table:style-name="ce3">
                <text:p text:style-name="P24"><text:span text:style-name="T21">Access control</text:span></text:p>
              </table:table-cell>
              <table:table-cell table:style-name="ce7">
                <text:p text:style-name="P24"><text:span text:style-name="T29">all public</text:span></text:p>
              </table:table-cell>
              <table:table-cell>
                <text:p text:style-name="P24"><text:span text:style-name="T28">public or private</text:span></text:p>
              </table:table-cell>
              <table:table-cell>
                <text:p text:style-name="P24"><text:span text:style-name="T28">public or private</text:span></text:p>
              </table:table-cell>
            </table:table-row>
            <table:table-row table:style-name="ro1" table:default-cell-style-name="ce6">
              <table:table-cell table:style-name="ce3">
                <text:p text:style-name="P24"><text:span text:style-name="T21">Memory</text:span></text:p>
              </table:table-cell>
              <table:table-cell>
                <text:p text:style-name="P24"><text:span text:style-name="T28">stack</text:span></text:p>
              </table:table-cell>
              <table:table-cell>
                <text:p text:style-name="P24"><text:span text:style-name="T28">stack</text:span></text:p>
              </table:table-cell>
              <table:table-cell table:style-name="ce7">
                <text:p text:style-name="P24"><text:span text:style-name="T29">heap</text:span></text:p>
              </table:table-cell>
            </table:table-row>
            <table:table-row table:style-name="ro1" table:default-cell-style-name="ce7">
              <table:table-cell table:style-name="ce3">
                <text:p text:style-name="P24"><text:span text:style-name="T21">Operators</text:span></text:p>
              </table:table-cell>
              <table:table-cell>
                <text:p text:style-name="P24"><text:span text:style-name="T29">No</text:span></text:p>
              </table:table-cell>
              <table:table-cell table:style-name="ce6">
                <text:p text:style-name="P24"><text:span text:style-name="T28">Yes</text:span></text:p>
              </table:table-cell>
              <table:table-cell>
                <text:p text:style-name="P24"><text:span text:style-name="T29">No</text:span></text:p>
              </table:table-cell>
            </table:table-row>
            <table:table-row table:style-name="ro1" table:default-cell-style-name="ce7">
              <table:table-cell table:style-name="ce3"/>
              <table:table-cell/>
              <table:table-cell table:style-name="ce6"/>
              <table:table-cell/>
            </table:table-row>
          </table:table>
          <draw:image xlink:href="Pictures/TablePreview1.svm" xlink:type="simple" xlink:show="embed" xlink:actuate="onLoad"/>
        </draw:frame>
        <anim:par presentation:node-type="timing-root">
          <anim:par smil:begin="id14.begin">
            <anim:transitionFilter smil:dur="1s" smil:type="slideWipe" smil:subtype="fromTop" smil:direction="reverse"/>
          </anim:par>
          <anim:seq smil:dur="0s" presentation:node-type="main-sequence"/>
        </anim:par>
        <presentation:notes draw:style-name="dp4">
          <draw:page-thumbnail draw:style-name="gr7" draw:layer="layout" svg:width="14.212cm" svg:height="10.659cm" svg:x="2.753cm" svg:y="2.16cm" draw:page-number="4" presentation:class="page"/>
          <draw:frame presentation:style-name="pr8" draw:text-style-name="P21" draw:layer="layout" svg:width="15.775cm" svg:height="12.792cm" svg:x="1.972cm" svg:y="13.503cm" presentation:class="notes" presentation:placeholder="true">
            <draw:text-box/>
          </draw:frame>
        </presentation:notes>
      </draw:page>
      <draw:page draw:name="structs and classes" draw:style-name="dp1" draw:master-page-name="כותרת_20_ותוכן" presentation:presentation-page-layout-name="AL2T11" xml:id="id15" draw:id="id15">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ext:span><text:span text:style-name="T4">t</text:span><text:span text:style-name="T4">r</text:span><text:span text:style-name="T4">u</text:span><text:span text:style-name="T4">c</text:span><text:span text:style-name="T4">t</text:span><text:span text:style-name="T4">s</text:span><text:span text:style-name="T4"> </text:span><text:span text:style-name="T4">a</text:span><text:span text:style-name="T4">n</text:span><text:span text:style-name="T4">d</text:span><text:span text:style-name="T4"> </text:span><text:span text:style-name="T4">c</text:span><text:span text:style-name="T4">l</text:span><text:span text:style-name="T4">a</text:span><text:span text:style-name="T4">s</text:span><text:span text:style-name="T4">s</text:span><text:span text:style-name="T4">e</text:span><text:span text:style-name="T4">s</text:span></text:p>
          </draw:text-box>
        </draw:frame>
        <draw:frame draw:name="מציין מיקום של מספר שקופית 2"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7" draw:text-style-name="P27" draw:layer="layout" svg:width="23.706cm" svg:height="15.874cm" svg:x="0.847cm" svg:y="2.54cm" presentation:class="outline" presentation:user-transformed="true">
          <draw:text-box>
            <text:p text:style-name="P25"><text:span text:style-name="T30">Where did </text:span><text:span text:style-name="T31">struct</text:span><text:span text:style-name="T30">s go? </text:span></text:p>
            <text:list text:style-name="L5">
              <text:list-item>
                <text:list>
                  <text:list-item>
                    <text:p text:style-name="P26"><text:span text:style-name="T32">In C++ </text:span><text:span text:style-name="T33">class</text:span><text:span text:style-name="T34">==</text:span><text:span text:style-name="T33">struct</text:span><text:span text:style-name="T32">, except that by default </text:span><text:span text:style-name="T33">struct </text:span><text:span text:style-name="T32">members are </text:span><text:span text:style-name="T35">public</text:span><text:span text:style-name="T32"> and </text:span><text:span text:style-name="T33">class </text:span><text:span text:style-name="T32">members </text:span><text:span text:style-name="T32">are </text:span><text:span text:style-name="T35">private</text:span><text:span text:style-name="T32">:</text:span></text:p>
                  </text:list-item>
                </text:list>
              </text:list-item>
            </text:list>
          </draw:text-box>
        </draw:frame>
        <draw:custom-shape draw:name="Rectangle 3" draw:style-name="gr8" draw:text-style-name="P29" draw:layer="layout" svg:width="11.641cm" svg:height="10.159cm" svg:x="0.635cm" svg:y="8.043cm">
          <text:p text:style-name="P28"><text:span text:style-name="T31">struct</text:span><text:span text:style-name="T36"> </text:span><text:span text:style-name="T36">MyStruct </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8"><text:span text:style-name="T37">class </text:span><text:span text:style-name="T38">MyClass </text:span><text:span text:style-name="T38"><text:line-break/></text:span><text:span text:style-name="T38">{ </text:span><text:span text:style-name="T38"><text:line-break/></text:span><text:span text:style-name="T38">   </text:span><text:span text:style-name="T37">int</text:span><text:span text:style-name="T38"> x;</text:span><text:span text:style-name="T38"><text:line-break/></text:span><text:span text:style-name="T3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29" draw:layer="layout" svg:width="12.487cm" svg:height="10.159cm" svg:x="12.277cm" svg:y="7.62cm">
          <text:p text:style-name="P28"><text:span text:style-name="T31">int</text:span><text:span text:style-name="T36"> main() </text:span><text:span text:style-name="T36"><text:line-break/></text:span><text:span text:style-name="T36">{ </text:span><text:span text:style-name="T36"><text:line-break/></text:span><text:span text:style-name="T36">  </text:span><text:span text:style-name="T38"> </text:span><text:span text:style-name="T38">MyStruct </text:span><text:span text:style-name="T38">s; </text:span><text:span text:style-name="T38"><text:line-break/></text:span><text:span text:style-name="T39"> <text:s text:c="2"/></text:span><text:span text:style-name="T38">s.x = </text:span><text:span text:style-name="T40">1</text:span><text:span text:style-name="T38">; </text:span><text:span text:style-name="T39">// ok</text:span><text:span text:style-name="T38"> </text:span><text:span text:style-name="T38"><text:line-break/></text:span><text:span text:style-name="T38">   MyClass </text:span><text:span text:style-name="T38">c; </text:span><text:span text:style-name="T38"><text:line-break/></text:span><text:span text:style-name="T41"> <text:s text:c="2"/>c.x = </text:span><text:span text:style-name="T41">1; // </text:span><text:span text:style-name="T41">error</text:span><text:span text:style-name="T38"> </text:span><text:span text:style-name="T38"><text:line-break/></text:span><text:span text:style-name="T38">} </text:span><text:span text:style-name="T38"><text:line-break/></text:span><text:span text:style-name="T38"><text:line-break/></text:span><text:span text:style-name="T38"/></text:p>
          <text:p text:style-name="P28"><text:span text:style-name="T38"><text:line-break/></text:span><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1s" smil:type="fade" smil:subtype="crossfade"/>
          </anim:par>
          <anim:seq smil:dur="0s" presentation:node-type="main-sequence"/>
        </anim:par>
        <presentation:notes draw:style-name="dp2">
          <office:forms form:automatic-focus="false" form:apply-design-mode="false"/>
          <draw:page-thumbnail draw:name="מציין מיקום של תמונת שקופית 1" draw:style-name="gr7" draw:layer="layout" svg:width="14.216cm" svg:height="10.662cm" svg:x="2.752cm" svg:y="2.134cm" draw:page-number="5"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1"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page6" draw:style-name="dp1" draw:master-page-name="כותרת_20_ותוכן" presentation:presentation-page-layout-name="AL2T11" xml:id="id16" draw:id="id16">
        <office:forms form:automatic-focus="false" form:apply-design-mode="false"/>
        <draw:frame draw:name="כותרת 1" presentation:style-name="pr9" draw:text-style-name="P2" draw:layer="layout" svg:width="23.706cm" svg:height="1.776cm" svg:x="0.847cm" svg:y="0.763cm" presentation:class="title" presentation:user-transformed="true">
          <draw:text-box>
            <text:p text:style-name="P9"><text:span text:style-name="T4">s</text:span><text:span text:style-name="T4">t</text:span><text:span text:style-name="T4">r</text:span><text:span text:style-name="T4">u</text:span><text:span text:style-name="T4">c</text:span><text:span text:style-name="T4">t</text:span><text:span text:style-name="T4">s</text:span><text:span text:style-name="T4"> </text:span><text:span text:style-name="T4">&amp;</text:span><text:span text:style-name="T4"> </text:span><text:span text:style-name="T4">c</text:span><text:span text:style-name="T4">l</text:span><text:span text:style-name="T4">a</text:span><text:span text:style-name="T4">s</text:span><text:span text:style-name="T4">s</text:span><text:span text:style-name="T4">e</text:span><text:span text:style-name="T4">s</text:span><text:span text:style-name="T4"> </text:span><text:span text:style-name="T43">(</text:span><text:span text:style-name="T43">f</text:span><text:span text:style-name="T43">o</text:span><text:span text:style-name="T43">l</text:span><text:span text:style-name="T43">d</text:span><text:span text:style-name="T43">e</text:span><text:span text:style-name="T43">r </text:span><text:span text:style-name="T43">1</text:span><text:span text:style-name="T43">)</text:span></text:p>
          </draw:text-box>
        </draw:frame>
        <draw:frame draw:name="מציין מיקום של מספר שקופית 2"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5" presentation:style-name="pr12" draw:text-style-name="P33" draw:layer="layout" svg:width="10.075cm" svg:height="15.874cm" svg:x="0.847cm" svg:y="2.54cm" presentation:class="outline" presentation:user-transformed="true">
          <draw:text-box>
            <text:p text:style-name="P25"><text:span text:style-name="T30">All of these are the same:</text:span></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int</text:span><text:span text:style-name="T36"> x;</text:span><text:span text:style-name="T36"><text:line-break/></text:span><text:span text:style-name="T36">};</text:span></text:p>
            <text:p text:style-name="P25"><text:span text:style-name="T31"/></text:p>
            <text:p text:style-name="P25"><text:span text:style-name="T31">struct</text:span><text:span text:style-name="T36"> 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ublic:</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draw:frame draw:name="מציין מיקום תוכן 5" presentation:style-name="pr13" draw:text-style-name="P33" draw:layer="layout" svg:width="12.954cm" svg:height="15.874cm" svg:x="11.684cm" svg:y="2.54cm" presentation:class="outline" presentation:user-transformed="true">
          <draw:text-box>
            <text:p text:style-name="P25"><text:span text:style-name="T30">All of these are the same (and useless):</text:span></text:p>
            <text:p text:style-name="P25"><text:span text:style-name="T31">class </text:span><text:span text:style-name="T36">A</text:span><text:span text:style-name="T36"><text:line-break/></text:span><text:span text:style-name="T36">{ </text:span></text:p>
            <text:p text:style-name="P25"><text:span text:style-name="T36"><text:s text:c="3"/></text:span><text:span text:style-name="T31">int</text:span><text:span text:style-name="T36"> x;</text:span><text:span text:style-name="T36"><text:line-break/></text:span><text:span text:style-name="T36">};</text:span></text:p>
            <text:p text:style-name="P25"><text:span text:style-name="T31"/></text:p>
            <text:p text:style-name="P25"><text:span text:style-name="T31">class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1">struct </text:span><text:span text:style-name="T36">A</text:span><text:span text:style-name="T36"><text:line-break/></text:span><text:span text:style-name="T36">{ </text:span><text:span text:style-name="T36"><text:line-break/></text:span><text:span text:style-name="T36">   </text:span><text:span text:style-name="T31">private:</text:span></text:p>
            <text:p text:style-name="P25"><text:span text:style-name="T31"><text:s text:c="3"/></text:span><text:span text:style-name="T31">int</text:span><text:span text:style-name="T36"> x;</text:span><text:span text:style-name="T36"><text:line-break/></text:span><text:span text:style-name="T36">};</text:span></text:p>
            <text:p text:style-name="P25"><text:span text:style-name="T36"/></text:p>
            <text:p text:style-name="P25"><text:span text:style-name="T30"/></text:p>
            <text:p text:style-name="P25"><text:span text:style-name="T30"/></text:p>
          </draw:text-box>
        </draw:frame>
        <anim:par presentation:node-type="timing-root">
          <anim:par smil:begin="id16.begin">
            <anim:transitionFilter smil:dur="1s" smil:type="fade" smil:subtype="crossfade"/>
          </anim:par>
          <anim:seq smil:dur="0s" presentation:node-type="main-sequence"/>
        </anim:par>
        <presentation:notes draw:style-name="dp2">
          <office:forms form:automatic-focus="false" form:apply-design-mode="false"/>
          <draw:page-thumbnail draw:name="מציין מיקום של תמונת שקופית 1" draw:style-name="gr7" draw:layer="layout" svg:width="14.216cm" svg:height="10.662cm" svg:x="2.752cm" svg:y="2.134cm" draw:page-number="6"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page7" draw:style-name="dp1" draw:master-page-name="כותרת_20_ותוכן" presentation:presentation-page-layout-name="AL2T11" xml:id="id17" draw:id="id17">
        <office:forms form:automatic-focus="false" form:apply-design-mode="fals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6" draw:layer="layout" svg:width="7.62cm" svg:height="9.652cm" svg:x="0.508cm" svg:y="3.374cm" presentation:class="outline" presentation:user-transformed="true">
          <draw:text-box>
            <text:p text:style-name="P35"><text:span text:style-name="T44">struct</text:span><text:span text:style-name="T45"> Cplx { </text:span></text:p>
            <text:p text:style-name="P35"><text:span text:style-name="T45"><text:s/></text:span><text:span text:style-name="T44">double</text:span><text:span text:style-name="T45"> re, im;</text:span><text:span text:style-name="T45"><text:line-break/></text:span><text:span text:style-name="T45">}; </text:span></text:p>
            <text:p text:style-name="P35"><text:span text:style-name="T45"/></text:p>
            <text:p text:style-name="P35"><text:span text:style-name="T45">Cplx sumCplx(</text:span><text:span text:style-name="T45"><text:line-break/></text:span><text:span text:style-name="T45">Cplx a, Cplx b) {…}</text:span><text:span text:style-name="T45"><text:line-break/></text:span><text:span text:style-name="T45"/></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p>
              </table:table-cell>
              <table:table-cell>
                <text:p text:style-name="P24"><text:span text:style-name="T20">Java</text:span></text:p>
              </table:table-cell>
            </table:table-row>
          </table:table>
          <draw:image xlink:href="Pictures/TablePreview2.svm" xlink:type="simple" xlink:show="embed" xlink:actuate="onLoad"/>
        </draw:frame>
        <draw:frame draw:name="Rectangle 3" presentation:style-name="pr14" draw:text-style-name="P36" draw:layer="layout" svg:width="8.382cm" svg:height="12.446cm" svg:x="16.256cm" svg:y="3.302cm" presentation:class="outline" presentation:user-transformed="true">
          <draw:text-box>
            <text:p text:style-name="P35"><text:span text:style-name="T44">class </text:span><text:span text:style-name="T45">Cplx { </text:span></text:p>
            <text:p text:style-name="P35"><text:span text:style-name="T45"><text:s/></text:span><text:span text:style-name="T44">private double <text:s text:c="5"/></text:span><text:span text:style-name="T45">re, im;</text:span></text:p>
            <text:p text:style-name="P35"><text:span text:style-name="T45"><text:s/></text:span><text:span text:style-name="T44">public </text:span><text:span text:style-name="T45">Cplx sum</text:span></text:p>
            <text:p text:style-name="P35"><text:span text:style-name="T45"><text:s text:c="4"/></text:span><text:span text:style-name="T45">(Cplx b) {…}</text:span></text:p>
            <text:p text:style-name="P35"><text:span text:style-name="T45"><text:s/></text:span><text:span text:style-name="T44">public </text:span><text:span text:style-name="T45">Cplx </text:span><text:span text:style-name="T45"><text:line-break/></text:span><text:span text:style-name="T45"> (</text:span><text:span text:style-name="T44">double </text:span><text:span text:style-name="T45">re,</text:span><text:span text:style-name="T45"><text:line-break/></text:span><text:span text:style-name="T45"> <text:s/></text:span><text:span text:style-name="T44">double </text:span><text:span text:style-name="T45">im) {…}</text:span><text:span text:style-name="T45"><text:line-break/></text:span><text:span text:style-name="T45">}; </text:span></text:p>
          </draw:text-box>
        </draw:frame>
        <draw:frame draw:name="Rectangle 3" presentation:style-name="pr14" draw:text-style-name="P36" draw:layer="layout" svg:width="8.128cm" svg:height="14.732cm" svg:x="8.128cm" svg:y="3.302cm" presentation:class="outline" presentation:user-transformed="true">
          <draw:text-box>
            <text:p text:style-name="P35"><text:span text:style-name="T44">class </text:span><text:span text:style-name="T45">Cplx { </text:span></text:p>
            <text:p text:style-name="P35"><text:span text:style-name="T44"><text:s text:c="2"/></text:span><text:span text:style-name="T44">double </text:span><text:span text:style-name="T45">re, im;</text:span></text:p>
            <text:p text:style-name="P35"><text:span text:style-name="T44">public:</text:span></text:p>
            <text:p text:style-name="P35"><text:span text:style-name="T44"><text:s/></text:span><text:span text:style-name="T45">Cplx sum</text:span></text:p>
            <text:p text:style-name="P35"><text:span text:style-name="T45"><text:s text:c="2"/></text:span><text:span text:style-name="T45">(Cplx b) {…}</text:span></text:p>
            <text:p text:style-name="P35"><text:span text:style-name="T45"><text:s/></text:span><text:span text:style-name="T45">Cplx</text:span><text:span text:style-name="T45"><text:line-break/></text:span><text:span text:style-name="T45"> <text:s/>(</text:span><text:span text:style-name="T44">double </text:span><text:span text:style-name="T45">re,</text:span><text:span text:style-name="T45"><text:line-break/></text:span><text:span text:style-name="T45"> <text:s/></text:span><text:span text:style-name="T44">double </text:span><text:span text:style-name="T45">im</text:span><text:span text:style-name="T45">) {…}</text:span></text:p>
            <text:p text:style-name="P35"><text:span text:style-name="T45">};</text:span><text:span text:style-name="T45"><text:line-break/></text:span><text:span text:style-name="T45"/></text:p>
          </draw:text-box>
        </draw:frame>
        <anim:par presentation:node-type="timing-root">
          <anim:par smil:begin="id17.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7"><text:span text:style-name="T46">N</text:span><text:span text:style-name="T46">o</text:span><text:span text:style-name="T46">t</text:span><text:span text:style-name="T46">e</text:span><text:span text:style-name="T46">:</text:span><text:span text:style-name="T46"> </text:span><text:span text:style-name="T46">p</text:span><text:span text:style-name="T46">r</text:span><text:span text:style-name="T46">i</text:span><text:span text:style-name="T46">v</text:span><text:span text:style-name="T46">a</text:span><text:span text:style-name="T46">t</text:span><text:span text:style-name="T46">e</text:span><text:span text:style-name="T46"> </text:span><text:span text:style-name="T46">m</text:span><text:span text:style-name="T46">e</text:span><text:span text:style-name="T46">m</text:span><text:span text:style-name="T46">b</text:span><text:span text:style-name="T46">e</text:span><text:span text:style-name="T46">r</text:span><text:span text:style-name="T46">s</text:span><text:span text:style-name="T46"> </text:span><text:span text:style-name="T46">a</text:span><text:span text:style-name="T46">r</text:span><text:span text:style-name="T46">e</text:span><text:span text:style-name="T46"> </text:span><text:span text:style-name="T46">p</text:span><text:span text:style-name="T46">a</text:span><text:span text:style-name="T46">r</text:span><text:span text:style-name="T46">t</text:span><text:span text:style-name="T46"> </text:span><text:span text:style-name="T46">o</text:span><text:span text:style-name="T46">f</text:span><text:span text:style-name="T46"> </text:span><text:span text:style-name="T46">t</text:span><text:span text:style-name="T46">h</text:span><text:span text:style-name="T46">e</text:span><text:span text:style-name="T46"> </text:span><text:span text:style-name="T46">i</text:span><text:span text:style-name="T46">n</text:span><text:span text:style-name="T46">t</text:span><text:span text:style-name="T46">e</text:span><text:span text:style-name="T46">r</text:span><text:span text:style-name="T46">f</text:span><text:span text:style-name="T46">a</text:span><text:span text:style-name="T46">c</text:span><text:span text:style-name="T46">e</text:span><text:span text:style-name="T46"> </text:span><text:span text:style-name="T46">f</text:span><text:span text:style-name="T46">i</text:span><text:span text:style-name="T46">l</text:span><text:span text:style-name="T46">e</text:span><text:span text:style-name="T46"> </text:span><text:span text:style-name="T46">(</text:span><text:span text:style-name="T46">b</text:span><text:span text:style-name="T46">e</text:span><text:span text:style-name="T46">c</text:span><text:span text:style-name="T46">a</text:span><text:span text:style-name="T46">u</text:span><text:span text:style-name="T46">s</text:span><text:span text:style-name="T46">e</text:span><text:span text:style-name="T46"> </text:span><text:span text:style-name="T46">t</text:span><text:span text:style-name="T46">h</text:span><text:span text:style-name="T46">e</text:span><text:span text:style-name="T46">y</text:span><text:span text:style-name="T46"> </text:span><text:span text:style-name="T46">a</text:span><text:span text:style-name="T46">p</text:span><text:span text:style-name="T46">p</text:span><text:span text:style-name="T46">e</text:span><text:span text:style-name="T46">a</text:span><text:span text:style-name="T46">r</text:span><text:span text:style-name="T46"> </text:span><text:span text:style-name="T46">a</text:span><text:span text:style-name="T46">t</text:span><text:span text:style-name="T46"> </text:span><text:span text:style-name="T46">t</text:span><text:span text:style-name="T46">h</text:span><text:span text:style-name="T46">e</text:span><text:span text:style-name="T46"> </text:span><text:span text:style-name="T46">h</text:span><text:span text:style-name="T46"> </text:span><text:span text:style-name="T46">f</text:span><text:span text:style-name="T46">i</text:span><text:span text:style-name="T46">l</text:span><text:span text:style-name="T46">e</text:span><text:span text:style-name="T46">,</text:span><text:span text:style-name="T46"> </text:span><text:span text:style-name="T46">n</text:span><text:span text:style-name="T46">o</text:span><text:span text:style-name="T46">t</text:span><text:span text:style-name="T46"> </text:span><text:span text:style-name="T46">o</text:span><text:span text:style-name="T46">n</text:span><text:span text:style-name="T46"> </text:span><text:span text:style-name="T46">p</text:span><text:span text:style-name="T46">u</text:span><text:span text:style-name="T46">r</text:span><text:span text:style-name="T46">p</text:span><text:span text:style-name="T46">o</text:span><text:span text:style-name="T46">s</text:span><text:span text:style-name="T46">e</text:span><text:span text:style-name="T46">)</text:span><text:span text:style-name="T46"> </text:span></text:p>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page8" draw:style-name="dp1" draw:master-page-name="כותרת_20_ותוכן" presentation:presentation-page-layout-name="AL2T11" xml:id="id18" draw:id="id18">
        <office:forms form:automatic-focus="false" form:apply-design-mode="fals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4" draw:text-style-name="P36" draw:layer="layout" svg:width="7.62cm" svg:height="7.294cm" svg:x="0.508cm" svg:y="3.374cm" presentation:class="outline" presentation:user-transformed="true">
          <draw:text-box>
            <text:p text:style-name="P35"><text:span text:style-name="T44">int</text:span><text:span text:style-name="T45"> main() { </text:span></text:p>
            <text:p text:style-name="P35"><text:span text:style-name="T45"><text:s text:c="3"/></text:span><text:span text:style-name="T45">Cplx a;</text:span></text:p>
            <text:p text:style-name="P35"><text:span text:style-name="T45"><text:s text:c="3"/></text:span><text:span text:style-name="T45">a.re=5;</text:span></text:p>
            <text:p text:style-name="P35"><text:span text:style-name="T45"><text:s text:c="3"/></text:span><text:span text:style-name="T45">a.im=10;</text:span></text:p>
            <text:p text:style-name="P35"><text:span text:style-name="T45">}</text:span></text:p>
          </draw:text-box>
        </draw:frame>
        <draw:frame draw:style-name="standard" draw:layer="layout" svg:width="24.23cm" svg:height="2.038cm" svg:x="0.762cm" svg:y="0.379cm">
          <table:table table:template-name="default" table:use-first-row-styles="true" table:use-banding-rows-styles="true">
            <table:table-column table:style-name="co5"/>
            <table:table-column table:style-name="co6"/>
            <table:table-column table:style-name="co7"/>
            <table:table-row table:style-name="ro2" table:default-cell-style-name="ce2">
              <table:table-cell>
                <text:p text:style-name="P24"><text:span text:style-name="T20">C</text:span></text:p>
              </table:table-cell>
              <table:table-cell>
                <text:p text:style-name="P24"><text:span text:style-name="T20">C</text:span><text:span text:style-name="T20">+</text:span><text:span text:style-name="T20">+</text:span></text:p>
              </table:table-cell>
              <table:table-cell>
                <text:p text:style-name="P24"><text:span text:style-name="T20">J</text:span><text:span text:style-name="T20">a</text:span><text:span text:style-name="T20">v</text:span><text:span text:style-name="T20">a</text:span></text:p>
              </table:table-cell>
            </table:table-row>
          </table:table>
          <draw:image xlink:href="Pictures/TablePreview3.svm" xlink:type="simple" xlink:show="embed" xlink:actuate="onLoad"/>
        </draw:frame>
        <draw:frame draw:name="Rectangle 3" presentation:style-name="pr14" draw:text-style-name="P36" draw:layer="layout" svg:width="8.382cm" svg:height="6.858cm" svg:x="16.256cm" svg:y="3.302cm" presentation:class="outline" presentation:user-transformed="true">
          <draw:text-box>
            <text:p text:style-name="P35"><text:span text:style-name="T44">void</text:span><text:span text:style-name="T45"> main(…) { </text:span></text:p>
            <text:p text:style-name="P35"><text:span text:style-name="T45"><text:s text:c="3"/></text:span><text:span text:style-name="T45">Cplx a = </text:span><text:span text:style-name="T45"><text:line-break/></text:span><text:span text:style-name="T45"> <text:s text:c="2"/></text:span><text:span text:style-name="T44">new</text:span><text:span text:style-name="T44"><text:line-break/></text:span><text:span text:style-name="T44"> <text:s text:c="4"/></text:span><text:span text:style-name="T45">Cplx(5,10);</text:span></text:p>
            <text:p text:style-name="P35"><text:span text:style-name="T45">}</text:span></text:p>
          </draw:text-box>
        </draw:frame>
        <draw:frame draw:name="Rectangle 3" presentation:style-name="pr14" draw:text-style-name="P36" draw:layer="layout" svg:width="8.128cm" svg:height="4.318cm" svg:x="8.128cm" svg:y="3.302cm" presentation:class="outline" presentation:user-transformed="true">
          <draw:text-box>
            <text:p text:style-name="P35"><text:span text:style-name="T44">int</text:span><text:span text:style-name="T45"> main() { </text:span></text:p>
            <text:p text:style-name="P35"><text:span text:style-name="T45"><text:s text:c="3"/></text:span><text:span text:style-name="T45">Cplx a(5,10);</text:span></text:p>
            <text:p text:style-name="P35"><text:span text:style-name="T45">}</text:span></text:p>
          </draw:text-box>
        </draw:frame>
        <anim:par presentation:node-type="timing-root">
          <anim:par smil:begin="id18.begin">
            <anim:transitionFilter smil:dur="1s" smil:type="fade" smil:subtype="crossfade"/>
          </anim:par>
          <anim:seq smil:dur="0s" presentation:node-type="main-sequence"/>
        </anim:par>
        <presentation:notes draw:style-name="dp2">
          <office:forms form:automatic-focus="false" form:apply-design-mode="false"/>
          <draw:page-thumbnail draw:name="מציין מיקום של תמונת שקופית 1" draw:style-name="gr7" draw:layer="layout" svg:width="14.216cm" svg:height="10.662cm" svg:x="2.752cm" svg:y="2.134cm" draw:page-number="8"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7"><text:span text:style-name="T46">N</text:span><text:span text:style-name="T46">o</text:span><text:span text:style-name="T46">t</text:span><text:span text:style-name="T46">e</text:span><text:span text:style-name="T46">:</text:span><text:span text:style-name="T46"> </text:span><text:span text:style-name="T46">p</text:span><text:span text:style-name="T46">r</text:span><text:span text:style-name="T46">i</text:span><text:span text:style-name="T46">v</text:span><text:span text:style-name="T46">a</text:span><text:span text:style-name="T46">t</text:span><text:span text:style-name="T46">e</text:span><text:span text:style-name="T46"> </text:span><text:span text:style-name="T46">m</text:span><text:span text:style-name="T46">e</text:span><text:span text:style-name="T46">m</text:span><text:span text:style-name="T46">b</text:span><text:span text:style-name="T46">e</text:span><text:span text:style-name="T46">r</text:span><text:span text:style-name="T46">s</text:span><text:span text:style-name="T46"> </text:span><text:span text:style-name="T46">a</text:span><text:span text:style-name="T46">r</text:span><text:span text:style-name="T46">e</text:span><text:span text:style-name="T46"> </text:span><text:span text:style-name="T46">p</text:span><text:span text:style-name="T46">a</text:span><text:span text:style-name="T46">r</text:span><text:span text:style-name="T46">t</text:span><text:span text:style-name="T46"> </text:span><text:span text:style-name="T46">o</text:span><text:span text:style-name="T46">f</text:span><text:span text:style-name="T46"> </text:span><text:span text:style-name="T46">t</text:span><text:span text:style-name="T46">h</text:span><text:span text:style-name="T46">e</text:span><text:span text:style-name="T46"> </text:span><text:span text:style-name="T46">i</text:span><text:span text:style-name="T46">n</text:span><text:span text:style-name="T46">t</text:span><text:span text:style-name="T46">e</text:span><text:span text:style-name="T46">r</text:span><text:span text:style-name="T46">f</text:span><text:span text:style-name="T46">a</text:span><text:span text:style-name="T46">c</text:span><text:span text:style-name="T46">e</text:span><text:span text:style-name="T46"> </text:span><text:span text:style-name="T46">f</text:span><text:span text:style-name="T46">i</text:span><text:span text:style-name="T46">l</text:span><text:span text:style-name="T46">e</text:span><text:span text:style-name="T46"> </text:span><text:span text:style-name="T46">(</text:span><text:span text:style-name="T46">b</text:span><text:span text:style-name="T46">e</text:span><text:span text:style-name="T46">c</text:span><text:span text:style-name="T46">a</text:span><text:span text:style-name="T46">u</text:span><text:span text:style-name="T46">s</text:span><text:span text:style-name="T46">e</text:span><text:span text:style-name="T46"> </text:span><text:span text:style-name="T46">t</text:span><text:span text:style-name="T46">h</text:span><text:span text:style-name="T46">e</text:span><text:span text:style-name="T46">y</text:span><text:span text:style-name="T46"> </text:span><text:span text:style-name="T46">a</text:span><text:span text:style-name="T46">p</text:span><text:span text:style-name="T46">p</text:span><text:span text:style-name="T46">e</text:span><text:span text:style-name="T46">a</text:span><text:span text:style-name="T46">r</text:span><text:span text:style-name="T46"> </text:span><text:span text:style-name="T46">a</text:span><text:span text:style-name="T46">t</text:span><text:span text:style-name="T46"> </text:span><text:span text:style-name="T46">t</text:span><text:span text:style-name="T46">h</text:span><text:span text:style-name="T46">e</text:span><text:span text:style-name="T46"> </text:span><text:span text:style-name="T46">h</text:span><text:span text:style-name="T46"> </text:span><text:span text:style-name="T46">f</text:span><text:span text:style-name="T46">i</text:span><text:span text:style-name="T46">l</text:span><text:span text:style-name="T46">e</text:span><text:span text:style-name="T46">,</text:span><text:span text:style-name="T46"> </text:span><text:span text:style-name="T46">n</text:span><text:span text:style-name="T46">o</text:span><text:span text:style-name="T46">t</text:span><text:span text:style-name="T46"> </text:span><text:span text:style-name="T46">o</text:span><text:span text:style-name="T46">n</text:span><text:span text:style-name="T46"> </text:span><text:span text:style-name="T46">p</text:span><text:span text:style-name="T46">u</text:span><text:span text:style-name="T46">r</text:span><text:span text:style-name="T46">p</text:span><text:span text:style-name="T46">o</text:span><text:span text:style-name="T46">s</text:span><text:span text:style-name="T46">e</text:span><text:span text:style-name="T46">)</text:span><text:span text:style-name="T46"> </text:span></text:p>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page9" draw:style-name="dp1" draw:master-page-name="כותרת_20_ותוכן" presentation:presentation-page-layout-name="AL2T11" xml:id="id19" draw:id="id19">
        <office:forms form:automatic-focus="false" form:apply-design-mode="fals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standard" draw:layer="layout" svg:width="23.788cm" svg:height="16.024cm" svg:x="1.089cm" svg:y="0.993cm">
          <table:table table:template-name="default" table:use-first-row-styles="true" table:use-banding-rows-styles="true">
            <table:table-column table:style-name="co8"/>
            <table:table-column table:style-name="co8"/>
            <table:table-column table:style-name="co9"/>
            <table:table-row table:style-name="ro3" table:default-cell-style-name="ce2">
              <table:table-cell/>
              <table:table-cell>
                <text:p text:style-name="P24"><text:span text:style-name="T20">C, C++</text:span></text:p>
              </table:table-cell>
              <table:table-cell>
                <text:p text:style-name="P24"><text:span text:style-name="T20">Java</text:span></text:p>
              </table:table-cell>
            </table:table-row>
            <table:table-row table:style-name="ro4" table:default-cell-style-name="ce2">
              <table:table-cell table:style-name="ce8">
                <text:p text:style-name="P24"><text:span text:style-name="T47">Stack:</text:span></text:p>
              </table:table-cell>
              <table:table-cell/>
              <table:table-cell/>
            </table:table-row>
            <table:table-row table:style-name="ro5" table:default-cell-style-name="ce2">
              <table:table-cell table:style-name="ce8">
                <text:p text:style-name="P24"><text:span text:style-name="T47">Heap:</text:span></text:p>
              </table:table-cell>
              <table:table-cell/>
              <table:table-cell>
                <text:p text:style-name="P24"><text:span text:style-name="T20">`</text:span></text:p>
              </table:table-cell>
            </table:table-row>
          </table:table>
          <draw:image xlink:href="Pictures/TablePreview4.svm" xlink:type="simple" xlink:show="embed" xlink:actuate="onLoad"/>
        </draw:frame>
        <draw:frame draw:name="Rectangle 3" presentation:style-name="pr14" draw:text-style-name="P36" draw:layer="layout" svg:width="23.876cm" svg:height="1.27cm" svg:x="0.846cm" svg:y="17.018cm" presentation:class="outline" presentation:user-transformed="true">
          <draw:text-box>
            <text:p text:style-name="P35"><text:span text:style-name="T44">int </text:span><text:span text:style-name="T45">main () { <text:s/>Cplx a, b, c; <text:s/>}; </text:span></text:p>
          </draw:text-box>
        </draw:frame>
        <draw:frame draw:style-name="standard" draw:layer="layout" svg:width="3.85cm" svg:height="6.287cm" svg:x="11.192cm" svg:y="3.557cm">
          <table:table table:template-name="yellow" table:use-banding-rows-styles="true">
            <table:table-column table:style-name="co10"/>
            <table:table-row table:style-name="ro6">
              <table:table-cell table:style-name="ce9">
                <text:p text:style-name="P24"><text:span text:style-name="T48">a.re</text:span></text:p>
              </table:table-cell>
            </table:table-row>
            <table:table-row table:style-name="ro6">
              <table:table-cell table:style-name="ce9">
                <text:p text:style-name="P24"><text:span text:style-name="T48">a.im</text:span></text:p>
              </table:table-cell>
            </table:table-row>
            <table:table-row table:style-name="ro6">
              <table:table-cell table:style-name="ce9">
                <text:p text:style-name="P24"><text:span text:style-name="T48">b.re</text:span></text:p>
              </table:table-cell>
            </table:table-row>
            <table:table-row table:style-name="ro6">
              <table:table-cell table:style-name="ce9">
                <text:p text:style-name="P24"><text:span text:style-name="T48">b.im</text:span></text:p>
              </table:table-cell>
            </table:table-row>
            <table:table-row table:style-name="ro6">
              <table:table-cell table:style-name="ce9">
                <text:p text:style-name="P24"><text:span text:style-name="T48">c.re</text:span></text:p>
              </table:table-cell>
            </table:table-row>
            <table:table-row table:style-name="ro6">
              <table:table-cell table:style-name="ce9">
                <text:p text:style-name="P24"><text:span text:style-name="T48">c.im</text:span></text:p>
              </table:table-cell>
            </table:table-row>
          </table:table>
          <draw:image xlink:href="Pictures/TablePreview5.svm" xlink:type="simple" xlink:show="embed" xlink:actuate="onLoad"/>
        </draw:frame>
        <draw:frame draw:style-name="standard" draw:layer="layout" svg:width="1.02cm" svg:height="3.145cm" svg:x="19.718cm" svg:y="4.712cm">
          <table:table table:template-name="orange">
            <table:table-column table:style-name="co11"/>
            <table:table-row table:style-name="ro6">
              <table:table-cell table:style-name="ce10">
                <text:p><text:span text:style-name="T48">a</text:span></text:p>
              </table:table-cell>
            </table:table-row>
            <table:table-row table:style-name="ro6">
              <table:table-cell table:style-name="ce10">
                <text:p><text:span text:style-name="T48">b</text:span></text:p>
              </table:table-cell>
            </table:table-row>
            <table:table-row table:style-name="ro7">
              <table:table-cell table:style-name="ce10">
                <text:p><text:span text:style-name="T48">c</text:span></text:p>
              </table:table-cell>
            </table:table-row>
          </table:table>
          <draw:image xlink:href="Pictures/TablePreview6.svm" xlink:type="simple" xlink:show="embed" xlink:actuate="onLoad"/>
        </draw:frame>
        <draw:frame draw:style-name="standard" draw:layer="layout" svg:width="2.029cm" svg:height="2.097cm" svg:x="20.917cm" svg:y="14.673cm">
          <table:table table:template-name="yellow" table:use-banding-rows-styles="true">
            <table:table-column table:style-name="co12"/>
            <table:table-row table:style-name="ro8">
              <table:table-cell table:style-name="ce10">
                <text:p><text:span text:style-name="T48">a.re</text:span></text:p>
              </table:table-cell>
            </table:table-row>
            <table:table-row table:style-name="ro8">
              <table:table-cell table:style-name="ce10">
                <text:p><text:span text:style-name="T48">a.im</text:span></text:p>
              </table:table-cell>
            </table:table-row>
          </table:table>
          <draw:image xlink:href="Pictures/TablePreview7.svm" xlink:type="simple" xlink:show="embed" xlink:actuate="onLoad"/>
        </draw:frame>
        <draw:frame draw:style-name="standard" draw:layer="layout" svg:width="2.062cm" svg:height="2.097cm" svg:x="16.894cm" svg:y="12cm">
          <table:table table:template-name="yellow" table:use-banding-rows-styles="true">
            <table:table-column table:style-name="co13"/>
            <table:table-row table:style-name="ro8">
              <table:table-cell table:style-name="ce10">
                <text:p><text:span text:style-name="T48">b.re</text:span></text:p>
              </table:table-cell>
            </table:table-row>
            <table:table-row table:style-name="ro8">
              <table:table-cell table:style-name="ce10">
                <text:p><text:span text:style-name="T48">b.im</text:span></text:p>
              </table:table-cell>
            </table:table-row>
          </table:table>
          <draw:image xlink:href="Pictures/TablePreview8.svm" xlink:type="simple" xlink:show="embed" xlink:actuate="onLoad"/>
        </draw:frame>
        <draw:frame draw:style-name="standard" draw:layer="layout" svg:width="1.99cm" svg:height="2.097cm" svg:x="19.331cm" svg:y="10.252cm">
          <table:table table:template-name="yellow" table:use-banding-rows-styles="true">
            <table:table-column table:style-name="co14"/>
            <table:table-row table:style-name="ro8">
              <table:table-cell table:style-name="ce10">
                <text:p><text:span text:style-name="T48">c.re</text:span></text:p>
              </table:table-cell>
            </table:table-row>
            <table:table-row table:style-name="ro8">
              <table:table-cell table:style-name="ce10">
                <text:p><text:span text:style-name="T48">c.im</text:span></text:p>
              </table:table-cell>
            </table:table-row>
          </table:table>
          <draw:image xlink:href="Pictures/TablePreview9.svm" xlink:type="simple" xlink:show="embed" xlink:actuate="onLoad"/>
        </draw:frame>
        <draw:line draw:style-name="gr10" draw:text-style-name="P24" draw:layer="layout" svg:x1="20.739cm" svg:y1="5.334cm" svg:x2="22.352cm" svg:y2="14.698cm">
          <text:p/>
        </draw:line>
        <draw:line draw:style-name="gr10" draw:text-style-name="P24" draw:layer="layout" svg:x1="20.32cm" svg:y1="7.857cm" svg:x2="20.32cm" svg:y2="10.252cm">
          <text:p/>
        </draw:line>
        <draw:line draw:style-name="gr10" draw:text-style-name="P24" draw:layer="layout" svg:x1="19.718cm" svg:y1="6.096cm" svg:x2="17.272cm" svg:y2="11.938cm">
          <text:p/>
        </draw:line>
        <anim:par presentation:node-type="timing-root">
          <anim:par smil:begin="id19.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7"><text:span text:style-name="T46">N</text:span><text:span text:style-name="T46">o</text:span><text:span text:style-name="T46">t</text:span><text:span text:style-name="T46">e</text:span><text:span text:style-name="T46">:</text:span><text:span text:style-name="T46"> </text:span><text:span text:style-name="T46">p</text:span><text:span text:style-name="T46">r</text:span><text:span text:style-name="T46">i</text:span><text:span text:style-name="T46">v</text:span><text:span text:style-name="T46">a</text:span><text:span text:style-name="T46">t</text:span><text:span text:style-name="T46">e</text:span><text:span text:style-name="T46"> </text:span><text:span text:style-name="T46">m</text:span><text:span text:style-name="T46">e</text:span><text:span text:style-name="T46">m</text:span><text:span text:style-name="T46">b</text:span><text:span text:style-name="T46">e</text:span><text:span text:style-name="T46">r</text:span><text:span text:style-name="T46">s</text:span><text:span text:style-name="T46"> </text:span><text:span text:style-name="T46">a</text:span><text:span text:style-name="T46">r</text:span><text:span text:style-name="T46">e</text:span><text:span text:style-name="T46"> </text:span><text:span text:style-name="T46">p</text:span><text:span text:style-name="T46">a</text:span><text:span text:style-name="T46">r</text:span><text:span text:style-name="T46">t</text:span><text:span text:style-name="T46"> </text:span><text:span text:style-name="T46">o</text:span><text:span text:style-name="T46">f</text:span><text:span text:style-name="T46"> </text:span><text:span text:style-name="T46">t</text:span><text:span text:style-name="T46">h</text:span><text:span text:style-name="T46">e</text:span><text:span text:style-name="T46"> </text:span><text:span text:style-name="T46">i</text:span><text:span text:style-name="T46">n</text:span><text:span text:style-name="T46">t</text:span><text:span text:style-name="T46">e</text:span><text:span text:style-name="T46">r</text:span><text:span text:style-name="T46">f</text:span><text:span text:style-name="T46">a</text:span><text:span text:style-name="T46">c</text:span><text:span text:style-name="T46">e</text:span><text:span text:style-name="T46"> </text:span><text:span text:style-name="T46">f</text:span><text:span text:style-name="T46">i</text:span><text:span text:style-name="T46">l</text:span><text:span text:style-name="T46">e</text:span><text:span text:style-name="T46"> </text:span><text:span text:style-name="T46">(</text:span><text:span text:style-name="T46">b</text:span><text:span text:style-name="T46">e</text:span><text:span text:style-name="T46">c</text:span><text:span text:style-name="T46">a</text:span><text:span text:style-name="T46">u</text:span><text:span text:style-name="T46">s</text:span><text:span text:style-name="T46">e</text:span><text:span text:style-name="T46"> </text:span><text:span text:style-name="T46">t</text:span><text:span text:style-name="T46">h</text:span><text:span text:style-name="T46">e</text:span><text:span text:style-name="T46">y</text:span><text:span text:style-name="T46"> </text:span><text:span text:style-name="T46">a</text:span><text:span text:style-name="T46">p</text:span><text:span text:style-name="T46">p</text:span><text:span text:style-name="T46">e</text:span><text:span text:style-name="T46">a</text:span><text:span text:style-name="T46">r</text:span><text:span text:style-name="T46"> </text:span><text:span text:style-name="T46">a</text:span><text:span text:style-name="T46">t</text:span><text:span text:style-name="T46"> </text:span><text:span text:style-name="T46">t</text:span><text:span text:style-name="T46">h</text:span><text:span text:style-name="T46">e</text:span><text:span text:style-name="T46"> </text:span><text:span text:style-name="T46">h</text:span><text:span text:style-name="T46"> </text:span><text:span text:style-name="T46">f</text:span><text:span text:style-name="T46">i</text:span><text:span text:style-name="T46">l</text:span><text:span text:style-name="T46">e</text:span><text:span text:style-name="T46">,</text:span><text:span text:style-name="T46"> </text:span><text:span text:style-name="T46">n</text:span><text:span text:style-name="T46">o</text:span><text:span text:style-name="T46">t</text:span><text:span text:style-name="T46"> </text:span><text:span text:style-name="T46">o</text:span><text:span text:style-name="T46">n</text:span><text:span text:style-name="T46"> </text:span><text:span text:style-name="T46">p</text:span><text:span text:style-name="T46">u</text:span><text:span text:style-name="T46">r</text:span><text:span text:style-name="T46">p</text:span><text:span text:style-name="T46">o</text:span><text:span text:style-name="T46">s</text:span><text:span text:style-name="T46">e</text:span><text:span text:style-name="T46">)</text:span><text:span text:style-name="T46"> </text:span></text:p>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page10" draw:style-name="dp1" draw:master-page-name="כותרת_20_ותוכן" presentation:presentation-page-layout-name="AL2T11" xml:id="id20" draw:id="id20">
        <office:forms form:automatic-focus="false" form:apply-design-mode="false"/>
        <draw:frame draw:name="Rectangle 2" presentation:style-name="pr5" draw:text-style-name="P2" draw:layer="layout" svg:width="23.706cm" svg:height="1.524cm" svg:x="0.678cm" svg:y="1.27cm" presentation:class="title" presentation:user-transformed="true">
          <draw:text-box>
            <text:p text:style-name="P9"><text:span text:style-name="T49">T</text:span><text:span text:style-name="T49">w</text:span><text:span text:style-name="T49">o</text:span><text:span text:style-name="T49"> </text:span><text:span text:style-name="T49">w</text:span><text:span text:style-name="T49">a</text:span><text:span text:style-name="T49">y</text:span><text:span text:style-name="T49">s</text:span><text:span text:style-name="T49"> </text:span><text:span text:style-name="T49">t</text:span><text:span text:style-name="T49">o</text:span><text:span text:style-name="T49"> </text:span><text:span text:style-name="T49">i</text:span><text:span text:style-name="T49">m</text:span><text:span text:style-name="T49">p</text:span><text:span text:style-name="T49">l</text:span><text:span text:style-name="T49">e</text:span><text:span text:style-name="T49">m</text:span><text:span text:style-name="T49">e</text:span><text:span text:style-name="T49">n</text:span><text:span text:style-name="T49">t </text:span><text:span text:style-name="T49">a</text:span><text:span text:style-name="T49"> </text:span><text:span text:style-name="T49">m</text:span><text:span text:style-name="T49">e</text:span><text:span text:style-name="T49">t</text:span><text:span text:style-name="T49">h</text:span><text:span text:style-name="T49">o</text:span><text:span text:style-name="T49">d</text:span><text:span text:style-name="T49"> </text:span><text:span text:style-name="T43">(</text:span><text:span text:style-name="T43">f</text:span><text:span text:style-name="T43">o</text:span><text:span text:style-name="T43">l</text:span><text:span text:style-name="T43">d</text:span><text:span text:style-name="T43">e</text:span><text:span text:style-name="T43">r </text:span><text:span text:style-name="T43">2</text:span><text:span text:style-name="T43">)</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5"><text:span text:style-name="T44">class </text:span><text:span text:style-name="T45">Complex { </text:span></text:p>
            <text:p text:style-name="P35"><text:span text:style-name="T44"><text:s text:c="2"/></text:span><text:span text:style-name="T44">double </text:span><text:span text:style-name="T45">re, im;</text:span></text:p>
            <text:p text:style-name="P35"><text:span text:style-name="T44">public:</text:span></text:p>
            <text:p text:style-name="P35"><text:span text:style-name="T45"><text:s/></text:span><text:span text:style-name="T45">Complex</text:span><text:span text:style-name="T45"> () { re=0; im=0; }</text:span><text:span text:style-name="T50">// inline constructor</text:span></text:p>
            <text:p text:style-name="P35"><text:span text:style-name="T45"><text:s/></text:span><text:span text:style-name="T45">Complex</text:span><text:span text:style-name="T45"> (</text:span><text:span text:style-name="T44">double </text:span><text:span text:style-name="T45">re, </text:span><text:span text:style-name="T44">double </text:span><text:span text:style-name="T45">im); <text:s text:c="2"/></text:span><text:span text:style-name="T50">// “outline”</text:span></text:p>
            <text:p text:style-name="P35"><text:span text:style-name="T45"/></text:p>
            <text:p text:style-name="P35"><text:span text:style-name="T44"><text:s/></text:span><text:span text:style-name="T45">Complex sum <text:s/>(Complex b) { </text:span><text:span text:style-name="T44">return</text:span><text:span text:style-name="T45"> </text:span><text:span text:style-name="T45">Complex(a.re+b.re, a.im+b.im); } </text:span><text:span text:style-name="T50">// inline method</text:span></text:p>
            <text:p text:style-name="P35"><text:span text:style-name="T44"><text:s/></text:span><text:span text:style-name="T45">Complex diff (Complex b); <text:s text:c="5"/></text:span><text:span text:style-name="T50">// “outline”</text:span></text:p>
            <text:p text:style-name="P35"><text:span text:style-name="T45">};</text:span><text:span text:style-name="T45"><text:line-break/></text:span><text:span text:style-name="T45"/></text:p>
          </draw:text-box>
        </draw:frame>
        <anim:par presentation:node-type="timing-root">
          <anim:par smil:begin="id20.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10"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7"><text:span text:style-name="T46">N</text:span><text:span text:style-name="T46">o</text:span><text:span text:style-name="T46">t</text:span><text:span text:style-name="T46">e</text:span><text:span text:style-name="T46">:</text:span><text:span text:style-name="T46"> </text:span><text:span text:style-name="T46">p</text:span><text:span text:style-name="T46">r</text:span><text:span text:style-name="T46">i</text:span><text:span text:style-name="T46">v</text:span><text:span text:style-name="T46">a</text:span><text:span text:style-name="T46">t</text:span><text:span text:style-name="T46">e</text:span><text:span text:style-name="T46"> </text:span><text:span text:style-name="T46">m</text:span><text:span text:style-name="T46">e</text:span><text:span text:style-name="T46">m</text:span><text:span text:style-name="T46">b</text:span><text:span text:style-name="T46">e</text:span><text:span text:style-name="T46">r</text:span><text:span text:style-name="T46">s</text:span><text:span text:style-name="T46"> </text:span><text:span text:style-name="T46">a</text:span><text:span text:style-name="T46">r</text:span><text:span text:style-name="T46">e</text:span><text:span text:style-name="T46"> </text:span><text:span text:style-name="T46">p</text:span><text:span text:style-name="T46">a</text:span><text:span text:style-name="T46">r</text:span><text:span text:style-name="T46">t</text:span><text:span text:style-name="T46"> </text:span><text:span text:style-name="T46">o</text:span><text:span text:style-name="T46">f</text:span><text:span text:style-name="T46"> </text:span><text:span text:style-name="T46">t</text:span><text:span text:style-name="T46">h</text:span><text:span text:style-name="T46">e</text:span><text:span text:style-name="T46"> </text:span><text:span text:style-name="T46">i</text:span><text:span text:style-name="T46">n</text:span><text:span text:style-name="T46">t</text:span><text:span text:style-name="T46">e</text:span><text:span text:style-name="T46">r</text:span><text:span text:style-name="T46">f</text:span><text:span text:style-name="T46">a</text:span><text:span text:style-name="T46">c</text:span><text:span text:style-name="T46">e</text:span><text:span text:style-name="T46"> </text:span><text:span text:style-name="T46">f</text:span><text:span text:style-name="T46">i</text:span><text:span text:style-name="T46">l</text:span><text:span text:style-name="T46">e</text:span><text:span text:style-name="T46"> </text:span><text:span text:style-name="T46">(</text:span><text:span text:style-name="T46">b</text:span><text:span text:style-name="T46">e</text:span><text:span text:style-name="T46">c</text:span><text:span text:style-name="T46">a</text:span><text:span text:style-name="T46">u</text:span><text:span text:style-name="T46">s</text:span><text:span text:style-name="T46">e</text:span><text:span text:style-name="T46"> </text:span><text:span text:style-name="T46">t</text:span><text:span text:style-name="T46">h</text:span><text:span text:style-name="T46">e</text:span><text:span text:style-name="T46">y</text:span><text:span text:style-name="T46"> </text:span><text:span text:style-name="T46">a</text:span><text:span text:style-name="T46">p</text:span><text:span text:style-name="T46">p</text:span><text:span text:style-name="T46">e</text:span><text:span text:style-name="T46">a</text:span><text:span text:style-name="T46">r</text:span><text:span text:style-name="T46"> </text:span><text:span text:style-name="T46">a</text:span><text:span text:style-name="T46">t</text:span><text:span text:style-name="T46"> </text:span><text:span text:style-name="T46">t</text:span><text:span text:style-name="T46">h</text:span><text:span text:style-name="T46">e</text:span><text:span text:style-name="T46"> </text:span><text:span text:style-name="T46">h</text:span><text:span text:style-name="T46"> </text:span><text:span text:style-name="T46">f</text:span><text:span text:style-name="T46">i</text:span><text:span text:style-name="T46">l</text:span><text:span text:style-name="T46">e</text:span><text:span text:style-name="T46">,</text:span><text:span text:style-name="T46"> </text:span><text:span text:style-name="T46">n</text:span><text:span text:style-name="T46">o</text:span><text:span text:style-name="T46">t</text:span><text:span text:style-name="T46"> </text:span><text:span text:style-name="T46">o</text:span><text:span text:style-name="T46">n</text:span><text:span text:style-name="T46"> </text:span><text:span text:style-name="T46">p</text:span><text:span text:style-name="T46">u</text:span><text:span text:style-name="T46">r</text:span><text:span text:style-name="T46">p</text:span><text:span text:style-name="T46">o</text:span><text:span text:style-name="T46">s</text:span><text:span text:style-name="T46">e</text:span><text:span text:style-name="T46">)</text:span><text:span text:style-name="T46"> </text:span></text:p>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page11" draw:style-name="dp1" draw:master-page-name="כותרת_20_ותוכן" presentation:presentation-page-layout-name="AL2T11" xml:id="id21" draw:id="id21">
        <office:forms form:automatic-focus="false" form:apply-design-mode="false"/>
        <draw:frame draw:name="Rectangle 2" presentation:style-name="pr5" draw:text-style-name="P2" draw:layer="layout" svg:width="23.706cm" svg:height="1.524cm" svg:x="0.678cm" svg:y="1.27cm" presentation:class="title" presentation:user-transformed="true">
          <draw:text-box>
            <text:p text:style-name="P9"><text:span text:style-name="T49">I</text:span><text:span text:style-name="T49">m</text:span><text:span text:style-name="T49">p</text:span><text:span text:style-name="T49">l</text:span><text:span text:style-name="T49">e</text:span><text:span text:style-name="T49">m</text:span><text:span text:style-name="T49">e</text:span><text:span text:style-name="T49">n</text:span><text:span text:style-name="T49">t</text:span><text:span text:style-name="T49">i</text:span><text:span text:style-name="T49">n</text:span><text:span text:style-name="T49">g</text:span><text:span text:style-name="T49"> </text:span><text:span text:style-name="T49">m</text:span><text:span text:style-name="T49">e</text:span><text:span text:style-name="T49">t</text:span><text:span text:style-name="T49">h</text:span><text:span text:style-name="T49">o</text:span><text:span text:style-name="T49">d</text:span><text:span text:style-name="T49">s</text:span><text:span text:style-name="T49"> </text:span><text:span text:style-name="T49">o</text:span><text:span text:style-name="T49">u</text:span><text:span text:style-name="T49">t</text:span><text:span text:style-name="T49">-</text:span><text:span text:style-name="T49">o</text:span><text:span text:style-name="T49">f</text:span><text:span text:style-name="T49">-</text:span><text:span text:style-name="T49">l</text:span><text:span text:style-name="T49">i</text:span><text:span text:style-name="T49">n</text:span><text:span text:style-name="T49">e</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4.647cm" svg:x="0.678cm" svg:y="3.133cm" presentation:class="outline" presentation:user-transformed="true">
          <draw:text-box>
            <text:p text:style-name="P35"><text:span text:style-name="T45"><text:s/></text:span><text:span text:style-name="T45">Complex::Complex (</text:span><text:span text:style-name="T44">double </text:span><text:span text:style-name="T45">re, </text:span><text:span text:style-name="T44">double </text:span><text:span text:style-name="T45">im) {</text:span></text:p>
            <text:p text:style-name="P35"><text:span text:style-name="T45"/></text:p>
            <text:p text:style-name="P35"><text:span text:style-name="T45"><text:s text:c="4"/></text:span><text:span text:style-name="T44">this</text:span><text:span text:style-name="T45">→re</text:span><text:span text:style-name="T44"> = </text:span><text:span text:style-name="T45">re;</text:span><text:span text:style-name="T44"> <text:s/></text:span></text:p>
            <text:p text:style-name="P35"><text:span text:style-name="T45"><text:s text:c="4"/></text:span><text:span text:style-name="T44">this</text:span><text:span text:style-name="T45">→im</text:span><text:span text:style-name="T44"> = </text:span><text:span text:style-name="T45">im;</text:span></text:p>
            <text:p text:style-name="P35"><text:span text:style-name="T45"><text:s/></text:span><text:span text:style-name="T45">}</text:span></text:p>
            <text:p text:style-name="P35"><text:span text:style-name="T45"/></text:p>
            <text:p text:style-name="P35"><text:span text:style-name="T44"/></text:p>
            <text:p text:style-name="P35"><text:span text:style-name="T44"/></text:p>
            <text:p text:style-name="P35"><text:span text:style-name="T44"><text:s/></text:span><text:span text:style-name="T45">Complex Complex::</text:span><text:span text:style-name="T45">diff(Complex b) { </text:span></text:p>
            <text:p text:style-name="P35"><text:span text:style-name="T45"><text:s text:c="4"/></text:span><text:span text:style-name="T44">return</text:span><text:span text:style-name="T45"> Complex(a.re-b.re, a.im-b.im); </text:span></text:p>
            <text:p text:style-name="P35"><text:span text:style-name="T45"><text:s/></text:span><text:span text:style-name="T45">} </text:span></text:p>
          </draw:text-box>
        </draw:frame>
        <draw:custom-shape draw:name="Line Callout 1 1" draw:style-name="gr11" draw:text-style-name="P18" draw:layer="layout" svg:width="7.619cm" svg:height="3.597cm" svg:x="9.906cm" svg:y="6.055cm">
          <text:p text:style-name="P17"><text:span text:style-name="T51">Sco</text:span><text:span text:style-name="T51">pe </text:span><text:span text:style-name="T51">ope</text:span><text:span text:style-name="T51">rato</text:span><text:span text:style-name="T51">r</text:span></text:p>
          <draw:enhanced-geometry draw:mirror-horizontal="false" draw:mirror-vertical="false" svg:viewBox="0 0 0 0" draw:text-areas="0 0 ?f4 ?f7" draw:type="ooxml-borderCallout1" draw:modifiers="18750 -8333 -48491 -58801"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x-maximum="2147483647" draw:handle-range-x-minimum="-2147483647" draw:handle-range-y-maximum="2147483647" draw:handle-range-y-minimum="-2147483647"/>
            <draw:handle draw:handle-position="?f3 ?f2" draw:handle-range-x-maximum="2147483647" draw:handle-range-x-minimum="-2147483647" draw:handle-range-y-maximum="2147483647" draw:handle-range-y-minimum="-2147483647"/>
          </draw:enhanced-geometry>
        </draw:custom-shape>
        <draw:line draw:style-name="gr12" draw:text-style-name="P38" draw:layer="layout" svg:x1="9.652cm" svg:y1="4.572cm" svg:x2="9.652cm" svg:y2="4.318cm">
          <text:p/>
        </draw:line>
        <draw:frame presentation:style-name="pr16" draw:text-style-name="P40" draw:layer="layout" svg:width="10.414cm" svg:height="3.556cm" svg:x="2.54cm" svg:y="10.668cm">
          <draw:text-box>
            <text:p text:style-name="P39"><text:span text:style-name="T52">T</text:span><text:span text:style-name="T52">h</text:span><text:span text:style-name="T52">e</text:span><text:span text:style-name="T52"> </text:span><text:span text:style-name="T52">a</text:span><text:span text:style-name="T52">d</text:span><text:span text:style-name="T52">d</text:span><text:span text:style-name="T52">r</text:span><text:span text:style-name="T52">e</text:span><text:span text:style-name="T52">s</text:span><text:span text:style-name="T52">s</text:span><text:span text:style-name="T52"> </text:span><text:span text:style-name="T52">o</text:span><text:span text:style-name="T52">f </text:span><text:span text:style-name="T52">t</text:span><text:span text:style-name="T52">h</text:span><text:span text:style-name="T52">e</text:span><text:span text:style-name="T52"> </text:span><text:span text:style-name="T52">i</text:span><text:span text:style-name="T52">n</text:span><text:span text:style-name="T52">s</text:span><text:span text:style-name="T52">t</text:span><text:span text:style-name="T52">a</text:span><text:span text:style-name="T52">n</text:span><text:span text:style-name="T52">c</text:span><text:span text:style-name="T52">e</text:span><text:span text:style-name="T52"> </text:span><text:span text:style-name="T52">f</text:span><text:span text:style-name="T52">o</text:span><text:span text:style-name="T52">r </text:span><text:span text:style-name="T52">w</text:span><text:span text:style-name="T52">h</text:span><text:span text:style-name="T52">i</text:span><text:span text:style-name="T52">c</text:span><text:span text:style-name="T52">h</text:span><text:span text:style-name="T52"> </text:span><text:span text:style-name="T52">t</text:span><text:span text:style-name="T52">h</text:span><text:span text:style-name="T52">e</text:span><text:span text:style-name="T52"> </text:span><text:span text:style-name="T52">m</text:span><text:span text:style-name="T52">e</text:span><text:span text:style-name="T52">m</text:span><text:span text:style-name="T52">b</text:span><text:span text:style-name="T52">e</text:span><text:span text:style-name="T52">r </text:span><text:span text:style-name="T52">m</text:span><text:span text:style-name="T52">e</text:span><text:span text:style-name="T52">t</text:span><text:span text:style-name="T52">h</text:span><text:span text:style-name="T52">o</text:span><text:span text:style-name="T52">d</text:span><text:span text:style-name="T52"> </text:span><text:span text:style-name="T52">w</text:span><text:span text:style-name="T52">a</text:span><text:span text:style-name="T52">s</text:span><text:span text:style-name="T52"> </text:span><text:span text:style-name="T52">i</text:span><text:span text:style-name="T52">n</text:span><text:span text:style-name="T52">v</text:span><text:span text:style-name="T52">o</text:span><text:span text:style-name="T52">k</text:span><text:span text:style-name="T52">e</text:span><text:span text:style-name="T52">d</text:span><text:span text:style-name="T52">.</text:span></text:p>
          </draw:text-box>
        </draw:frame>
        <draw:line draw:style-name="gr12" draw:text-style-name="P38" draw:layer="layout" svg:x1="6.858cm" svg:y1="10.414cm" svg:x2="3.81cm" svg:y2="8.636cm">
          <text:p/>
        </draw:line>
        <anim:par presentation:node-type="timing-root">
          <anim:par smil:begin="id21.begin">
            <anim:transitionFilter smil:dur="1s" smil:type="fade" smil:subtype="crossfade"/>
          </anim:par>
          <anim:seq smil:dur="0s" presentation:node-type="main-sequence"/>
        </anim:par>
        <presentation:notes draw:style-name="dp2">
          <office:forms form:automatic-focus="false" form:apply-design-mode="false"/>
          <draw:page-thumbnail draw:name="מציין מיקום של תמונת שקופית 1" draw:style-name="gr7" draw:layer="layout" svg:width="14.216cm" svg:height="10.662cm" svg:x="2.752cm" svg:y="2.134cm" draw:page-number="1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7"><text:span text:style-name="T46">N</text:span><text:span text:style-name="T46">o</text:span><text:span text:style-name="T46">t</text:span><text:span text:style-name="T46">e</text:span><text:span text:style-name="T46">:</text:span><text:span text:style-name="T46"> </text:span><text:span text:style-name="T46">p</text:span><text:span text:style-name="T46">r</text:span><text:span text:style-name="T46">i</text:span><text:span text:style-name="T46">v</text:span><text:span text:style-name="T46">a</text:span><text:span text:style-name="T46">t</text:span><text:span text:style-name="T46">e</text:span><text:span text:style-name="T46"> </text:span><text:span text:style-name="T46">m</text:span><text:span text:style-name="T46">e</text:span><text:span text:style-name="T46">m</text:span><text:span text:style-name="T46">b</text:span><text:span text:style-name="T46">e</text:span><text:span text:style-name="T46">r</text:span><text:span text:style-name="T46">s</text:span><text:span text:style-name="T46"> </text:span><text:span text:style-name="T46">a</text:span><text:span text:style-name="T46">r</text:span><text:span text:style-name="T46">e</text:span><text:span text:style-name="T46"> </text:span><text:span text:style-name="T46">p</text:span><text:span text:style-name="T46">a</text:span><text:span text:style-name="T46">r</text:span><text:span text:style-name="T46">t</text:span><text:span text:style-name="T46"> </text:span><text:span text:style-name="T46">o</text:span><text:span text:style-name="T46">f</text:span><text:span text:style-name="T46"> </text:span><text:span text:style-name="T46">t</text:span><text:span text:style-name="T46">h</text:span><text:span text:style-name="T46">e</text:span><text:span text:style-name="T46"> </text:span><text:span text:style-name="T46">i</text:span><text:span text:style-name="T46">n</text:span><text:span text:style-name="T46">t</text:span><text:span text:style-name="T46">e</text:span><text:span text:style-name="T46">r</text:span><text:span text:style-name="T46">f</text:span><text:span text:style-name="T46">a</text:span><text:span text:style-name="T46">c</text:span><text:span text:style-name="T46">e</text:span><text:span text:style-name="T46"> </text:span><text:span text:style-name="T46">f</text:span><text:span text:style-name="T46">i</text:span><text:span text:style-name="T46">l</text:span><text:span text:style-name="T46">e</text:span><text:span text:style-name="T46"> </text:span><text:span text:style-name="T46">(</text:span><text:span text:style-name="T46">b</text:span><text:span text:style-name="T46">e</text:span><text:span text:style-name="T46">c</text:span><text:span text:style-name="T46">a</text:span><text:span text:style-name="T46">u</text:span><text:span text:style-name="T46">s</text:span><text:span text:style-name="T46">e</text:span><text:span text:style-name="T46"> </text:span><text:span text:style-name="T46">t</text:span><text:span text:style-name="T46">h</text:span><text:span text:style-name="T46">e</text:span><text:span text:style-name="T46">y</text:span><text:span text:style-name="T46"> </text:span><text:span text:style-name="T46">a</text:span><text:span text:style-name="T46">p</text:span><text:span text:style-name="T46">p</text:span><text:span text:style-name="T46">e</text:span><text:span text:style-name="T46">a</text:span><text:span text:style-name="T46">r</text:span><text:span text:style-name="T46"> </text:span><text:span text:style-name="T46">a</text:span><text:span text:style-name="T46">t</text:span><text:span text:style-name="T46"> </text:span><text:span text:style-name="T46">t</text:span><text:span text:style-name="T46">h</text:span><text:span text:style-name="T46">e</text:span><text:span text:style-name="T46"> </text:span><text:span text:style-name="T46">h</text:span><text:span text:style-name="T46"> </text:span><text:span text:style-name="T46">f</text:span><text:span text:style-name="T46">i</text:span><text:span text:style-name="T46">l</text:span><text:span text:style-name="T46">e</text:span><text:span text:style-name="T46">,</text:span><text:span text:style-name="T46"> </text:span><text:span text:style-name="T46">n</text:span><text:span text:style-name="T46">o</text:span><text:span text:style-name="T46">t</text:span><text:span text:style-name="T46"> </text:span><text:span text:style-name="T46">o</text:span><text:span text:style-name="T46">n</text:span><text:span text:style-name="T46"> </text:span><text:span text:style-name="T46">p</text:span><text:span text:style-name="T46">u</text:span><text:span text:style-name="T46">r</text:span><text:span text:style-name="T46">p</text:span><text:span text:style-name="T46">o</text:span><text:span text:style-name="T46">s</text:span><text:span text:style-name="T46">e</text:span><text:span text:style-name="T46">)</text:span><text:span text:style-name="T46"> </text:span></text:p>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Class Basics - member/static" draw:style-name="dp3" draw:master-page-name="כותרת_20_ותוכן" presentation:presentation-page-layout-name="AL2T11" xml:id="id22" draw:id="id22">
        <office:forms form:automatic-focus="false" form:apply-design-mode="false"/>
        <draw:frame draw:name="Title 1" presentation:style-name="pr9" draw:text-style-name="P2" draw:layer="layout" svg:width="23.706cm" svg:height="1.776cm" svg:x="0.847cm" svg:y="0.763cm" presentation:class="title" presentation:user-transformed="true">
          <draw:text-box>
            <text:p text:style-name="P9"><text:span text:style-name="T4">C</text:span><text:span text:style-name="T4">l</text:span><text:span text:style-name="T4">a</text:span><text:span text:style-name="T4">s</text:span><text:span text:style-name="T4">s</text:span><text:span text:style-name="T4"> </text:span><text:span text:style-name="T4">B</text:span><text:span text:style-name="T4">a</text:span><text:span text:style-name="T4">s</text:span><text:span text:style-name="T4">i</text:span><text:span text:style-name="T4">c</text:span><text:span text:style-name="T4">s</text:span><text:span text:style-name="T4"> </text:span><text:span text:style-name="T4">–</text:span><text:span text:style-name="T4"> </text:span><text:span text:style-name="T4">m</text:span><text:span text:style-name="T4">e</text:span><text:span text:style-name="T4">m</text:span><text:span text:style-name="T4">b</text:span><text:span text:style-name="T4">e</text:span><text:span text:style-name="T4">r</text:span><text:span text:style-name="T4">/</text:span><text:span text:style-name="T4">s</text:span><text:span text:style-name="T4">t</text:span><text:span text:style-name="T4">a</text:span><text:span text:style-name="T4">t</text:span><text:span text:style-name="T4">i</text:span><text:span text:style-name="T4">c</text:span><text:span text:style-name="T4"> </text:span><text:span text:style-name="T53">(</text:span><text:span text:style-name="T53">f</text:span><text:span text:style-name="T53">o</text:span><text:span text:style-name="T53">l</text:span><text:span text:style-name="T53">d</text:span><text:span text:style-name="T53">e</text:span><text:span text:style-name="T53">r </text:span><text:span text:style-name="T53">3</text:span><text:span text:style-name="T53">)</text:span></text:p>
          </draw:text-box>
        </draw:frame>
        <draw:frame draw:name="Slide Number Placeholder 2"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25"><text:span text:style-name="T54">class</text:span><text:span text:style-name="T55"> List </text:span><text:span text:style-name="T55"><text:line-break/></text:span><text:span text:style-name="T55">{ </text:span><text:span text:style-name="T55"><text:line-break/></text:span><text:span text:style-name="T54">public</text:span><text:span text:style-name="T55">: </text:span><text:span text:style-name="T55"><text:line-break/></text:span><text:span text:style-name="T55">   </text:span><text:span text:style-name="T54">static</text:span><text:span text:style-name="T55"> </text:span><text:span text:style-name="T54">int</text:span><text:span text:style-name="T55"> getMaxSize(); </text:span><text:span text:style-name="T55"><text:line-break/></text:span><text:span text:style-name="T55">   </text:span><text:span text:style-name="T54">int</text:span><text:span text:style-name="T55"> getSize(); </text:span><text:span text:style-name="T55"><text:line-break/></text:span><text:span text:style-name="T55">   </text:span><text:span text:style-name="T56">// </text:span><text:span text:style-name="T54">static</text:span><text:span text:style-name="T55"> </text:span><text:span text:style-name="T54">int</text:span><text:span text:style-name="T55"> max_size=</text:span><text:span text:style-name="T57">1000</text:span><text:span text:style-name="T55">; </text:span><text:span text:style-name="T56">//error! (declare outside)</text:span><text:span text:style-name="T56"><text:line-break/></text:span><text:span text:style-name="T56"> <text:s text:c="2"/></text:span><text:span text:style-name="T54">int</text:span><text:span text:style-name="T55"> size=</text:span><text:span text:style-name="T57">0</text:span><text:span text:style-name="T55">; </text:span><text:span text:style-name="T56"><text:line-break/></text:span><text:span text:style-name="T55">}; </text:span></text:p>
            <text:p text:style-name="P25"><text:span text:style-name="T55"><text:line-break/></text:span><text:span text:style-name="T54">int</text:span><text:span text:style-name="T55"> List::max_size=</text:span><text:span text:style-name="T57">1000</text:span><text:span text:style-name="T55">; </text:span><text:span text:style-name="T56">//ok, in one cpp file </text:span><text:span text:style-name="T56"><text:line-break/></text:span><text:span text:style-name="T55"><text:line-break/></text:span><text:span text:style-name="T54">int</text:span><text:span text:style-name="T55"> main() </text:span><text:span text:style-name="T55"><text:line-break/></text:span><text:span text:style-name="T55">{ </text:span><text:span text:style-name="T55"><text:line-break/></text:span><text:span text:style-name="T55">   List l; </text:span><text:span text:style-name="T55"><text:line-break/></text:span><text:span text:style-name="T55">   l.getSize(); </text:span><text:span text:style-name="T55"><text:line-break/></text:span><text:span text:style-name="T55">   List::getMaxSize(); </text:span><text:span text:style-name="T55"><text:line-break/></text:span><text:span text:style-name="T55">   l.getMaxSize(); </text:span><text:span text:style-name="T56">//compiles ok, but bad style</text:span><text:span text:style-name="T55"> </text:span><text:span text:style-name="T55"><text:line-break/></text:span><text:span text:style-name="T55">} </text:span><text:span text:style-name="T55"><text:line-break/></text:span><text:span text:style-name="T55"/></text:p>
          </draw:text-box>
        </draw:frame>
        <anim:par presentation:node-type="timing-root">
          <anim:par smil:begin="id22.begin">
            <anim:transitionFilter smil:dur="1s" smil:type="slideWipe" smil:subtype="fromTop" smil:direction="reverse"/>
          </anim:par>
          <anim:seq smil:dur="0s" presentation:node-type="main-sequence"/>
        </anim:par>
        <presentation:notes draw:style-name="dp2">
          <office:forms form:automatic-focus="false" form:apply-design-mode="false"/>
          <draw:page-thumbnail draw:name="Slide Image Placeholder 1" draw:style-name="gr7" draw:layer="layout" svg:width="14.216cm" svg:height="10.662cm" svg:x="2.752cm" svg:y="2.134cm" draw:page-number="12" presentation:class="page"/>
          <draw:frame draw:name="Notes Placeholder 2" presentation:style-name="pr17" draw:text-style-name="P6" draw:layer="layout" svg:width="14.463cm" svg:height="12.787cm" svg:x="2.628cm" svg:y="13.507cm" presentation:class="notes" presentation:user-transformed="true">
            <draw:text-box>
              <text:p text:style-name="P37"><text:span text:style-name="T58">M</text:span><text:span text:style-name="T58">o</text:span><text:span text:style-name="T58">r</text:span><text:span text:style-name="T58">e</text:span><text:span text:style-name="T58"> </text:span><text:span text:style-name="T58">a</text:span><text:span text:style-name="T58">b</text:span><text:span text:style-name="T58">o</text:span><text:span text:style-name="T58">u</text:span><text:span text:style-name="T58">t</text:span><text:span text:style-name="T58"> </text:span><text:span text:style-name="T58">t</text:span><text:span text:style-name="T58">h</text:span><text:span text:style-name="T58">i</text:span><text:span text:style-name="T58">s</text:span><text:span text:style-name="T58"> </text:span><text:span text:style-name="T58">i</text:span><text:span text:style-name="T58">n</text:span><text:span text:style-name="T58"> </text:span><text:span text:style-name="T58"><text:s/></text:span><text:span text:style-name="T58">t</text:span><text:span text:style-name="T58">h</text:span><text:span text:style-name="T58">e</text:span><text:span text:style-name="T58"> </text:span><text:span text:style-name="T58">t</text:span><text:span text:style-name="T58">i</text:span><text:span text:style-name="T58">r</text:span><text:span text:style-name="T58">g</text:span><text:span text:style-name="T58">u</text:span><text:span text:style-name="T58">l</text:span></text:p>
            </draw:text-box>
          </draw:frame>
          <draw:frame draw:name="Slide Number Placeholder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this" draw:style-name="dp3" draw:master-page-name="כותרת_20_ותוכן" presentation:presentation-page-layout-name="AL2T11" xml:id="id23" draw:id="id23">
        <office:forms form:automatic-focus="false" form:apply-design-mode="false"/>
        <draw:frame draw:name="Title 1" presentation:style-name="pr9" draw:text-style-name="P2" draw:layer="layout" svg:width="23.706cm" svg:height="1.776cm" svg:x="0.847cm" svg:y="0.763cm" presentation:class="title" presentation:user-transformed="true">
          <draw:text-box>
            <text:p text:style-name="P9"><text:span text:style-name="T59">t</text:span><text:span text:style-name="T59">h</text:span><text:span text:style-name="T59">i</text:span><text:span text:style-name="T59">s</text:span></text:p>
          </draw:text-box>
        </draw:frame>
        <draw:frame draw:name="Slide Number Placeholder 2"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Content Placeholder 3" presentation:style-name="pr15" draw:text-style-name="P27" draw:layer="layout" svg:width="23.706cm" svg:height="15.874cm" svg:x="0.847cm" svg:y="2.54cm" presentation:class="outline" presentation:user-transformed="true">
          <draw:text-box>
            <text:p text:style-name="P35"><text:span text:style-name="T54">static</text:span><text:span text:style-name="T55"> </text:span><text:span text:style-name="T54">int</text:span><text:span text:style-name="T55"> List::getMaxSize() </text:span><text:span text:style-name="T56">//no this! </text:span><text:span text:style-name="T56"><text:line-break/></text:span><text:span text:style-name="T55">{ </text:span><text:span text:style-name="T55"><text:line-break/></text:span><text:span text:style-name="T55">   </text:span><text:span text:style-name="T54">return</text:span><text:span text:style-name="T55"> </text:span><text:span text:style-name="T54">this</text:span><text:span text:style-name="T55">-&gt;size; </text:span><text:span text:style-name="T56">// compile error! </text:span><text:span text:style-name="T56"><text:line-break/></text:span><text:span text:style-name="T56"> <text:s text:c="2"/></text:span><text:span text:style-name="T54">return</text:span><text:span text:style-name="T55"> max_size; </text:span><text:span text:style-name="T56">// ok </text:span><text:span text:style-name="T56"><text:line-break/></text:span><text:span text:style-name="T55">} </text:span><text:span text:style-name="T55"><text:line-break/></text:span><text:span text:style-name="T54">int</text:span><text:span text:style-name="T55"> List::getSize() </text:span><text:span text:style-name="T55"><text:line-break/></text:span><text:span text:style-name="T55">{ </text:span><text:span text:style-name="T55"><text:line-break/></text:span><text:span text:style-name="T55">   </text:span><text:span text:style-name="T54">return</text:span><text:span text:style-name="T55"> </text:span><text:span text:style-name="T54">this</text:span><text:span text:style-name="T55">-&gt;size; </text:span><text:span text:style-name="T56">//ok </text:span><text:span text:style-name="T56"><text:line-break/></text:span><text:span text:style-name="T55">} </text:span></text:p>
          </draw:text-box>
        </draw:frame>
        <anim:par presentation:node-type="timing-root">
          <anim:par smil:begin="id23.begin">
            <anim:transitionFilter smil:dur="1s" smil:type="slideWipe" smil:subtype="fromTop" smil:direction="reverse"/>
          </anim:par>
          <anim:seq smil:dur="0s" presentation:node-type="main-sequence"/>
        </anim:par>
        <presentation:notes draw:style-name="dp4">
          <office:forms form:automatic-focus="false" form:apply-design-mode="false"/>
          <draw:page-thumbnail draw:style-name="gr7" draw:layer="layout" svg:width="14.212cm" svg:height="10.659cm" svg:x="2.753cm" svg:y="2.16cm" draw:page-number="13" presentation:class="page"/>
          <draw:frame presentation:style-name="pr8" draw:text-style-name="P41" draw:layer="layout" svg:width="15.775cm" svg:height="12.792cm" svg:x="1.972cm" svg:y="13.503cm" presentation:class="notes" presentation:placeholder="true">
            <draw:text-box/>
          </draw:frame>
        </presentation:notes>
      </draw:page>
      <draw:page draw:name="page14" draw:style-name="dp1" draw:master-page-name="כותרת_20_ותוכן" presentation:presentation-page-layout-name="AL2T11" xml:id="id24" draw:id="id24">
        <office:forms form:automatic-focus="false" form:apply-design-mode="false"/>
        <draw:frame draw:name="Rectangle 2" presentation:style-name="pr5" draw:text-style-name="P43" draw:layer="layout" svg:width="19.473cm" svg:height="2.031cm" svg:x="0.847cm" svg:y="0.763cm" presentation:class="title" presentation:user-transformed="true">
          <draw:text-box>
            <text:p text:style-name="P42"><text:span text:style-name="T60">W</text:span><text:span text:style-name="T60">h</text:span><text:span text:style-name="T60">a</text:span><text:span text:style-name="T60">t </text:span><text:span text:style-name="T60">f</text:span><text:span text:style-name="T60">i</text:span><text:span text:style-name="T60">l</text:span><text:span text:style-name="T60">e</text:span><text:span text:style-name="T60">-</text:span><text:span text:style-name="T60">n</text:span><text:span text:style-name="T60">a</text:span><text:span text:style-name="T60">m</text:span><text:span text:style-name="T60">e</text:span><text:span text:style-name="T60">s</text:span><text:span text:style-name="T60"> </text:span><text:span text:style-name="T60">s</text:span><text:span text:style-name="T60">h</text:span><text:span text:style-name="T60">o</text:span><text:span text:style-name="T60">u</text:span><text:span text:style-name="T60">l</text:span><text:span text:style-name="T60">d</text:span><text:span text:style-name="T60"> </text:span><text:span text:style-name="T60">w</text:span><text:span text:style-name="T60">e</text:span><text:span text:style-name="T60"> </text:span><text:span text:style-name="T60">u</text:span><text:span text:style-name="T60">s</text:span><text:span text:style-name="T60">e</text:span><text:span text:style-name="T60">?</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3" draw:text-style-name="P45" draw:layer="layout" svg:width="23.368cm" svg:height="12.911cm" svg:x="1.016cm" svg:y="3.81cm">
          <draw:text-box>
            <text:list text:style-name="L1">
              <text:list-item>
                <text:p xml:id="id25" text:id="id25" text:style-name="P44">The C++ compiler does not care how your files are called.</text:p>
              </text:list-item>
              <text:list-item>
                <text:p xml:id="id26" text:id="id26" text:style-name="P44">It is common to put a class declaration in file <text:span text:style-name="T61">ClassName.hpp</text:span> (or <text:span text:style-name="T61">ClassName.h</text:span>)</text:p>
                <text:p xml:id="id27" text:id="id27" text:style-name="P44">and the class implementation in file <text:span text:style-name="T62">ClassName.cpp</text:span>.</text:p>
              </text:list-item>
              <text:list-item>
                <text:p xml:id="id28" text:id="id28" text:style-name="P44"><text:span text:style-name="T63">Why is it better?</text:span> </text:p>
                <text:list>
                  <text:list-item>
                    <text:p xml:id="id29" text:id="id29" text:style-name="P44">Hiding implementation details.</text:p>
                  </text:list-item>
                  <text:list-item>
                    <text:p xml:id="id30" text:id="id30" text:style-name="P44">Saving comiplation time – when you have a good <text:span text:style-name="T64">Makefile</text:span> <text:span text:style-name="T65">(see folder 4)</text:span>.</text:p>
                  </text:list-item>
                </text:list>
              </text:list-item>
            </text:list>
          </draw:text-box>
        </draw:frame>
        <anim:par presentation:node-type="timing-root">
          <anim:par smil:begin="id24.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office:forms form:automatic-focus="false" form:apply-design-mode="false"/>
          <draw:page-thumbnail draw:name="מציין מיקום של תמונת שקופית 1" draw:style-name="gr7" draw:layer="layout" svg:width="14.216cm" svg:height="10.662cm" svg:x="2.752cm" svg:y="2.134cm" draw:page-number="14"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7"><text:span text:style-name="T46">N</text:span><text:span text:style-name="T46">o</text:span><text:span text:style-name="T46">t</text:span><text:span text:style-name="T46">e</text:span><text:span text:style-name="T46">:</text:span><text:span text:style-name="T46"> </text:span><text:span text:style-name="T46">p</text:span><text:span text:style-name="T46">r</text:span><text:span text:style-name="T46">i</text:span><text:span text:style-name="T46">v</text:span><text:span text:style-name="T46">a</text:span><text:span text:style-name="T46">t</text:span><text:span text:style-name="T46">e</text:span><text:span text:style-name="T46"> </text:span><text:span text:style-name="T46">m</text:span><text:span text:style-name="T46">e</text:span><text:span text:style-name="T46">m</text:span><text:span text:style-name="T46">b</text:span><text:span text:style-name="T46">e</text:span><text:span text:style-name="T46">r</text:span><text:span text:style-name="T46">s</text:span><text:span text:style-name="T46"> </text:span><text:span text:style-name="T46">a</text:span><text:span text:style-name="T46">r</text:span><text:span text:style-name="T46">e</text:span><text:span text:style-name="T46"> </text:span><text:span text:style-name="T46">p</text:span><text:span text:style-name="T46">a</text:span><text:span text:style-name="T46">r</text:span><text:span text:style-name="T46">t</text:span><text:span text:style-name="T46"> </text:span><text:span text:style-name="T46">o</text:span><text:span text:style-name="T46">f</text:span><text:span text:style-name="T46"> </text:span><text:span text:style-name="T46">t</text:span><text:span text:style-name="T46">h</text:span><text:span text:style-name="T46">e</text:span><text:span text:style-name="T46"> </text:span><text:span text:style-name="T46">i</text:span><text:span text:style-name="T46">n</text:span><text:span text:style-name="T46">t</text:span><text:span text:style-name="T46">e</text:span><text:span text:style-name="T46">r</text:span><text:span text:style-name="T46">f</text:span><text:span text:style-name="T46">a</text:span><text:span text:style-name="T46">c</text:span><text:span text:style-name="T46">e</text:span><text:span text:style-name="T46"> </text:span><text:span text:style-name="T46">f</text:span><text:span text:style-name="T46">i</text:span><text:span text:style-name="T46">l</text:span><text:span text:style-name="T46">e</text:span><text:span text:style-name="T46"> </text:span><text:span text:style-name="T46">(</text:span><text:span text:style-name="T46">b</text:span><text:span text:style-name="T46">e</text:span><text:span text:style-name="T46">c</text:span><text:span text:style-name="T46">a</text:span><text:span text:style-name="T46">u</text:span><text:span text:style-name="T46">s</text:span><text:span text:style-name="T46">e</text:span><text:span text:style-name="T46"> </text:span><text:span text:style-name="T46">t</text:span><text:span text:style-name="T46">h</text:span><text:span text:style-name="T46">e</text:span><text:span text:style-name="T46">y</text:span><text:span text:style-name="T46"> </text:span><text:span text:style-name="T46">a</text:span><text:span text:style-name="T46">p</text:span><text:span text:style-name="T46">p</text:span><text:span text:style-name="T46">e</text:span><text:span text:style-name="T46">a</text:span><text:span text:style-name="T46">r</text:span><text:span text:style-name="T46"> </text:span><text:span text:style-name="T46">a</text:span><text:span text:style-name="T46">t</text:span><text:span text:style-name="T46"> </text:span><text:span text:style-name="T46">t</text:span><text:span text:style-name="T46">h</text:span><text:span text:style-name="T46">e</text:span><text:span text:style-name="T46"> </text:span><text:span text:style-name="T46">h</text:span><text:span text:style-name="T46"> </text:span><text:span text:style-name="T46">f</text:span><text:span text:style-name="T46">i</text:span><text:span text:style-name="T46">l</text:span><text:span text:style-name="T46">e</text:span><text:span text:style-name="T46">,</text:span><text:span text:style-name="T46"> </text:span><text:span text:style-name="T46">n</text:span><text:span text:style-name="T46">o</text:span><text:span text:style-name="T46">t</text:span><text:span text:style-name="T46"> </text:span><text:span text:style-name="T46">o</text:span><text:span text:style-name="T46">n</text:span><text:span text:style-name="T46"> </text:span><text:span text:style-name="T46">p</text:span><text:span text:style-name="T46">u</text:span><text:span text:style-name="T46">r</text:span><text:span text:style-name="T46">p</text:span><text:span text:style-name="T46">o</text:span><text:span text:style-name="T46">s</text:span><text:span text:style-name="T46">e</text:span><text:span text:style-name="T46">)</text:span><text:span text:style-name="T46"> </text:span></text:p>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Class Implementation: Counter.cpp" draw:style-name="dp1" draw:master-page-name="כותרת_20_ותוכן" presentation:presentation-page-layout-name="AL2T11" xml:id="id31" draw:id="id31">
        <office:forms form:automatic-focus="false" form:apply-design-mode="false"/>
        <draw:frame draw:name="Rectangle 2" presentation:style-name="pr9" draw:text-style-name="P47" draw:layer="layout" svg:width="23.706cm" svg:height="1.776cm" svg:x="0.847cm" svg:y="0.763cm" presentation:class="title" presentation:user-transformed="true">
          <draw:text-box>
            <text:p text:style-name="P46"><text:span text:style-name="T4">C</text:span><text:span text:style-name="T4">+</text:span><text:span text:style-name="T4">+</text:span><text:span text:style-name="T4"> </text:span><text:span text:style-name="T4">L</text:span><text:span text:style-name="T4">a</text:span><text:span text:style-name="T4">w</text:span><text:span text:style-name="T4">s</text:span><text:span text:style-name="T4"> </text:span><text:span text:style-name="T4">o</text:span><text:span text:style-name="T4">f </text:span><text:span text:style-name="T4">C</text:span><text:span text:style-name="T4">o</text:span><text:span text:style-name="T4">n</text:span><text:span text:style-name="T4">s</text:span><text:span text:style-name="T4">t</text:span><text:span text:style-name="T4">r</text:span><text:span text:style-name="T4">u</text:span><text:span text:style-name="T4">c</text:span><text:span text:style-name="T4">t</text:span><text:span text:style-name="T4">i</text:span><text:span text:style-name="T4">o</text:span><text:span text:style-name="T4">n</text:span><text:span text:style-name="T4"> </text:span><text:span text:style-name="T4">a</text:span><text:span text:style-name="T4">n</text:span><text:span text:style-name="T4">d</text:span><text:span text:style-name="T4"> </text:span><text:span text:style-name="T4">D</text:span><text:span text:style-name="T4">e</text:span><text:span text:style-name="T4">s</text:span><text:span text:style-name="T4">t</text:span><text:span text:style-name="T4">r</text:span><text:span text:style-name="T4">u</text:span><text:span text:style-name="T4">c</text:span><text:span text:style-name="T4">t</text:span><text:span text:style-name="T4">i</text:span><text:span text:style-name="T4">o</text:span><text:span text:style-name="T4">n</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49" draw:layer="layout" svg:width="24.129cm" svg:height="9.186cm" svg:x="0.762cm" svg:y="5.546cm" presentation:class="outline" presentation:user-transformed="true">
          <draw:text-box>
            <text:p text:style-name="P48"><text:span text:style-name="T66">1. Every object must be </text:span><text:span text:style-name="T67">constructed</text:span><text:span text:style-name="T66"> </text:span><text:span text:style-name="T66">before it is used.</text:span></text:p>
            <text:p text:style-name="P48"><text:span text:style-name="T68"/></text:p>
            <text:p text:style-name="P48"><text:span text:style-name="T69">2. Every object must be </text:span><text:span text:style-name="T70">destructed </text:span><text:span text:style-name="T69">after it gets out of use.</text:span></text:p>
          </draw:text-box>
        </draw:frame>
        <anim:par presentation:node-type="timing-root">
          <anim:par smil:begin="id31.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5" presentation:class="page"/>
          <draw:frame presentation:style-name="pr8" draw:text-style-name="P41" draw:layer="layout" svg:width="15.775cm" svg:height="12.792cm" svg:x="1.972cm" svg:y="13.503cm" presentation:class="notes" presentation:placeholder="true">
            <draw:text-box/>
          </draw:frame>
        </presentation:notes>
      </draw:page>
      <draw:page draw:name="Class Basics: Constructors" draw:style-name="dp1" draw:master-page-name="כותרת_20_ותוכן" presentation:presentation-page-layout-name="AL2T11" xml:id="id32" draw:id="id32">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text:span><text:span text:style-name="T4">o</text:span><text:span text:style-name="T4">n</text:span><text:span text:style-name="T4">s</text:span><text:span text:style-name="T4">t</text:span><text:span text:style-name="T4">r</text:span><text:span text:style-name="T4">u</text:span><text:span text:style-name="T4">c</text:span><text:span text:style-name="T4">t</text:span><text:span text:style-name="T4">o</text:span><text:span text:style-name="T4">r</text:span><text:span text:style-name="T4">s</text:span><text:span text:style-name="T4"> </text:span><text:span text:style-name="T43">(</text:span><text:span text:style-name="T43">f</text:span><text:span text:style-name="T43">o</text:span><text:span text:style-name="T43">l</text:span><text:span text:style-name="T43">d</text:span><text:span text:style-name="T43">e</text:span><text:span text:style-name="T43">r </text:span><text:span text:style-name="T43">4</text:span><text:span text:style-name="T43">)</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text:span><text:span text:style-name="T45"> i ); </text:span><text:span text:style-name="T45"><text:line-break/></text:span><text:span text:style-name="T45">   MyClass( </text:span><text:span text:style-name="T44">double</text:span><text:span text:style-name="T45"> x, </text:span><text:span text:style-name="T44">double</text:span><text:span text:style-name="T45"> 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a; </text:span><text:span text:style-name="T71">// Calls 1</text:span><text:span text:style-name="T71"><text:line-break/></text:span><text:span text:style-name="T71"> <text:s text:c="2"/></text:span><text:span text:style-name="T45">MyClass b {</text:span><text:span text:style-name="T72">5}</text:span><text:span text:style-name="T45">; </text:span><text:span text:style-name="T71">// Calls 2</text:span><text:span text:style-name="T71"><text:line-break/></text:span><text:span text:style-name="T71"> <text:s text:c="2"/></text:span><text:span text:style-name="T45">MyClass c {</text:span><text:span text:style-name="T72">1.0</text:span><text:span text:style-name="T45">, </text:span><text:span text:style-name="T72">0.0</text:span><text:span text:style-name="T45">}; </text:span><text:span text:style-name="T71">// Calls 3 </text:span></text:p>
            <text:p text:style-name="P25"><text:span text:style-name="T71">}</text:span></text:p>
          </draw:text-box>
        </draw:frame>
        <draw:custom-shape draw:name="Oval 4" draw:style-name="gr14" draw:text-style-name="P51" draw:layer="layout" svg:width="0.978cm" svg:height="0.978cm" svg:x="0.508cm" svg:y="6.388cm">
          <text:p text:style-name="P50"><text:span text:style-name="T7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51" draw:layer="layout" svg:width="0.978cm" svg:height="0.978cm" svg:x="0.546cm" svg:y="7.404cm">
          <text:p text:style-name="P50"><text:span text:style-name="T7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51" draw:layer="layout" svg:width="0.978cm" svg:height="0.978cm" svg:x="0.546cm" svg:y="8.42cm">
          <text:p text:style-name="P50"><text:span text:style-name="T7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32.begin">
            <anim:transitionFilter smil:dur="1s" smil:type="fade" smil:subtype="crossfade"/>
          </anim:par>
          <anim:seq smil:dur="0s" presentation:node-type="main-sequence"/>
        </anim:par>
        <presentation:notes draw:style-name="dp4">
          <office:forms form:automatic-focus="false" form:apply-design-mode="false"/>
          <draw:page-thumbnail draw:style-name="gr7" draw:layer="layout" svg:width="14.212cm" svg:height="10.659cm" svg:x="2.753cm" svg:y="2.16cm" draw:page-number="16" presentation:class="page"/>
          <draw:frame presentation:style-name="pr8" draw:text-style-name="P21" draw:layer="layout" svg:width="15.775cm" svg:height="12.792cm" svg:x="1.972cm" svg:y="13.503cm" presentation:class="notes" presentation:placeholder="true">
            <draw:text-box/>
          </draw:frame>
        </presentation:notes>
      </draw:page>
      <draw:page draw:name="page17" draw:style-name="dp1" draw:master-page-name="כותרת_20_ותוכן" presentation:presentation-page-layout-name="AL2T11" xml:id="id33" draw:id="id33">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text:span><text:span text:style-name="T4">o</text:span><text:span text:style-name="T4">n</text:span><text:span text:style-name="T4">s</text:span><text:span text:style-name="T4">t</text:span><text:span text:style-name="T4">r</text:span><text:span text:style-name="T4">u</text:span><text:span text:style-name="T4">c</text:span><text:span text:style-name="T4">t</text:span><text:span text:style-name="T4">o</text:span><text:span text:style-name="T4">r</text:span><text:span text:style-name="T4">s</text:span><text:span text:style-name="T4"> </text:span><text:span text:style-name="T4">a</text:span><text:span text:style-name="T4">n</text:span><text:span text:style-name="T4">d</text:span><text:span text:style-name="T4"> </text:span><text:span text:style-name="T4">A</text:span><text:span text:style-name="T4">r</text:span><text:span text:style-name="T4">r</text:span><text:span text:style-name="T4">a</text:span><text:span text:style-name="T4">y</text:span><text:span text:style-name="T4">s</text:span><text:span text:style-name="T43"> </text:span><text:span text:style-name="T43">(</text:span><text:span text:style-name="T43">f</text:span><text:span text:style-name="T43">o</text:span><text:span text:style-name="T43">l</text:span><text:span text:style-name="T43">d</text:span><text:span text:style-name="T43">e</text:span><text:span text:style-name="T43">r </text:span><text:span text:style-name="T43">4</text:span><text:span text:style-name="T43">)</text:span></text:p>
          </draw:text-box>
        </draw:fram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762cm" svg:y="3.134cm" presentation:class="outline" presentation:user-transformed="true">
          <draw:text-box>
            <text:p text:style-name="P2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text:span><text:span text:style-name="T45"> i ); </text:span><text:span text:style-name="T45"><text:line-break/></text:span><text:span text:style-name="T45">   MyClass( </text:span><text:span text:style-name="T44">double</text:span><text:span text:style-name="T45"> x, </text:span><text:span text:style-name="T44">double</text:span><text:span text:style-name="T45"> y ); </text:span><text:span text:style-name="T45"><text:line-break/></text:span><text:span text:style-name="T45">   ...</text:span><text:span text:style-name="T45"><text:line-break/></text:span><text:span text:style-name="T45">}; </text:span></text:p>
            <text:p text:style-name="P25"><text:span text:style-name="T45"><text:line-break/></text:span><text:span text:style-name="T45">int main() {</text:span><text:span text:style-name="T45"><text:line-break/></text:span><text:span text:style-name="T45"> <text:s text:c="2"/>MyClass a[5]; </text:span><text:span text:style-name="T71">// Calls 1 five times</text:span><text:span text:style-name="T71"><text:line-break/></text:span><text:span text:style-name="T71"> <text:s text:c="2"/></text:span><text:span text:style-name="T45">MyClass b[5] {11, 22}</text:span><text:span text:style-name="T45">; </text:span><text:span text:style-name="T71">// Calls 2 two times</text:span><text:span text:style-name="T71"><text:line-break/></text:span><text:span text:style-name="T71"> <text:s text:c="2"/></text:span><text:span text:style-name="T45">MyClass c[5] { {11,22}, 33}; </text:span><text:span text:style-name="T71">// Calls 3 then 2</text:span></text:p>
            <text:p text:style-name="P25"><text:span text:style-name="T71">}</text:span></text:p>
          </draw:text-box>
        </draw:frame>
        <draw:custom-shape draw:name="Oval 4" draw:style-name="gr14" draw:text-style-name="P51" draw:layer="layout" svg:width="0.978cm" svg:height="0.978cm" svg:x="0.508cm" svg:y="6.388cm">
          <text:p text:style-name="P50"><text:span text:style-name="T7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51" draw:layer="layout" svg:width="0.978cm" svg:height="0.978cm" svg:x="0.546cm" svg:y="7.404cm">
          <text:p text:style-name="P50"><text:span text:style-name="T7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51" draw:layer="layout" svg:width="0.978cm" svg:height="0.978cm" svg:x="0.546cm" svg:y="8.42cm">
          <text:p text:style-name="P50"><text:span text:style-name="T7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33.begin">
            <anim:transitionFilter smil:dur="1s" smil:type="fade" smil:subtype="crossfade"/>
          </anim:par>
          <anim:seq smil:dur="0s" presentation:node-type="main-sequence"/>
        </anim:par>
        <presentation:notes draw:style-name="dp4">
          <office:forms form:automatic-focus="false" form:apply-design-mode="false"/>
          <draw:page-thumbnail draw:style-name="gr7" draw:layer="layout" svg:width="14.212cm" svg:height="10.659cm" svg:x="2.753cm" svg:y="2.16cm" draw:page-number="17" presentation:class="page"/>
          <draw:frame presentation:style-name="pr8" draw:text-style-name="P21" draw:layer="layout" svg:width="15.775cm" svg:height="12.792cm" svg:x="1.972cm" svg:y="13.503cm" presentation:class="notes" presentation:placeholder="true">
            <draw:text-box/>
          </draw:frame>
        </presentation:notes>
      </draw:page>
      <draw:page draw:name="Constructors – parameterless ctor" draw:style-name="dp1" draw:master-page-name="כותרת_20_ותוכן" presentation:presentation-page-layout-name="AL2T11" xml:id="id34" draw:id="id34">
        <office:forms form:automatic-focus="false" form:apply-design-mode="false"/>
        <draw:frame draw:name="Rectangle 2" presentation:style-name="pr9" draw:text-style-name="P2" draw:layer="layout" svg:width="23.706cm" svg:height="2.116cm" svg:x="0.847cm" svg:y="0.423cm" presentation:class="title" presentation:user-transformed="true">
          <draw:text-box>
            <text:p text:style-name="P9"><text:span text:style-name="T4">C</text:span><text:span text:style-name="T4">o</text:span><text:span text:style-name="T4">n</text:span><text:span text:style-name="T4">s</text:span><text:span text:style-name="T4">t</text:span><text:span text:style-name="T4">r</text:span><text:span text:style-name="T4">u</text:span><text:span text:style-name="T4">c</text:span><text:span text:style-name="T4">t</text:span><text:span text:style-name="T4">o</text:span><text:span text:style-name="T4">r</text:span><text:span text:style-name="T4">s</text:span><text:span text:style-name="T4"> </text:span><text:span text:style-name="T4">–</text:span><text:span text:style-name="T4"> </text:span><text:span text:style-name="T4">p</text:span><text:span text:style-name="T4">a</text:span><text:span text:style-name="T4">r</text:span><text:span text:style-name="T4">a</text:span><text:span text:style-name="T4">m</text:span><text:span text:style-name="T4">e</text:span><text:span text:style-name="T4">t</text:span><text:span text:style-name="T4">e</text:span><text:span text:style-name="T4">r</text:span><text:span text:style-name="T4">l</text:span><text:span text:style-name="T4">e</text:span><text:span text:style-name="T4">s</text:span><text:span text:style-name="T4">s</text:span><text:span text:style-name="T4"> </text:span><text:span text:style-name="T4">c</text:span><text:span text:style-name="T4">t</text:span><text:span text:style-name="T4">o</text:span><text:span text:style-name="T4">r</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5"><text:span text:style-name="T31">class</text:span><text:span text:style-name="T36"> MyClass { </text:span><text:span text:style-name="T36"><text:line-break/></text:span><text:span text:style-name="T31">public</text:span><text:span text:style-name="T36">: </text:span><text:span text:style-name="T36"><text:line-break/></text:span><text:span text:style-name="T36">   MyClass(); </text:span><text:span text:style-name="T74">// parameterless ctor. </text:span><text:span text:style-name="T74"><text:line-break/></text:span><text:span text:style-name="T74">   //...</text:span><text:span text:style-name="T74"><text:line-break/></text:span><text:span text:style-name="T36">}; </text:span><text:span text:style-name="T36"><text:line-break/></text:span><text:span text:style-name="T74">//... </text:span><text:span text:style-name="T74"><text:line-break/></text:span><text:span text:style-name="T31">int</text:span><text:span text:style-name="T36"> main() { </text:span><text:span text:style-name="T36"><text:line-break/></text:span><text:span text:style-name="T36">   MyClass a; </text:span><text:span text:style-name="T74">// parameterless ctor called </text:span><text:span text:style-name="T74"><text:line-break/></text:span><text:span text:style-name="T74">   // …</text:span></text:p>
            <text:p text:style-name="P35"><text:span text:style-name="T74">}</text:span></text:p>
          </draw:text-box>
        </draw:frame>
        <anim:par presentation:node-type="timing-root">
          <anim:par smil:begin="id34.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8" presentation:class="page"/>
          <draw:frame presentation:style-name="pr8" draw:text-style-name="P41" draw:layer="layout" svg:width="15.775cm" svg:height="12.792cm" svg:x="1.972cm" svg:y="13.503cm" presentation:class="notes" presentation:placeholder="true">
            <draw:text-box/>
          </draw:frame>
        </presentation:notes>
      </draw:page>
      <draw:page draw:name="Constructors – default parameterless ctor" draw:style-name="dp1" draw:master-page-name="כותרת_20_ותוכן" presentation:presentation-page-layout-name="AL2T11" xml:id="id35" draw:id="id35">
        <office:forms form:automatic-focus="false" form:apply-design-mode="false"/>
        <draw:frame draw:name="Rectangle 2" presentation:style-name="pr9" draw:text-style-name="P2" draw:layer="layout" svg:width="23.706cm" svg:height="2.116cm" svg:x="0.847cm" svg:y="0.423cm" presentation:class="title" presentation:user-transformed="true">
          <draw:text-box>
            <text:p text:style-name="P9"><text:span text:style-name="T49">C</text:span><text:span text:style-name="T49">o</text:span><text:span text:style-name="T49">n</text:span><text:span text:style-name="T49">s</text:span><text:span text:style-name="T49">t</text:span><text:span text:style-name="T49">r</text:span><text:span text:style-name="T49">u</text:span><text:span text:style-name="T49">c</text:span><text:span text:style-name="T49">t</text:span><text:span text:style-name="T49">o</text:span><text:span text:style-name="T49">r</text:span><text:span text:style-name="T49">s</text:span><text:span text:style-name="T49"> </text:span><text:span text:style-name="T49">–</text:span><text:span text:style-name="T49"> </text:span><text:span text:style-name="T49">d</text:span><text:span text:style-name="T49">e</text:span><text:span text:style-name="T49">f</text:span><text:span text:style-name="T49">a</text:span><text:span text:style-name="T49">u</text:span><text:span text:style-name="T49">l</text:span><text:span text:style-name="T49">t </text:span><text:span text:style-name="T49">p</text:span><text:span text:style-name="T49">a</text:span><text:span text:style-name="T49">r</text:span><text:span text:style-name="T49">a</text:span><text:span text:style-name="T49">m</text:span><text:span text:style-name="T49">e</text:span><text:span text:style-name="T49">t</text:span><text:span text:style-name="T49">e</text:span><text:span text:style-name="T49">r</text:span><text:span text:style-name="T49">l</text:span><text:span text:style-name="T49">e</text:span><text:span text:style-name="T49">s</text:span><text:span text:style-name="T49">s</text:span><text:span text:style-name="T49"> </text:span><text:span text:style-name="T49">c</text:span><text:span text:style-name="T49">t</text:span><text:span text:style-name="T49">o</text:span><text:span text:style-name="T49">r</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5"><text:span text:style-name="T31">class</text:span><text:span text:style-name="T36"> MyClass { </text:span><text:span text:style-name="T36"><text:line-break/></text:span><text:span text:style-name="T31">public</text:span><text:span text:style-name="T36">: </text:span><text:span text:style-name="T36"><text:line-break/></text:span><text:span text:style-name="T36">   </text:span><text:span text:style-name="T74">// No ctors </text:span><text:span text:style-name="T74"><text:line-break/></text:span><text:span text:style-name="T36">}; </text:span><text:span text:style-name="T36"><text:line-break/></text:span><text:span text:style-name="T36"/></text:p>
            <text:p text:style-name="P35"><text:span text:style-name="T31">int</text:span><text:span text:style-name="T36"> main() { </text:span><text:span text:style-name="T36"><text:line-break/></text:span><text:span text:style-name="T36">  MyClass a; </text:span><text:span text:style-name="T74">// </text:span><text:span text:style-name="T75">default</text:span><text:span text:style-name="T74"> parameterless ctor:</text:span></text:p>
            <text:p text:style-name="P35"><text:span text:style-name="T74"><text:s text:c="2"/></text:span><text:span text:style-name="T74">// Calls parameterless ctors of members</text:span></text:p>
            <text:p text:style-name="P35"><text:span text:style-name="T76">}</text:span></text:p>
          </draw:text-box>
        </draw:frame>
        <anim:par presentation:node-type="timing-root">
          <anim:par smil:begin="id35.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19" presentation:class="page"/>
          <draw:frame presentation:style-name="pr8" draw:text-style-name="P41" draw:layer="layout" svg:width="15.775cm" svg:height="12.792cm" svg:x="1.972cm" svg:y="13.503cm" presentation:class="notes" presentation:placeholder="true">
            <draw:text-box/>
          </draw:frame>
        </presentation:notes>
      </draw:page>
      <draw:page draw:name="Constructors – no default parameterless ctor" draw:style-name="dp1" draw:master-page-name="כותרת_20_ותוכן" presentation:presentation-page-layout-name="AL2T11" xml:id="id36" draw:id="id36">
        <office:forms form:automatic-focus="false" form:apply-design-mode="fals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5"><text:span text:style-name="T31">class</text:span><text:span text:style-name="T36"> MyClass { </text:span><text:span text:style-name="T36"><text:line-break/></text:span><text:span text:style-name="T31">public</text:span><text:span text:style-name="T36">: </text:span><text:span text:style-name="T36"><text:line-break/></text:span><text:span text:style-name="T36">   MyClass(</text:span><text:span text:style-name="T31">int</text:span><text:span text:style-name="T36"> x); </text:span><text:span text:style-name="T74">// no parameterless ctor. </text:span><text:span text:style-name="T74"><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 text:c="4"/></text:span><text:span text:style-name="T77">// compiler error – </text:span></text:p>
            <text:p text:style-name="P35"><text:span text:style-name="T77"><text:s text:c="3"/></text:span><text:span text:style-name="T36">MyClass b[5]; </text:span><text:span text:style-name="T77"><text:s/>// no parameterless ctor. </text:span></text:p>
            <text:p text:style-name="P35"><text:span text:style-name="T76">}</text:span></text:p>
          </draw:text-box>
        </draw:frame>
        <draw:frame draw:name="Rectangle 2" presentation:style-name="pr9" draw:text-style-name="P2" draw:layer="layout" svg:width="23.706cm" svg:height="2.116cm" svg:x="0.847cm" svg:y="0.423cm" presentation:class="title" presentation:user-transformed="true">
          <draw:text-box>
            <text:p text:style-name="P9"><text:span text:style-name="T49">C</text:span><text:span text:style-name="T49">o</text:span><text:span text:style-name="T49">n</text:span><text:span text:style-name="T49">s</text:span><text:span text:style-name="T49">t</text:span><text:span text:style-name="T49">r</text:span><text:span text:style-name="T49">u</text:span><text:span text:style-name="T49">c</text:span><text:span text:style-name="T49">t</text:span><text:span text:style-name="T49">o</text:span><text:span text:style-name="T49">r</text:span><text:span text:style-name="T49">s</text:span><text:span text:style-name="T49"> </text:span><text:span text:style-name="T49">–</text:span><text:span text:style-name="T49"> </text:span><text:span text:style-name="T49">n</text:span><text:span text:style-name="T49">o</text:span><text:span text:style-name="T49"> </text:span><text:span text:style-name="T49">d</text:span><text:span text:style-name="T49">e</text:span><text:span text:style-name="T49">f</text:span><text:span text:style-name="T49">a</text:span><text:span text:style-name="T49">u</text:span><text:span text:style-name="T49">l</text:span><text:span text:style-name="T49">t </text:span><text:span text:style-name="T49">p</text:span><text:span text:style-name="T49">a</text:span><text:span text:style-name="T49">r</text:span><text:span text:style-name="T49">a</text:span><text:span text:style-name="T49">m</text:span><text:span text:style-name="T49">e</text:span><text:span text:style-name="T49">t</text:span><text:span text:style-name="T49">e</text:span><text:span text:style-name="T49">r</text:span><text:span text:style-name="T49">l</text:span><text:span text:style-name="T49">e</text:span><text:span text:style-name="T49">s</text:span><text:span text:style-name="T49">s</text:span><text:span text:style-name="T49"> </text:span><text:span text:style-name="T49">c</text:span><text:span text:style-name="T49">t</text:span><text:span text:style-name="T49">o</text:span><text:span text:style-name="T49">r</text:span></text:p>
          </draw:text-box>
        </draw:frame>
        <anim:par presentation:node-type="timing-root">
          <anim:par smil:begin="id36.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0"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page21" draw:style-name="dp1" draw:master-page-name="כותרת_20_ותוכן" presentation:presentation-page-layout-name="AL2T11" xml:id="id37" draw:id="id37">
        <office:forms form:automatic-focus="false" form:apply-design-mode="fals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5"><text:span text:style-name="T31">class</text:span><text:span text:style-name="T36"> MyClass { </text:span><text:span text:style-name="T36"><text:line-break/></text:span><text:span text:style-name="T31">public</text:span><text:span text:style-name="T36">: </text:span><text:span text:style-name="T36"><text:line-break/></text:span><text:span text:style-name="T36">   MyClass(</text:span><text:span text:style-name="T31">int</text:span><text:span text:style-name="T36"> x);</text:span><text:span text:style-name="T74"> </text:span><text:span text:style-name="T74"><text:line-break/></text:span><text:span text:style-name="T36">   MyClass(</text:span><text:span text:style-name="T36">) = </text:span><text:span text:style-name="T31">default</text:span><text:span text:style-name="T36">;</text:span><text:span text:style-name="T74"><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4">// </text:span><text:span text:style-name="T75">default</text:span><text:span text:style-name="T74"> parameterless ctor</text:span></text:p>
            <text:p text:style-name="P35"><text:span text:style-name="T76">}</text:span></text:p>
          </draw:text-box>
        </draw:frame>
        <draw:frame draw:name="Rectangle 2" presentation:style-name="pr9" draw:text-style-name="P53" draw:layer="layout" svg:width="23.706cm" svg:height="2.116cm" svg:x="0.847cm" svg:y="0.423cm" presentation:class="title" presentation:user-transformed="true">
          <draw:text-box>
            <text:p text:style-name="P52"><text:span text:style-name="T78">C</text:span><text:span text:style-name="T78">o</text:span><text:span text:style-name="T78">n</text:span><text:span text:style-name="T78">s</text:span><text:span text:style-name="T78">t</text:span><text:span text:style-name="T78">r</text:span><text:span text:style-name="T78">u</text:span><text:span text:style-name="T78">c</text:span><text:span text:style-name="T78">t</text:span><text:span text:style-name="T78">o</text:span><text:span text:style-name="T78">r</text:span><text:span text:style-name="T78">s</text:span><text:span text:style-name="T78"> </text:span><text:span text:style-name="T78">–</text:span><text:span text:style-name="T78"> </text:span><text:span text:style-name="T78">e</text:span><text:span text:style-name="T78">x</text:span><text:span text:style-name="T78">p</text:span><text:span text:style-name="T78">l</text:span><text:span text:style-name="T78">i</text:span><text:span text:style-name="T78">c</text:span><text:span text:style-name="T78">i</text:span><text:span text:style-name="T78">t </text:span><text:span text:style-name="T78">d</text:span><text:span text:style-name="T78">e</text:span><text:span text:style-name="T78">f</text:span><text:span text:style-name="T78">a</text:span><text:span text:style-name="T78">u</text:span><text:span text:style-name="T78">l</text:span><text:span text:style-name="T78">t </text:span><text:span text:style-name="T78">p</text:span><text:span text:style-name="T78">a</text:span><text:span text:style-name="T78">r</text:span><text:span text:style-name="T78">a</text:span><text:span text:style-name="T78">m</text:span><text:span text:style-name="T78">e</text:span><text:span text:style-name="T78">t</text:span><text:span text:style-name="T78">e</text:span><text:span text:style-name="T78">r</text:span><text:span text:style-name="T78">l</text:span><text:span text:style-name="T78">e</text:span><text:span text:style-name="T78">s</text:span><text:span text:style-name="T78">s</text:span><text:span text:style-name="T78"> </text:span><text:span text:style-name="T78">c</text:span><text:span text:style-name="T78">t</text:span><text:span text:style-name="T78">o</text:span><text:span text:style-name="T78">r</text:span></text:p>
          </draw:text-box>
        </draw:frame>
        <anim:par presentation:node-type="timing-root">
          <anim:par smil:begin="id37.begin">
            <anim:transitionFilter smil:dur="1s" smil:type="fade" smil:subtype="crossfade"/>
          </anim:par>
          <anim:seq smil:dur="0s" presentation:node-type="main-sequence"/>
        </anim:par>
        <presentation:notes draw:style-name="dp2">
          <office:forms form:automatic-focus="false" form:apply-design-mode="false"/>
          <draw:page-thumbnail draw:name="מציין מיקום של תמונת שקופית 1" draw:style-name="gr7" draw:layer="layout" svg:width="14.216cm" svg:height="10.662cm" svg:x="2.752cm" svg:y="2.134cm" draw:page-number="21"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page22" draw:style-name="dp1" draw:master-page-name="כותרת_20_ותוכן" presentation:presentation-page-layout-name="AL2T11" xml:id="id38" draw:id="id38">
        <office:forms form:automatic-focus="false" form:apply-design-mode="false"/>
        <draw:frame draw:name="מציין מיקום של מספר שקופית 4" presentation:style-name="pr4" draw:text-style-name="P8"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553cm" svg:height="15.874cm" svg:x="0.847cm" svg:y="2.54cm" presentation:class="outline" presentation:user-transformed="true">
          <draw:text-box>
            <text:p text:style-name="P35"><text:span text:style-name="T31">class</text:span><text:span text:style-name="T36"> MyClass { </text:span><text:span text:style-name="T36"><text:line-break/></text:span><text:span text:style-name="T31">public</text:span><text:span text:style-name="T36">: </text:span><text:span text:style-name="T36"><text:line-break/></text:span><text:span text:style-name="T36">   MyClass() = </text:span><text:span text:style-name="T31">delete</text:span><text:span text:style-name="T36">;</text:span><text:span text:style-name="T74"><text:line-break/></text:span><text:span text:style-name="T36">}; </text:span><text:span text:style-name="T36"><text:line-break/></text:span><text:span text:style-name="T36"><text:line-break/></text:span><text:span text:style-name="T31">int</text:span><text:span text:style-name="T36"> main() { </text:span><text:span text:style-name="T36"><text:line-break/></text:span><text:span text:style-name="T36">   MyClass a; </text:span><text:span text:style-name="T77">// compiler error – </text:span></text:p>
            <text:p text:style-name="P35"><text:span text:style-name="T77"><text:s text:c="14"/></text:span><text:span text:style-name="T77">// no parameterless ctor. </text:span></text:p>
            <text:p text:style-name="P35"><text:span text:style-name="T76">}</text:span></text:p>
          </draw:text-box>
        </draw:frame>
        <draw:frame draw:name="Rectangle 2" presentation:style-name="pr9" draw:text-style-name="P55" draw:layer="layout" svg:width="23.706cm" svg:height="2.116cm" svg:x="0.847cm" svg:y="0.423cm" presentation:class="title" presentation:user-transformed="true">
          <draw:text-box>
            <text:p text:style-name="P54"><text:span text:style-name="T79">C</text:span><text:span text:style-name="T79">o</text:span><text:span text:style-name="T79">n</text:span><text:span text:style-name="T79">s</text:span><text:span text:style-name="T79">t</text:span><text:span text:style-name="T79">r</text:span><text:span text:style-name="T79">u</text:span><text:span text:style-name="T79">c</text:span><text:span text:style-name="T79">t</text:span><text:span text:style-name="T79">o</text:span><text:span text:style-name="T79">r</text:span><text:span text:style-name="T79">s</text:span><text:span text:style-name="T79"> </text:span><text:span text:style-name="T79">–</text:span><text:span text:style-name="T79"> </text:span><text:span text:style-name="T79">d</text:span><text:span text:style-name="T79">e</text:span><text:span text:style-name="T79">l</text:span><text:span text:style-name="T79">e</text:span><text:span text:style-name="T79">t</text:span><text:span text:style-name="T79">e</text:span><text:span text:style-name="T79">d</text:span><text:span text:style-name="T79"> </text:span><text:span text:style-name="T79">d</text:span><text:span text:style-name="T79">e</text:span><text:span text:style-name="T79">f</text:span><text:span text:style-name="T79">a</text:span><text:span text:style-name="T79">u</text:span><text:span text:style-name="T79">l</text:span><text:span text:style-name="T79">t </text:span><text:span text:style-name="T79">p</text:span><text:span text:style-name="T79">a</text:span><text:span text:style-name="T79">r</text:span><text:span text:style-name="T79">a</text:span><text:span text:style-name="T79">m</text:span><text:span text:style-name="T79">e</text:span><text:span text:style-name="T79">t</text:span><text:span text:style-name="T79">e</text:span><text:span text:style-name="T79">r</text:span><text:span text:style-name="T79">l</text:span><text:span text:style-name="T79">e</text:span><text:span text:style-name="T79">s</text:span><text:span text:style-name="T79">s</text:span><text:span text:style-name="T79"> </text:span><text:span text:style-name="T79">c</text:span><text:span text:style-name="T79">t</text:span><text:span text:style-name="T79">o</text:span><text:span text:style-name="T79">r</text:span></text:p>
          </draw:text-box>
        </draw:frame>
        <anim:par presentation:node-type="timing-root">
          <anim:par smil:begin="id38.begin">
            <anim:transitionFilter smil:dur="1s" smil:type="fade" smil:subtype="crossfade"/>
          </anim:par>
          <anim:seq smil:dur="0s" presentation:node-type="main-sequence"/>
        </anim:par>
        <presentation:notes draw:style-name="dp2">
          <office:forms form:automatic-focus="false" form:apply-design-mode="false"/>
          <draw:page-thumbnail draw:name="מציין מיקום של תמונת שקופית 1" draw:style-name="gr7" draw:layer="layout" svg:width="14.216cm" svg:height="10.662cm" svg:x="2.752cm" svg:y="2.134cm" draw:page-number="22" presentation:class="page"/>
          <draw:frame draw:name="מציין מיקום של הערות 2" presentation:style-name="pr10" draw:text-style-name="P6" draw:layer="layout" svg:width="14.463cm" svg:height="12.787cm" svg:x="2.628cm" svg:y="13.507cm" presentation:class="notes" presentation:placeholder="true" presentation:user-transformed="true">
            <draw:text-box/>
          </draw:frame>
          <draw:frame draw:name="מציין מיקום של מספר שקופית 3" presentation:style-name="pr11" draw:text-style-name="P31"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Destructors" draw:style-name="dp1" draw:master-page-name="כותרת_20_ותוכן" presentation:presentation-page-layout-name="AL2T11" xml:id="id39" draw:id="id39">
        <office:forms form:automatic-focus="false" form:apply-design-mode="false"/>
        <draw:frame draw:name="Rectangle 2" presentation:style-name="pr9" draw:text-style-name="P56" draw:layer="layout" svg:width="23.706cm" svg:height="3.047cm" svg:x="0.847cm" svg:y="0.763cm" presentation:class="title" presentation:user-transformed="true">
          <draw:text-box>
            <text:p text:style-name="P9"><text:span text:style-name="T80">D</text:span><text:span text:style-name="T80">e</text:span><text:span text:style-name="T80">s</text:span><text:span text:style-name="T80">t</text:span><text:span text:style-name="T80">r</text:span><text:span text:style-name="T80">u</text:span><text:span text:style-name="T80">c</text:span><text:span text:style-name="T80">t</text:span><text:span text:style-name="T80">o</text:span><text:span text:style-name="T80">r</text:span><text:span text:style-name="T80">s</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8" draw:text-style-name="P27" draw:layer="layout" svg:width="24.129cm" svg:height="15.662cm" svg:x="0.635cm" svg:y="2.752cm" presentation:class="outline" presentation:user-transformed="true">
          <draw:text-box>
            <text:list text:style-name="L6">
              <text:list-item>
                <text:p text:style-name="P57"><text:span text:style-name="T12">Ensure propose “cleanup” when the object </text:span><text:span text:style-name="T12">is destructed</text:span></text:p>
              </text:list-item>
              <text:list-item>
                <text:p text:style-name="P57"><text:span text:style-name="T12">Use for freeing memory, notifying related </text:span><text:span text:style-name="T12">objects, etc.</text:span></text:p>
              </text:list-item>
            </text:list>
          </draw:text-box>
        </draw:frame>
        <anim:par presentation:node-type="timing-root">
          <anim:par smil:begin="id3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3" presentation:class="page"/>
          <draw:frame presentation:style-name="pr8" draw:text-style-name="P41" draw:layer="layout" svg:width="15.775cm" svg:height="12.792cm" svg:x="1.972cm" svg:y="13.503cm" presentation:class="notes" presentation:placeholder="true">
            <draw:text-box/>
          </draw:frame>
        </presentation:notes>
      </draw:page>
      <draw:page draw:name="Class Basics: Destructors" draw:style-name="dp1" draw:master-page-name="שני_20_תכנים" presentation:presentation-page-layout-name="AL3T3" xml:id="id40" draw:id="id40">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D</text:span><text:span text:style-name="T4">e</text:span><text:span text:style-name="T4">s</text:span><text:span text:style-name="T4">t</text:span><text:span text:style-name="T4">r</text:span><text:span text:style-name="T4">u</text:span><text:span text:style-name="T4">c</text:span><text:span text:style-name="T4">t</text:span><text:span text:style-name="T4">o</text:span><text:span text:style-name="T4">r</text:span><text:span text:style-name="T4">s</text:span><text:span text:style-name="T43"> </text:span><text:span text:style-name="T43">(</text:span><text:span text:style-name="T43">f</text:span><text:span text:style-name="T43">o</text:span><text:span text:style-name="T43">l</text:span><text:span text:style-name="T43">d</text:span><text:span text:style-name="T43">e</text:span><text:span text:style-name="T43">r </text:span><text:span text:style-name="T43">5</text:span><text:span text:style-name="T43">)</text:span></text:p>
          </draw:text-box>
        </draw:frame>
        <draw:frame draw:name="מציין מיקום של מספר שקופית 5" presentation:style-name="pr20"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1" draw:text-style-name="P27" draw:layer="layout" svg:width="13.334cm" svg:height="16.044cm" svg:x="0.635cm" svg:y="2.752cm" presentation:class="outline" presentation:user-transformed="true">
          <draw:text-box>
            <text:p text:style-name="P58"><text:span text:style-name="T81">#include</text:span><text:span text:style-name="T82"> </text:span><text:span text:style-name="T83">&lt;cstdlib&gt;</text:span><text:span text:style-name="T82"> </text:span><text:span text:style-name="T82"><text:line-break/></text:span><text:span text:style-name="T81">class</text:span><text:span text:style-name="T82"> MyClass </text:span><text:span text:style-name="T82"><text:line-break/></text:span><text:span text:style-name="T82">{ </text:span><text:span text:style-name="T82"><text:line-break/></text:span><text:span text:style-name="T81">public</text:span><text:span text:style-name="T82">: </text:span><text:span text:style-name="T82"><text:line-break/></text:span><text:span text:style-name="T82">   MyClass(); </text:span><text:span text:style-name="T82"><text:s/></text:span><text:span text:style-name="T84">// constructor </text:span><text:span text:style-name="T82"><text:line-break/></text:span><text:span text:style-name="T82">   ~MyClass(); </text:span><text:span text:style-name="T84">// destructor </text:span><text:span text:style-name="T84"><text:line-break/></text:span><text:span text:style-name="T81">private</text:span><text:span text:style-name="T82">: </text:span><text:span text:style-name="T82"><text:line-break/></text:span><text:span text:style-name="T82">   </text:span><text:span text:style-name="T81">char</text:span><text:span text:style-name="T82">* _mem; </text:span><text:span text:style-name="T82"><text:line-break/></text:span><text:span text:style-name="T82">}; </text:span><text:span text:style-name="T82"><text:line-break/></text:span><text:span text:style-name="T82">MyClass::MyClass() </text:span><text:span text:style-name="T82"><text:line-break/></text:span><text:span text:style-name="T82">{ </text:span><text:span text:style-name="T82"><text:line-break/></text:span><text:span text:style-name="T82">   _mem = new char[</text:span><text:span text:style-name="T85">1000]</text:span><text:span text:style-name="T82">; </text:span><text:span text:style-name="T82"><text:line-break/></text:span><text:span text:style-name="T82">} </text:span><text:span text:style-name="T82"><text:line-break/></text:span><text:span text:style-name="T82">MyClass::~MyClass() </text:span><text:span text:style-name="T82"><text:line-break/></text:span><text:span text:style-name="T82">{ </text:span><text:span text:style-name="T82"><text:line-break/></text:span><text:span text:style-name="T82"> <text:s text:c="2"/>delete[] _mem;</text:span><text:span text:style-name="T82"><text:line-break/></text:span><text:span text:style-name="T82">} </text:span></text:p>
          </draw:text-box>
        </draw:frame>
        <draw:frame draw:name="Rectangle 4" presentation:style-name="pr22" draw:text-style-name="P27" draw:layer="layout" svg:width="9.312cm" svg:height="15.451cm" svg:x="15.452cm" svg:y="2.752cm" presentation:class="outline" presentation:user-transformed="true">
          <draw:text-box>
            <text:p xml:id="id41" text:id="id41" text:style-name="P35"><text:span text:style-name="T86">int</text:span><text:span text:style-name="T87"> main() </text:span><text:span text:style-name="T87"><text:line-break/></text:span><text:span text:style-name="T87">{ </text:span><text:span text:style-name="T87"><text:line-break/></text:span><text:span text:style-name="T87">   MyClass a; </text:span><text:span text:style-name="T87"><text:line-break/></text:span><text:span text:style-name="T87">   </text:span><text:span text:style-name="T86">if</text:span><text:span text:style-name="T87">( ... ) </text:span><text:span text:style-name="T87"><text:line-break/></text:span><text:span text:style-name="T87">   { </text:span><text:span text:style-name="T87"><text:line-break/></text:span><text:span text:style-name="T87">      MyClass b; </text:span><text:span text:style-name="T87"><text:line-break/></text:span><text:span text:style-name="T87">       </text:span><text:span text:style-name="T87"><text:line-break/></text:span><text:span text:style-name="T87">   } </text:span><text:span text:style-name="T87"><text:line-break/></text:span><text:span text:style-name="T87">    </text:span><text:span text:style-name="T87"><text:line-break/></text:span><text:span text:style-name="T87">} </text:span></text:p>
          </draw:text-box>
        </draw:frame>
        <draw:custom-shape draw:name="AutoShape 5" draw:style-name="gr15" draw:text-style-name="P59" xml:id="id44" draw:id="id44" draw:layer="layout" svg:width="0.859cm" svg:height="0.674cm" svg:x="14.817cm" svg:y="12.449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6" draw:style-name="gr16" draw:text-style-name="P60" xml:id="id45" draw:id="id45" draw:layer="layout" svg:width="0.859cm" svg:height="0.674cm" svg:x="14.817cm" svg:y="15.2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7" draw:style-name="gr16" draw:text-style-name="P60" xml:id="id42" draw:id="id42" draw:layer="layout" svg:width="0.859cm" svg:height="0.674cm" svg:x="14.817cm" svg:y="5.927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8" draw:style-name="gr15" draw:text-style-name="P59" xml:id="id43" draw:id="id43" draw:layer="layout" svg:width="0.859cm" svg:height="0.674cm" svg:x="14.817cm" svg:y="9.948cm">
          <text:p text:style-name="P13"><text:span text:style-name="T7"/></text:p>
          <draw:enhanced-geometry draw:mirror-horizontal="false" draw:mirror-vertical="false" svg:viewBox="0 0 0 0" draw:text-areas="0 ?f8 ?f12 ?f9" draw:type="ooxml-rightArrow" draw:modifiers="50000 318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Line 9" draw:style-name="gr17" draw:text-style-name="P15" draw:layer="layout" svg:x1="14.605cm" svg:y1="3.175cm" svg:x2="14.64cm" svg:y2="17.877cm">
          <text:p/>
        </draw:line>
        <anim:par presentation:node-type="timing-root">
          <anim:par smil:begin="id40.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xit" presentation:preset-id="ooo-exit-disappear">
                  <anim:set smil:begin="0s" smil:dur="0.001s" smil:fill="hold" smil:targetElement="id42"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xit" presentation:preset-id="ooo-exit-disappear">
                  <anim:set smil:begin="0s" smil:dur="0.001s" smil:fill="hold" smil:targetElement="id43"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xit" presentation:preset-id="ooo-exit-disappear">
                  <anim:set smil:begin="0s" smil:dur="0.001s" smil:fill="hold" smil:targetElement="id44" smil:attributeName="visibility" smil:to="hidden"/>
                </anim:par>
              </anim:par>
            </anim:par>
          </anim:seq>
        </anim:par>
        <presentation:notes draw:style-name="dp4">
          <draw:page-thumbnail draw:style-name="gr7" draw:layer="layout" svg:width="14.212cm" svg:height="10.659cm" svg:x="2.753cm" svg:y="2.16cm" draw:page-number="24" presentation:class="page"/>
          <draw:frame presentation:style-name="pr23" draw:text-style-name="P41" draw:layer="layout" svg:width="15.775cm" svg:height="12.792cm" svg:x="1.972cm" svg:y="13.503cm" presentation:class="notes" presentation:placeholder="true">
            <draw:text-box/>
          </draw:frame>
        </presentation:notes>
      </draw:page>
      <draw:page draw:name="page25" draw:style-name="dp1" draw:master-page-name="שני_20_תכנים" presentation:presentation-page-layout-name="AL3T3" xml:id="id46" draw:id="id46">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D</text:span><text:span text:style-name="T4">e</text:span><text:span text:style-name="T4">s</text:span><text:span text:style-name="T4">t</text:span><text:span text:style-name="T4">r</text:span><text:span text:style-name="T4">u</text:span><text:span text:style-name="T4">c</text:span><text:span text:style-name="T4">t</text:span><text:span text:style-name="T4">o</text:span><text:span text:style-name="T4">r</text:span><text:span text:style-name="T4">s</text:span><text:span text:style-name="T4"> </text:span><text:span text:style-name="T4">–</text:span><text:span text:style-name="T4"> </text:span><text:span text:style-name="T4">c</text:span><text:span text:style-name="T4">o</text:span><text:span text:style-name="T4">m</text:span><text:span text:style-name="T4">m</text:span><text:span text:style-name="T4">o</text:span><text:span text:style-name="T4">n</text:span><text:span text:style-name="T4"> </text:span><text:span text:style-name="T4">e</text:span><text:span text:style-name="T4">r</text:span><text:span text:style-name="T4">r</text:span><text:span text:style-name="T4">o</text:span><text:span text:style-name="T4">r</text:span><text:span text:style-name="T4">s</text:span><text:span text:style-name="T43"> </text:span><text:span text:style-name="T43">(</text:span><text:span text:style-name="T43">f</text:span><text:span text:style-name="T43">o</text:span><text:span text:style-name="T43">l</text:span><text:span text:style-name="T43">d</text:span><text:span text:style-name="T43">e</text:span><text:span text:style-name="T43">r </text:span><text:span text:style-name="T43">5</text:span><text:span text:style-name="T43">)</text:span></text:p>
          </draw:text-box>
        </draw:frame>
        <draw:frame draw:name="מציין מיקום של מספר שקופית 5" presentation:style-name="pr20"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style-name="gr18" draw:text-style-name="P45" draw:layer="layout" svg:width="22.098cm" svg:height="6.581cm" svg:x="1.27cm" svg:y="3.81cm">
          <draw:text-box>
            <text:p text:style-name="P44">1. Forgetting to write a destructor – causes a memory leak.</text:p>
            <text:p text:style-name="P44"/>
            <text:p text:style-name="P44">2. Shallow copy – causes destructor to be called twice.</text:p>
          </draw:text-box>
        </draw:frame>
        <anim:par presentation:node-type="timing-root">
          <anim:par smil:begin="id46.begin">
            <anim:transitionFilter smil:dur="1s" smil:type="fade" smil:subtype="crossfade"/>
          </anim:par>
          <anim:seq smil:dur="0s" presentation:node-type="main-sequence"/>
        </anim:par>
        <presentation:notes draw:style-name="dp4">
          <office:forms form:automatic-focus="false" form:apply-design-mode="false"/>
          <draw:page-thumbnail draw:style-name="gr7" draw:layer="layout" svg:width="14.212cm" svg:height="10.659cm" svg:x="2.753cm" svg:y="2.16cm" draw:page-number="25" presentation:class="page"/>
          <draw:frame presentation:style-name="pr23" draw:text-style-name="P41" draw:layer="layout" svg:width="15.775cm" svg:height="12.792cm" svg:x="1.972cm" svg:y="13.503cm" presentation:class="notes" presentation:placeholder="true">
            <draw:text-box/>
          </draw:frame>
        </presentation:notes>
      </draw:page>
      <draw:page draw:name="C Interface" draw:style-name="dp3" draw:master-page-name="כותרת_20_ותוכן_5f_" presentation:presentation-page-layout-name="AL2T11" xml:id="id47" draw:id="id47">
        <office:forms form:automatic-focus="false" form:apply-design-mode="false"/>
        <draw:frame draw:name="כותרת 1" presentation:style-name="pr24" draw:text-style-name="P2" draw:layer="layout" svg:width="23.706cm" svg:height="1.776cm" svg:x="0.847cm" svg:y="0.763cm" presentation:class="title" presentation:user-transformed="true">
          <draw:text-box>
            <text:p text:style-name="P9"><text:span text:style-name="T4">C</text:span><text:span text:style-name="T4"> </text:span><text:span text:style-name="T4">s</text:span><text:span text:style-name="T4">t</text:span><text:span text:style-name="T4">r</text:span><text:span text:style-name="T4">u</text:span><text:span text:style-name="T4">c</text:span><text:span text:style-name="T4">t </text:span><text:span text:style-name="T4">a</text:span><text:span text:style-name="T4">n</text:span><text:span text:style-name="T4">d</text:span><text:span text:style-name="T4"> </text:span><text:span text:style-name="T4">f</text:span><text:span text:style-name="T4">u</text:span><text:span text:style-name="T4">n</text:span><text:span text:style-name="T4">c</text:span><text:span text:style-name="T4">t</text:span><text:span text:style-name="T4">i</text:span><text:span text:style-name="T4">o</text:span><text:span text:style-name="T4">n</text:span><text:span text:style-name="T4">s</text:span></text:p>
          </draw:text-box>
        </draw:frame>
        <draw:frame draw:name="מציין מיקום של מספר שקופית 2" presentation:style-name="pr25"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מציין מיקום תוכן 3" presentation:style-name="pr26" draw:text-style-name="P27" draw:layer="layout" svg:width="23.706cm" svg:height="15.874cm" svg:x="0.847cm" svg:y="2.54cm" presentation:class="outline" presentation:user-transformed="true">
          <draw:text-box>
            <text:p text:style-name="P35"><text:span text:style-name="T44">struct</text:span><text:span text:style-name="T45"> IntList; </text:span><text:span text:style-name="T45"><text:line-break/></text:span><text:span text:style-name="T44">typedef</text:span><text:span text:style-name="T45"> </text:span><text:span text:style-name="T44">struct</text:span><text:span text:style-name="T45"> IntList IntList; </text:span><text:span text:style-name="T45"><text:line-break/></text:span><text:span text:style-name="T45">IntList* intListNew(); </text:span><text:span text:style-name="T45"><text:line-break/></text:span><text:span text:style-name="T44">void</text:span><text:span text:style-name="T45"> intListFree( <text:s text:c="5"/>IntList* List ); </text:span><text:span text:style-name="T45"><text:line-break/></text:span><text:span text:style-name="T44">void</text:span><text:span text:style-name="T45"> intListPushFront( IntList* List, </text:span><text:span text:style-name="T44">int</text:span><text:span text:style-name="T45"> x); </text:span><text:span text:style-name="T45"><text:line-break/></text:span><text:span text:style-name="T44">void</text:span><text:span text:style-name="T45"> intListPushBack( <text:s/>IntList* List, </text:span><text:span text:style-name="T44">int</text:span><text:span text:style-name="T45"> x); </text:span><text:span text:style-name="T45"><text:line-break/></text:span><text:span text:style-name="T44">int </text:span><text:span text:style-name="T45"><text:s/>intListPopFront( <text:s/>IntList* List ); </text:span><text:span text:style-name="T45"><text:line-break/></text:span><text:span text:style-name="T44">int</text:span><text:span text:style-name="T45"> <text:s/>intListPopBack( <text:s text:c="2"/>IntList* List ); </text:span><text:span text:style-name="T45"><text:line-break/></text:span><text:span text:style-name="T44">int</text:span><text:span text:style-name="T45"> <text:s/>intListIsEmpty( <text:s text:c="2"/>IntList </text:span><text:span text:style-name="T44">const</text:span><text:span text:style-name="T45">* List); </text:span><text:span text:style-name="T88"><text:line-break/></text:span><text:span text:style-name="T88"/></text:p>
            <text:p text:style-name="P35"><text:span text:style-name="T44">typedef void</text:span><text:span text:style-name="T45"> (*funcInt)( </text:span><text:span text:style-name="T44">int</text:span><text:span text:style-name="T45"> x, </text:span><text:span text:style-name="T44">void</text:span><text:span text:style-name="T45">* Data ); </text:span><text:span text:style-name="T45"><text:line-break/></text:span><text:span text:style-name="T44">void</text:span><text:span text:style-name="T45"> intListMAPCAR( <text:s text:c="3"/>IntList* List,</text:span></text:p>
            <text:p text:style-name="P35"><text:span text:style-name="T45"><text:s text:c="22"/></text:span><text:span text:style-name="T45">funcInt Func, </text:span><text:span text:style-name="T44">void</text:span><text:span text:style-name="T45">* Data ); </text:span></text:p>
          </draw:text-box>
        </draw:frame>
        <anim:par presentation:node-type="timing-root">
          <anim:par smil:begin="id47.begin">
            <anim:transitionFilter smil:dur="1s" smil:type="slideWipe" smil:subtype="fromTop" smil:direction="revers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6" presentation:class="page"/>
          <draw:frame draw:name="מציין מיקום של הערות 2" presentation:style-name="pr27" draw:text-style-name="P6" draw:layer="layout" svg:width="14.463cm" svg:height="12.787cm" svg:x="2.628cm" svg:y="13.507cm" presentation:class="notes" presentation:user-transformed="true">
            <draw:text-box>
              <text:p text:style-name="P37"><text:span text:style-name="T58">P</text:span><text:span text:style-name="T58">r</text:span><text:span text:style-name="T58">e</text:span><text:span text:style-name="T58">l</text:span><text:span text:style-name="T58">u</text:span><text:span text:style-name="T58">d</text:span><text:span text:style-name="T58">e</text:span><text:span text:style-name="T58"> </text:span><text:span text:style-name="T58">t</text:span><text:span text:style-name="T58">o</text:span><text:span text:style-name="T58"> </text:span><text:span text:style-name="T58">s</text:span><text:span text:style-name="T58">l</text:span><text:span text:style-name="T58">i</text:span><text:span text:style-name="T58">d</text:span><text:span text:style-name="T58">e</text:span><text:span text:style-name="T58"> </text:span><text:span text:style-name="T58">m</text:span><text:span text:style-name="T58">a</text:span><text:span text:style-name="T58">l</text:span><text:span text:style-name="T58">l</text:span><text:span text:style-name="T58">o</text:span><text:span text:style-name="T58">c</text:span><text:span text:style-name="T58">/</text:span><text:span text:style-name="T58">f</text:span><text:span text:style-name="T58">r</text:span><text:span text:style-name="T58">e</text:span><text:span text:style-name="T58">e</text:span><text:span text:style-name="T58"> </text:span><text:span text:style-name="T58">v</text:span><text:span text:style-name="T58">s</text:span><text:span text:style-name="T58">.</text:span><text:span text:style-name="T58"> </text:span><text:span text:style-name="T58">n</text:span><text:span text:style-name="T58">e</text:span><text:span text:style-name="T58">w</text:span><text:span text:style-name="T58">/</text:span><text:span text:style-name="T58">d</text:span><text:span text:style-name="T58">e</text:span><text:span text:style-name="T58">l</text:span><text:span text:style-name="T58">e</text:span><text:span text:style-name="T58">t</text:span><text:span text:style-name="T58">e</text:span><text:span text:style-name="T58">,</text:span><text:span text:style-name="T58"> </text:span></text:p>
              <text:p text:style-name="P37"><text:span text:style-name="T58">B</text:span><text:span text:style-name="T58">U</text:span><text:span text:style-name="T58">T</text:span><text:span text:style-name="T58"> </text:span><text:span text:style-name="T58">–</text:span><text:span text:style-name="T58"> </text:span><text:span text:style-name="T58">a</text:span><text:span text:style-name="T58">l</text:span><text:span text:style-name="T58">s</text:span><text:span text:style-name="T58">o</text:span><text:span text:style-name="T58"> </text:span><text:span text:style-name="T58">a</text:span><text:span text:style-name="T58"> </text:span><text:span text:style-name="T58">c</text:span><text:span text:style-name="T58">h</text:span><text:span text:style-name="T58">a</text:span><text:span text:style-name="T58">n</text:span><text:span text:style-name="T58">c</text:span><text:span text:style-name="T58">e</text:span><text:span text:style-name="T58"> </text:span><text:span text:style-name="T58">t</text:span><text:span text:style-name="T58">o</text:span><text:span text:style-name="T58"> </text:span><text:span text:style-name="T58">c</text:span><text:span text:style-name="T58">o</text:span><text:span text:style-name="T58">m</text:span><text:span text:style-name="T58">p</text:span><text:span text:style-name="T58">a</text:span><text:span text:style-name="T58">r</text:span><text:span text:style-name="T58">e</text:span><text:span text:style-name="T58"> </text:span><text:span text:style-name="T58">c</text:span><text:span text:style-name="T58"> </text:span><text:span text:style-name="T58">s</text:span><text:span text:style-name="T58">t</text:span><text:span text:style-name="T58">y</text:span><text:span text:style-name="T58">l</text:span><text:span text:style-name="T58">e</text:span><text:span text:style-name="T58"> </text:span><text:span text:style-name="T58">i</text:span><text:span text:style-name="T58">n</text:span><text:span text:style-name="T58">t</text:span><text:span text:style-name="T58">e</text:span><text:span text:style-name="T58">r</text:span><text:span text:style-name="T58">f</text:span><text:span text:style-name="T58">a</text:span><text:span text:style-name="T58">c</text:span><text:span text:style-name="T58">e</text:span><text:span text:style-name="T58"> </text:span><text:span text:style-name="T58">w</text:span><text:span text:style-name="T58">i</text:span><text:span text:style-name="T58">t</text:span><text:span text:style-name="T58">h</text:span><text:span text:style-name="T58"> </text:span><text:span text:style-name="T58">c</text:span><text:span text:style-name="T58">+</text:span><text:span text:style-name="T58">+</text:span></text:p>
            </draw:text-box>
          </draw:frame>
          <draw:frame draw:name="מציין מיקום של מספר שקופית 3" presentation:style-name="pr28"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C++ Class" draw:style-name="dp1" draw:master-page-name="כותרת_20_ותוכן" presentation:presentation-page-layout-name="AL2T11" xml:id="id48" draw:id="id48">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C</text:span><text:span text:style-name="T4">+</text:span><text:span text:style-name="T4">+</text:span><text:span text:style-name="T4"> </text:span><text:span text:style-name="T4">C</text:span><text:span text:style-name="T4">l</text:span><text:span text:style-name="T4">a</text:span><text:span text:style-name="T4">s</text:span><text:span text:style-name="T4">s</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12.065cm" svg:height="15.662cm" svg:x="0.635cm" svg:y="2.752cm" presentation:class="outline" presentation:user-transformed="true">
          <draw:text-box>
            <text:p text:style-name="P35"><text:span text:style-name="T89">In header file:</text:span></text:p>
            <text:p text:style-name="P35"><text:span text:style-name="T44">class</text:span><text:span text:style-name="T45"> IntList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IntList(); </text:span><text:span text:style-name="T45"><text:line-break/></text:span><text:span text:style-name="T45">  ~IntList(); </text:span><text:span text:style-name="T45"><text:line-break/></text:span><text:span text:style-name="T45">  </text:span><text:span text:style-name="T44">void</text:span><text:span text:style-name="T45"> pushFront(</text:span><text:span text:style-name="T44">int </text:span><text:span text:style-name="T45">x); </text:span><text:span text:style-name="T45"><text:line-break/></text:span><text:span text:style-name="T45">  </text:span><text:span text:style-name="T44">void</text:span><text:span text:style-name="T45"> pushBack(</text:span><text:span text:style-name="T44">int</text:span><text:span text:style-name="T45"> x); </text:span><text:span text:style-name="T45"><text:line-break/></text:span><text:span text:style-name="T45">  </text:span><text:span text:style-name="T44">int</text:span><text:span text:style-name="T45"> popFront(); </text:span><text:span text:style-name="T45"><text:line-break/></text:span><text:span text:style-name="T45">  </text:span><text:span text:style-name="T44">int</text:span><text:span text:style-name="T45"> popBack(); </text:span><text:span text:style-name="T45"><text:line-break/></text:span><text:span text:style-name="T45">  </text:span><text:span text:style-name="T44">bool</text:span><text:span text:style-name="T45"> isEmpty() </text:span><text:span text:style-name="T44">const</text:span><text:span text:style-name="T45">; </text:span></text:p>
          </draw:text-box>
        </draw:frame>
        <draw:frame draw:style-name="gr19" draw:text-style-name="P61" draw:layer="layout" svg:width="11.022cm" svg:height="15.442cm" svg:x="13.362cm" svg:y="2.592cm">
          <draw:text-box>
            <text:p text:style-name="P35"><text:span text:style-name="T44">p</text:span><text:span text:style-name="T44">r</text:span><text:span text:style-name="T44">i</text:span><text:span text:style-name="T44">v</text:span><text:span text:style-name="T44">a</text:span><text:span text:style-name="T44">t</text:span><text:span text:style-name="T44">e</text:span><text:span text:style-name="T45">:</text:span><text:span text:style-name="T45"> </text:span><text:span text:style-name="T45"><text:line-break/></text:span><text:span text:style-name="T45"> </text:span><text:span text:style-name="T45"> </text:span><text:span text:style-name="T44">s</text:span><text:span text:style-name="T44">t</text:span><text:span text:style-name="T44">r</text:span><text:span text:style-name="T44">u</text:span><text:span text:style-name="T44">c</text:span><text:span text:style-name="T44">t</text:span><text:span text:style-name="T45"> </text:span><text:span text:style-name="T45">N</text:span><text:span text:style-name="T45">o</text:span><text:span text:style-name="T45">d</text:span><text:span text:style-name="T45">e</text:span><text:span text:style-name="T45"> </text:span><text:span text:style-name="T45"><text:line-break/></text:span><text:span text:style-name="T45"> </text:span><text:span text:style-name="T45"> </text:span><text:span text:style-name="T45">{</text:span><text:span text:style-name="T45"> </text:span><text:span text:style-name="T45"><text:line-break/></text:span><text:span text:style-name="T45"> </text:span><text:span text:style-name="T45"> </text:span><text:span text:style-name="T45"> </text:span><text:span text:style-name="T45"> </text:span><text:span text:style-name="T45"> </text:span><text:span text:style-name="T45"> </text:span><text:span text:style-name="T44">i</text:span><text:span text:style-name="T44">n</text:span><text:span text:style-name="T44">t</text:span><text:span text:style-name="T45"> </text:span><text:span text:style-name="T45">v</text:span><text:span text:style-name="T45">a</text:span><text:span text:style-name="T45">l</text:span><text:span text:style-name="T45">u</text:span><text:span text:style-name="T45">e</text:span><text:span text:style-name="T45">;</text:span><text:span text:style-name="T45"> </text:span><text:span text:style-name="T45"><text:line-break/></text:span><text:span text:style-name="T45"> </text:span><text:span text:style-name="T45"> </text:span><text:span text:style-name="T45"> </text:span><text:span text:style-name="T45"> </text:span><text:span text:style-name="T45"> </text:span><text:span text:style-name="T45"> </text:span><text:span text:style-name="T45">N</text:span><text:span text:style-name="T45">o</text:span><text:span text:style-name="T45">d</text:span><text:span text:style-name="T45">e</text:span><text:span text:style-name="T45"> </text:span><text:span text:style-name="T45">*</text:span><text:span text:style-name="T45">n</text:span><text:span text:style-name="T45">e</text:span><text:span text:style-name="T45">x</text:span><text:span text:style-name="T45">t</text:span><text:span text:style-name="T45">;</text:span><text:span text:style-name="T45"> </text:span><text:span text:style-name="T45"><text:line-break/></text:span><text:span text:style-name="T45"> </text:span><text:span text:style-name="T45"> </text:span><text:span text:style-name="T45"> </text:span><text:span text:style-name="T45"> </text:span><text:span text:style-name="T45"> </text:span><text:span text:style-name="T45"> </text:span><text:span text:style-name="T45">N</text:span><text:span text:style-name="T45">o</text:span><text:span text:style-name="T45">d</text:span><text:span text:style-name="T45">e</text:span><text:span text:style-name="T45"> </text:span><text:span text:style-name="T45">*</text:span><text:span text:style-name="T45">p</text:span><text:span text:style-name="T45">r</text:span><text:span text:style-name="T45">e</text:span><text:span text:style-name="T45">v</text:span><text:span text:style-name="T45">;</text:span><text:span text:style-name="T45"> </text:span><text:span text:style-name="T45"><text:line-break/></text:span><text:span text:style-name="T45"> </text:span><text:span text:style-name="T45"> </text:span><text:span text:style-name="T45">}</text:span><text:span text:style-name="T45">;</text:span><text:span text:style-name="T45"> </text:span><text:span text:style-name="T45"><text:line-break/></text:span><text:span text:style-name="T45"> </text:span><text:span text:style-name="T45"> </text:span><text:span text:style-name="T45">N</text:span><text:span text:style-name="T45">o</text:span><text:span text:style-name="T45">d</text:span><text:span text:style-name="T45">e</text:span><text:span text:style-name="T45">*</text:span><text:span text:style-name="T45"> </text:span><text:span text:style-name="T45">m</text:span><text:span text:style-name="T45">_</text:span><text:span text:style-name="T45">s</text:span><text:span text:style-name="T45">t</text:span><text:span text:style-name="T45">a</text:span><text:span text:style-name="T45">r</text:span><text:span text:style-name="T45">t</text:span><text:span text:style-name="T45">;</text:span><text:span text:style-name="T45"> </text:span><text:span text:style-name="T45"><text:line-break/></text:span><text:span text:style-name="T45"> </text:span><text:span text:style-name="T45"> </text:span><text:span text:style-name="T45">N</text:span><text:span text:style-name="T45">o</text:span><text:span text:style-name="T45">d</text:span><text:span text:style-name="T45">e</text:span><text:span text:style-name="T45">*</text:span><text:span text:style-name="T45"> </text:span><text:span text:style-name="T45">m</text:span><text:span text:style-name="T45">_</text:span><text:span text:style-name="T45">e</text:span><text:span text:style-name="T45">n</text:span><text:span text:style-name="T45">d</text:span><text:span text:style-name="T45">;</text:span><text:span text:style-name="T45"> </text:span><text:span text:style-name="T45"><text:line-break/></text:span><text:span text:style-name="T45">}</text:span><text:span text:style-name="T45">;</text:span><text:span text:style-name="T45"> </text:span><text:span text:style-name="T45"><text:line-break/></text:span><text:span text:style-name="T45"/></text:p>
            <text:p text:style-name="P35"><text:span text:style-name="T45"><text:line-break/></text:span><text:span text:style-name="T45"/></text:p>
          </draw:text-box>
        </draw:frame>
        <anim:par presentation:node-type="timing-root">
          <anim:par smil:begin="id48.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27"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7"><text:span text:style-name="T58">P</text:span><text:span text:style-name="T58">R</text:span><text:span text:style-name="T58">O</text:span><text:span text:style-name="T58">S</text:span><text:span text:style-name="T58"> </text:span><text:span text:style-name="T58">a</text:span><text:span text:style-name="T58">n</text:span><text:span text:style-name="T58">d</text:span><text:span text:style-name="T58"> </text:span><text:span text:style-name="T58">C</text:span><text:span text:style-name="T58">O</text:span><text:span text:style-name="T58">N</text:span><text:span text:style-name="T58">S</text:span><text:span text:style-name="T58">:</text:span></text:p>
              <text:p text:style-name="P37"><text:span text:style-name="T58">M</text:span><text:span text:style-name="T58">o</text:span><text:span text:style-name="T58">r</text:span><text:span text:style-name="T58">e</text:span><text:span text:style-name="T58"> </text:span><text:span text:style-name="T58">s</text:span><text:span text:style-name="T58">t</text:span><text:span text:style-name="T58">r</text:span><text:span text:style-name="T58">u</text:span><text:span text:style-name="T58">c</text:span><text:span text:style-name="T58">t</text:span><text:span text:style-name="T58">u</text:span><text:span text:style-name="T58">r</text:span><text:span text:style-name="T58">e</text:span><text:span text:style-name="T58">d</text:span><text:span text:style-name="T58">,</text:span><text:span text:style-name="T58"> </text:span><text:span text:style-name="T58">"</text:span><text:span text:style-name="T58">O</text:span><text:span text:style-name="T58">O</text:span><text:span text:style-name="T58">"</text:span></text:p>
              <text:p text:style-name="P37"><text:span text:style-name="T58">R</text:span><text:span text:style-name="T58">e</text:span><text:span text:style-name="T58">v</text:span><text:span text:style-name="T58">e</text:span><text:span text:style-name="T58">a</text:span><text:span text:style-name="T58">l</text:span><text:span text:style-name="T58">s</text:span><text:span text:style-name="T58"> </text:span><text:span text:style-name="T58">t</text:span><text:span text:style-name="T58">h</text:span><text:span text:style-name="T58">e</text:span><text:span text:style-name="T58"> </text:span><text:span text:style-name="T58">p</text:span><text:span text:style-name="T58">r</text:span><text:span text:style-name="T58">i</text:span><text:span text:style-name="T58">v</text:span><text:span text:style-name="T58">a</text:span><text:span text:style-name="T58">t</text:span><text:span text:style-name="T58">e</text:span><text:span text:style-name="T58"> </text:span><text:span text:style-name="T58">i</text:span><text:span text:style-name="T58">m</text:span><text:span text:style-name="T58">p</text:span><text:span text:style-name="T58">l</text:span><text:span text:style-name="T58">e</text:span><text:span text:style-name="T58">m</text:span><text:span text:style-name="T58">e</text:span><text:span text:style-name="T58">n</text:span><text:span text:style-name="T58">t</text:span><text:span text:style-name="T58">a</text:span><text:span text:style-name="T58">t</text:span><text:span text:style-name="T58">i</text:span><text:span text:style-name="T58">o</text:span><text:span text:style-name="T58">n</text:span><text:span text:style-name="T58">!</text:span><text:span text:style-name="T58">!</text:span><text:span text:style-name="T58">!</text:span><text:span text:style-name="T58">!</text:span></text:p>
              <text:p text:style-name="P37"><text:span text:style-name="T58">I</text:span><text:span text:style-name="T58">t</text:span><text:span text:style-name="T58"> </text:span><text:span text:style-name="T58">i</text:span><text:span text:style-name="T58">s</text:span><text:span text:style-name="T58"> </text:span><text:span text:style-name="T58">p</text:span><text:span text:style-name="T58">r</text:span><text:span text:style-name="T58">o</text:span><text:span text:style-name="T58">t</text:span><text:span text:style-name="T58">e</text:span><text:span text:style-name="T58">c</text:span><text:span text:style-name="T58">t</text:span><text:span text:style-name="T58">e</text:span><text:span text:style-name="T58">d</text:span><text:span text:style-name="T58"> </text:span><text:span text:style-name="T58">f</text:span><text:span text:style-name="T58">r</text:span><text:span text:style-name="T58">o</text:span><text:span text:style-name="T58">m</text:span><text:span text:style-name="T58"> </text:span><text:span text:style-name="T58">c</text:span><text:span text:style-name="T58">h</text:span><text:span text:style-name="T58">a</text:span><text:span text:style-name="T58">n</text:span><text:span text:style-name="T58">g</text:span><text:span text:style-name="T58">e</text:span><text:span text:style-name="T58">,</text:span><text:span text:style-name="T58"> </text:span><text:span text:style-name="T58">b</text:span><text:span text:style-name="T58">u</text:span><text:span text:style-name="T58">t</text:span><text:span text:style-name="T58"> </text:span><text:span text:style-name="T58">i</text:span><text:span text:style-name="T58">f</text:span><text:span text:style-name="T58"> </text:span><text:span text:style-name="T58">y</text:span><text:span text:style-name="T58">o</text:span><text:span text:style-name="T58">u</text:span><text:span text:style-name="T58"> </text:span><text:span text:style-name="T58">w</text:span><text:span text:style-name="T58">a</text:span><text:span text:style-name="T58">n</text:span><text:span text:style-name="T58">t</text:span><text:span text:style-name="T58"> </text:span><text:span text:style-name="T58">t</text:span><text:span text:style-name="T58">o</text:span><text:span text:style-name="T58"> </text:span><text:span text:style-name="T58">c</text:span><text:span text:style-name="T58">h</text:span><text:span text:style-name="T58">a</text:span><text:span text:style-name="T58">n</text:span><text:span text:style-name="T58">g</text:span><text:span text:style-name="T58">e</text:span><text:span text:style-name="T58"> </text:span><text:span text:style-name="T58">t</text:span><text:span text:style-name="T58">h</text:span><text:span text:style-name="T58">e</text:span><text:span text:style-name="T58"> </text:span><text:span text:style-name="T58">i</text:span><text:span text:style-name="T58">m</text:span><text:span text:style-name="T58">p</text:span><text:span text:style-name="T58">l</text:span><text:span text:style-name="T58">e</text:span><text:span text:style-name="T58">m</text:span><text:span text:style-name="T58">e</text:span><text:span text:style-name="T58">n</text:span><text:span text:style-name="T58">t</text:span><text:span text:style-name="T58">a</text:span><text:span text:style-name="T58">t</text:span><text:span text:style-name="T58">i</text:span><text:span text:style-name="T58">o</text:span><text:span text:style-name="T58">n</text:span><text:span text:style-name="T58"> </text:span><text:span text:style-name="T58">y</text:span><text:span text:style-name="T58">o</text:span><text:span text:style-name="T58">u</text:span><text:span text:style-name="T58"> </text:span><text:span text:style-name="T58">m</text:span><text:span text:style-name="T58">u</text:span><text:span text:style-name="T58">s</text:span><text:span text:style-name="T58">t</text:span><text:span text:style-name="T58"> </text:span><text:span text:style-name="T58">c</text:span><text:span text:style-name="T58">h</text:span><text:span text:style-name="T58">a</text:span><text:span text:style-name="T58">n</text:span><text:span text:style-name="T58">g</text:span><text:span text:style-name="T58">e</text:span><text:span text:style-name="T58"> </text:span><text:span text:style-name="T58">t</text:span><text:span text:style-name="T58">h</text:span><text:span text:style-name="T58">e</text:span><text:span text:style-name="T58"> </text:span><text:span text:style-name="T58">h</text:span><text:span text:style-name="T58">e</text:span><text:span text:style-name="T58">a</text:span><text:span text:style-name="T58">d</text:span><text:span text:style-name="T58">e</text:span><text:span text:style-name="T58">r</text:span><text:span text:style-name="T58"> </text:span><text:span text:style-name="T58">f</text:span><text:span text:style-name="T58">i</text:span><text:span text:style-name="T58">l</text:span><text:span text:style-name="T58">e</text:span><text:span text:style-name="T58">.</text:span></text:p>
              <text:p text:style-name="P37"><text:span text:style-name="T58"/></text:p>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Classes &amp; Memory allocation" draw:style-name="dp1" draw:master-page-name="שני_20_תכנים" presentation:presentation-page-layout-name="AL3T3" xml:id="id49" draw:id="id49">
        <office:forms form:automatic-focus="false" form:apply-design-mode="false"/>
        <draw:frame draw:name="Rectangle 2" presentation:style-name="pr19" draw:text-style-name="P2" draw:layer="layout" svg:width="24.129cm" svg:height="1.988cm" svg:x="0.635cm" svg:y="0.763cm" presentation:class="title" presentation:user-transformed="true">
          <draw:text-box>
            <text:p text:style-name="P9"><text:span text:style-name="T4">C</text:span><text:span text:style-name="T4">l</text:span><text:span text:style-name="T4">a</text:span><text:span text:style-name="T4">s</text:span><text:span text:style-name="T4">s</text:span><text:span text:style-name="T4">e</text:span><text:span text:style-name="T4">s</text:span><text:span text:style-name="T4"> </text:span><text:span text:style-name="T4">&amp;</text:span><text:span text:style-name="T4"> </text:span><text:span text:style-name="T4">M</text:span><text:span text:style-name="T4">e</text:span><text:span text:style-name="T4">m</text:span><text:span text:style-name="T4">o</text:span><text:span text:style-name="T4">r</text:span><text:span text:style-name="T4">y</text:span><text:span text:style-name="T4"> </text:span><text:span text:style-name="T4">a</text:span><text:span text:style-name="T4">l</text:span><text:span text:style-name="T4">l</text:span><text:span text:style-name="T4">o</text:span><text:span text:style-name="T4">c</text:span><text:span text:style-name="T4">a</text:span><text:span text:style-name="T4">t</text:span><text:span text:style-name="T4">i</text:span><text:span text:style-name="T4">o</text:span><text:span text:style-name="T4">n</text:span></text:p>
          </draw:text-box>
        </draw:frame>
        <draw:frame draw:name="מציין מיקום של מספר שקופית 5" presentation:style-name="pr20"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22" draw:text-style-name="P27" draw:layer="layout" svg:width="24.129cm" svg:height="15.662cm" svg:x="0.635cm" svg:y="2.752cm" presentation:class="outline" presentation:user-transformed="true">
          <draw:text-box>
            <text:p text:style-name="P25"><text:span text:style-name="T90">Consider this C++ code</text:span></text:p>
            <text:p text:style-name="P25"><text:span text:style-name="T90"/></text:p>
            <text:p text:style-name="P35"><text:span text:style-name="T91">main() </text:span><text:span text:style-name="T91"><text:line-break/></text:span><text:span text:style-name="T91">{ </text:span><text:span text:style-name="T91"><text:line-break/></text:span><text:span text:style-name="T91">   IntList L; </text:span><text:span text:style-name="T91"><text:line-break/></text:span><text:span text:style-name="T91">   … </text:span><text:span text:style-name="T91"><text:line-break/></text:span><text:span text:style-name="T91">} </text:span><text:span text:style-name="T87"><text:line-break/></text:span><text:span text:style-name="T87"/></text:p>
            <text:p text:style-name="P25"><text:span text:style-name="T90">What is the difference?</text:span></text:p>
          </draw:text-box>
        </draw:frame>
        <draw:frame draw:name="Rectangle 4" presentation:style-name="pr21" draw:text-style-name="P27" draw:layer="layout" svg:width="11.684cm" svg:height="15.662cm" svg:x="13.208cm" svg:y="2.88cm" presentation:class="outline" presentation:user-transformed="true">
          <draw:text-box>
            <text:p text:style-name="P25"><text:span text:style-name="T92">Compare to C style:</text:span></text:p>
            <text:p text:style-name="P35"><text:span text:style-name="T36">main() </text:span><text:span text:style-name="T36"><text:line-break/></text:span><text:span text:style-name="T36">{ </text:span><text:span text:style-name="T36"><text:line-break/></text:span><text:span text:style-name="T36">   IntList* L = <text:s text:c="2"/></text:span></text:p>
            <text:p text:style-name="P35"><text:span text:style-name="T36"><text:s text:c="3"/></text:span><text:span text:style-name="T36">intListNew()</text:span></text:p>
            <text:p text:style-name="P35"><text:span text:style-name="T36"><text:s text:c="3"/>…</text:span></text:p>
            <text:p text:style-name="P35"><text:span text:style-name="T36"><text:s text:c="3"/></text:span><text:span text:style-name="T36">intListFree(L)</text:span><text:span text:style-name="T36"><text:line-break/></text:span><text:span text:style-name="T36">} </text:span><text:span text:style-name="T36"><text:line-break/></text:span><text:span text:style-name="T45"><text:line-break/></text:span><text:span text:style-name="T45"/></text:p>
            <text:p text:style-name="P35"><text:span text:style-name="T45"><text:line-break/></text:span><text:span text:style-name="T45"/></text:p>
          </draw:text-box>
        </draw:frame>
        <anim:par presentation:node-type="timing-root">
          <anim:par smil:begin="id4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28" presentation:class="page"/>
          <draw:frame presentation:style-name="pr23" draw:text-style-name="P41" draw:layer="layout" svg:width="15.775cm" svg:height="12.792cm" svg:x="1.972cm" svg:y="13.503cm" presentation:class="notes" presentation:placeholder="true">
            <draw:text-box/>
          </draw:frame>
        </presentation:notes>
      </draw:page>
      <draw:page draw:name="Classes &amp; Memory allocation" draw:style-name="dp1" draw:master-page-name="כותרת_20_ותוכן" presentation:presentation-page-layout-name="AL2T11" xml:id="id50" draw:id="id50">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M</text:span><text:span text:style-name="T4">e</text:span><text:span text:style-name="T4">m</text:span><text:span text:style-name="T4">o</text:span><text:span text:style-name="T4">r</text:span><text:span text:style-name="T4">y</text:span><text:span text:style-name="T4"> </text:span><text:span text:style-name="T4">a</text:span><text:span text:style-name="T4">l</text:span><text:span text:style-name="T4">l</text:span><text:span text:style-name="T4">o</text:span><text:span text:style-name="T4">c</text:span><text:span text:style-name="T4">a</text:span><text:span text:style-name="T4">t</text:span><text:span text:style-name="T4">i</text:span><text:span text:style-name="T4">o</text:span><text:span text:style-name="T4">n</text:span><text:span text:style-name="T4"> </text:span><text:span text:style-name="T4">i</text:span><text:span text:style-name="T4">n</text:span><text:span text:style-name="T4"> </text:span><text:span text:style-name="T93">C</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35"><text:span text:style-name="T91">IntList* L = (IntList*)malloc(</text:span><text:span text:style-name="T94">sizeof</text:span><text:span text:style-name="T91">(IntList)); </text:span></text:p>
            <text:p text:style-name="P35"><text:span text:style-name="T12">Does not call constructor!</text:span></text:p>
            <text:p text:style-name="P25"><text:span text:style-name="T12">Internal data members are not initialized</text:span></text:p>
            <text:p text:style-name="P25"><text:span text:style-name="T12"/></text:p>
            <text:p xml:id="id51" text:id="id51" text:style-name="P35"><text:span text:style-name="T91">free(L); </text:span><text:span text:style-name="T91"><text:line-break/></text:span><text:span text:style-name="T12">Does not call destructor!</text:span></text:p>
            <text:p xml:id="id52" text:id="id52" text:style-name="P25"><text:span text:style-name="T12">Internal data members are not freed</text:span></text:p>
            <text:p text:style-name="P25"><text:span text:style-name="T12"/></text:p>
            <text:p text:style-name="P25"><text:span text:style-name="T12"/></text:p>
          </draw:text-box>
        </draw:frame>
        <anim:par presentation:node-type="timing-root">
          <anim:par smil:begin="id50.begin">
            <anim:transitionFilter smil:dur="1s" smil:type="fade" smil:subtype="crossfade"/>
          </anim:par>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anim:par>
          </anim:seq>
        </anim:par>
        <presentation:notes draw:style-name="dp2">
          <draw:page-thumbnail draw:name="מציין מיקום של תמונת שקופית 1" draw:style-name="gr7" draw:layer="layout" svg:width="14.216cm" svg:height="10.662cm" svg:x="2.752cm" svg:y="2.134cm" draw:page-number="29"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7"><text:span text:style-name="T58">W</text:span><text:span text:style-name="T58">h</text:span><text:span text:style-name="T58">a</text:span><text:span text:style-name="T58">t</text:span><text:span text:style-name="T58"> </text:span><text:span text:style-name="T58">s</text:span><text:span text:style-name="T58">h</text:span><text:span text:style-name="T58">o</text:span><text:span text:style-name="T58">u</text:span><text:span text:style-name="T58">l</text:span><text:span text:style-name="T58">d</text:span><text:span text:style-name="T58"> </text:span><text:span text:style-name="T58">w</text:span><text:span text:style-name="T58">e</text:span><text:span text:style-name="T58"> </text:span><text:span text:style-name="T58">d</text:span><text:span text:style-name="T58">o</text:span><text:span text:style-name="T58">?</text:span><text:span text:style-name="T58"> </text:span></text:p>
              <text:p text:style-name="P37"><text:span text:style-name="T58">c</text:span><text:span text:style-name="T58">r</text:span><text:span text:style-name="T58">e</text:span><text:span text:style-name="T58">a</text:span><text:span text:style-name="T58">t</text:span><text:span text:style-name="T58">e</text:span><text:span text:style-name="T58">O</text:span><text:span text:style-name="T58">b</text:span><text:span text:style-name="T58">j</text:span><text:span text:style-name="T58"> </text:span><text:span text:style-name="T58">a</text:span><text:span text:style-name="T58">n</text:span><text:span text:style-name="T58">d</text:span><text:span text:style-name="T58"> </text:span><text:span text:style-name="T58">f</text:span><text:span text:style-name="T58">r</text:span><text:span text:style-name="T58">e</text:span><text:span text:style-name="T58">e</text:span><text:span text:style-name="T58">O</text:span><text:span text:style-name="T58">b</text:span><text:span text:style-name="T58">j</text:span><text:span text:style-name="T58"> </text:span><text:span text:style-name="T58">f</text:span><text:span text:style-name="T58">u</text:span><text:span text:style-name="T58">n</text:span><text:span text:style-name="T58">c</text:span><text:span text:style-name="T58">t</text:span><text:span text:style-name="T58">i</text:span><text:span text:style-name="T58">o</text:span><text:span text:style-name="T58">n</text:span><text:span text:style-name="T58">s</text:span></text:p>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new &amp; delete" draw:style-name="dp1" draw:master-page-name="כותרת_20_ותוכן" presentation:presentation-page-layout-name="AL2T11" xml:id="id53" draw:id="id53">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M</text:span><text:span text:style-name="T4">e</text:span><text:span text:style-name="T4">m</text:span><text:span text:style-name="T4">o</text:span><text:span text:style-name="T4">r</text:span><text:span text:style-name="T4">y</text:span><text:span text:style-name="T4"> </text:span><text:span text:style-name="T4">a</text:span><text:span text:style-name="T4">l</text:span><text:span text:style-name="T4">l</text:span><text:span text:style-name="T4">o</text:span><text:span text:style-name="T4">c</text:span><text:span text:style-name="T4">a</text:span><text:span text:style-name="T4">t</text:span><text:span text:style-name="T4">i</text:span><text:span text:style-name="T4">o</text:span><text:span text:style-name="T4">n</text:span><text:span text:style-name="T4"> </text:span><text:span text:style-name="T4">i</text:span><text:span text:style-name="T4">n</text:span><text:span text:style-name="T4"> </text:span><text:span text:style-name="T95">C</text:span><text:span text:style-name="T95">+</text:span><text:span text:style-name="T95">+</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7" draw:text-style-name="P27" draw:layer="layout" svg:width="24.129cm" svg:height="15.662cm" svg:x="0.635cm" svg:y="2.752cm" presentation:class="outline" presentation:user-transformed="true">
          <draw:text-box>
            <text:p text:style-name="P25"><text:span text:style-name="T12">Special operators:</text:span></text:p>
            <text:p text:style-name="P25"><text:span text:style-name="T12"/></text:p>
            <text:p text:style-name="P35"><text:span text:style-name="T91">IntList *L = </text:span><text:span text:style-name="T94">new</text:span><text:span text:style-name="T91"> IntList; </text:span></text:p>
            <text:list text:style-name="L6">
              <text:list-item>
                <text:p text:style-name="P35"><text:span text:style-name="T12">Allocate memory</text:span></text:p>
              </text:list-item>
              <text:list-item>
                <text:p text:style-name="P35"><text:span text:style-name="T12">Call constructor</text:span></text:p>
              </text:list-item>
            </text:list>
            <text:p text:style-name="P25"><text:span text:style-name="T12"/></text:p>
            <text:p text:style-name="P35"><text:span text:style-name="T94">delete</text:span><text:span text:style-name="T91"> L;</text:span></text:p>
            <text:list text:style-name="L7">
              <text:list-item>
                <text:p text:style-name="P35"><text:span text:style-name="T96"><text:s/></text:span><text:span text:style-name="T96">Call destructor</text:span></text:p>
              </text:list-item>
              <text:list-item>
                <text:p text:style-name="P25"><text:span text:style-name="T96"><text:s/></text:span><text:span text:style-name="T96">Free memory</text:span></text:p>
              </text:list-item>
            </text:list>
            <text:p text:style-name="P25"><text:span text:style-name="T12"/></text:p>
            <text:p text:style-name="P25"><text:span text:style-name="T12"/></text:p>
          </draw:text-box>
        </draw:frame>
        <anim:par presentation:node-type="timing-root">
          <anim:par smil:begin="id53.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0" presentation:class="page"/>
          <draw:frame presentation:style-name="pr8" draw:text-style-name="P41" draw:layer="layout" svg:width="15.775cm" svg:height="12.792cm" svg:x="1.972cm" svg:y="13.503cm" presentation:class="notes" presentation:placeholder="true">
            <draw:text-box/>
          </draw:frame>
        </presentation:notes>
      </draw:page>
      <draw:page draw:name="new " draw:style-name="dp1" draw:master-page-name="כותרת_20_ותוכן" presentation:presentation-page-layout-name="AL2T11" xml:id="id54" draw:id="id54">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n</text:span><text:span text:style-name="T4">e</text:span><text:span text:style-name="T4">w</text:span><text:span text:style-name="T4"> </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12">Can be used with any type:</text:span></text:p>
            <text:p text:style-name="P35"><text:span text:style-name="T94">int</text:span><text:span text:style-name="T91"> *i = </text:span><text:span text:style-name="T94">new</text:span><text:span text:style-name="T91"> </text:span><text:span text:style-name="T94">int</text:span><text:span text:style-name="T91">; </text:span><text:span text:style-name="T91"><text:line-break/></text:span><text:span text:style-name="T94">char</text:span><text:span text:style-name="T91"> **p = </text:span><text:span text:style-name="T94">new</text:span><text:span text:style-name="T91"> (</text:span><text:span text:style-name="T94">char</text:span><text:span text:style-name="T91"> *); </text:span></text:p>
            <text:list text:style-name="L8">
              <text:list-item>
                <text:p text:style-name="P25"><text:span text:style-name="T30">new is a global operator</text:span></text:p>
              </text:list-item>
              <text:list-item>
                <text:p text:style-name="P25"><text:span text:style-name="T30">new </text:span><text:span text:style-name="T97">expression</text:span><text:span text:style-name="T98"> </text:span><text:span text:style-name="T30">invokes the new </text:span><text:span text:style-name="T97">operator</text:span><text:span text:style-name="T98"> <text:s/></text:span><text:span text:style-name="T30">to </text:span><text:span text:style-name="T30">allocate memory, and then calls ctor</text:span></text:p>
              </text:list-item>
              <text:list-item>
                <text:p text:style-name="P25"><text:span text:style-name="T30">Can be overloaded (or </text:span><text:span text:style-name="T98">replaced</text:span><text:span text:style-name="T30">)</text:span></text:p>
              </text:list-item>
              <text:list-item>
                <text:p text:style-name="P25"><text:span text:style-name="T30">By default, failure throws exception. Can be </text:span><text:span text:style-name="T30">changed.</text:span></text:p>
              </text:list-item>
              <text:list-item>
                <text:p text:style-name="P25"><text:span text:style-name="T30">See &lt;new&gt; header</text:span></text:p>
              </text:list-item>
            </text:list>
          </draw:text-box>
        </draw:frame>
        <anim:par presentation:node-type="timing-root">
          <anim:par smil:begin="id54.begin">
            <anim:transitionFilter smil:dur="1s" smil:type="fade" smil:subtype="crossfade"/>
          </anim:par>
          <anim:seq smil:dur="0s" presentation:node-type="main-sequence"/>
        </anim:par>
        <presentation:notes draw:style-name="dp2">
          <draw:page-thumbnail draw:name="מציין מיקום של תמונת שקופית 1" draw:style-name="gr7" draw:layer="layout" svg:width="14.216cm" svg:height="10.662cm" svg:x="2.752cm" svg:y="2.134cm" draw:page-number="31" presentation:class="page"/>
          <draw:frame draw:name="מציין מיקום של הערות 2" presentation:style-name="pr10" draw:text-style-name="P6" draw:layer="layout" svg:width="14.463cm" svg:height="12.787cm" svg:x="2.628cm" svg:y="13.507cm" presentation:class="notes" presentation:user-transformed="true">
            <draw:text-box>
              <text:p text:style-name="P37"><text:span text:style-name="T58">R</text:span><text:span text:style-name="T58">e</text:span><text:span text:style-name="T58">p</text:span><text:span text:style-name="T58">l</text:span><text:span text:style-name="T58">a</text:span><text:span text:style-name="T58">c</text:span><text:span text:style-name="T58">i</text:span><text:span text:style-name="T58">n</text:span><text:span text:style-name="T58">g</text:span><text:span text:style-name="T58"> </text:span><text:span text:style-name="T58">–</text:span><text:span text:style-name="T58"> </text:span><text:span text:style-name="T58">t</text:span><text:span text:style-name="T58">h</text:span><text:span text:style-name="T58">e</text:span><text:span text:style-name="T58"> </text:span><text:span text:style-name="T58">g</text:span><text:span text:style-name="T58">l</text:span><text:span text:style-name="T58">o</text:span><text:span text:style-name="T58">b</text:span><text:span text:style-name="T58">a</text:span><text:span text:style-name="T58">l</text:span><text:span text:style-name="T58"> </text:span><text:span text:style-name="T58">o</text:span><text:span text:style-name="T58">p</text:span><text:span text:style-name="T58">e</text:span><text:span text:style-name="T58">r</text:span><text:span text:style-name="T58">a</text:span><text:span text:style-name="T58">t</text:span><text:span text:style-name="T58">o</text:span><text:span text:style-name="T58">r</text:span><text:span text:style-name="T58"> </text:span><text:span text:style-name="T58">n</text:span><text:span text:style-name="T58">e</text:span><text:span text:style-name="T58">w</text:span><text:span text:style-name="T58">(</text:span><text:span text:style-name="T58">)</text:span><text:span text:style-name="T58"> </text:span><text:span text:style-name="T58">i</text:span><text:span text:style-name="T58">s</text:span><text:span text:style-name="T58">n</text:span><text:span text:style-name="T58">'</text:span><text:span text:style-name="T58">t</text:span><text:span text:style-name="T58"> </text:span><text:span text:style-name="T58">o</text:span><text:span text:style-name="T58">v</text:span><text:span text:style-name="T58">e</text:span><text:span text:style-name="T58">r</text:span><text:span text:style-name="T58">l</text:span><text:span text:style-name="T58">o</text:span><text:span text:style-name="T58">a</text:span><text:span text:style-name="T58">d</text:span><text:span text:style-name="T58">e</text:span><text:span text:style-name="T58">d</text:span><text:span text:style-name="T58"> </text:span><text:span text:style-name="T58">b</text:span><text:span text:style-name="T58">u</text:span><text:span text:style-name="T58">t</text:span><text:span text:style-name="T58"> </text:span><text:span text:style-name="T58">s</text:span><text:span text:style-name="T58">p</text:span><text:span text:style-name="T58">e</text:span><text:span text:style-name="T58">c</text:span><text:span text:style-name="T58">i</text:span><text:span text:style-name="T58">a</text:span><text:span text:style-name="T58">l</text:span><text:span text:style-name="T58"> </text:span><text:span text:style-name="T58">b</text:span><text:span text:style-name="T58">e</text:span><text:span text:style-name="T58">h</text:span><text:span text:style-name="T58">a</text:span><text:span text:style-name="T58">v</text:span><text:span text:style-name="T58">i</text:span><text:span text:style-name="T58">o</text:span><text:span text:style-name="T58">r</text:span><text:span text:style-name="T58"> </text:span><text:span text:style-name="T58">–</text:span><text:span text:style-name="T58"> </text:span><text:span text:style-name="T58">u</text:span><text:span text:style-name="T58">s</text:span><text:span text:style-name="T58">e</text:span><text:span text:style-name="T58">r</text:span><text:span text:style-name="T58"> </text:span><text:span text:style-name="T58">d</text:span><text:span text:style-name="T58">e</text:span><text:span text:style-name="T58">f</text:span><text:span text:style-name="T58">i</text:span><text:span text:style-name="T58">n</text:span><text:span text:style-name="T58">e</text:span><text:span text:style-name="T58">d</text:span><text:span text:style-name="T58"> </text:span><text:span text:style-name="T58">f</text:span><text:span text:style-name="T58">u</text:span><text:span text:style-name="T58">n</text:span><text:span text:style-name="T58">c</text:span><text:span text:style-name="T58">t</text:span><text:span text:style-name="T58">i</text:span><text:span text:style-name="T58">o</text:span><text:span text:style-name="T58">n</text:span><text:span text:style-name="T58"> </text:span><text:span text:style-name="T58">w</text:span><text:span text:style-name="T58">i</text:span><text:span text:style-name="T58">l</text:span><text:span text:style-name="T58">l</text:span><text:span text:style-name="T58"> </text:span><text:span text:style-name="T58">r</text:span><text:span text:style-name="T58">e</text:span><text:span text:style-name="T58">p</text:span><text:span text:style-name="T58">l</text:span><text:span text:style-name="T58">a</text:span><text:span text:style-name="T58">c</text:span><text:span text:style-name="T58">e</text:span><text:span text:style-name="T58"> </text:span><text:span text:style-name="T58">(</text:span><text:span text:style-name="T58">e</text:span><text:span text:style-name="T58">f</text:span><text:span text:style-name="T58">f</text:span><text:span text:style-name="T58">e</text:span><text:span text:style-name="T58">c</text:span><text:span text:style-name="T58">t</text:span><text:span text:style-name="T58">i</text:span><text:span text:style-name="T58">v</text:span><text:span text:style-name="T58">e</text:span><text:span text:style-name="T58">l</text:span><text:span text:style-name="T58">y</text:span><text:span text:style-name="T58"> </text:span><text:span text:style-name="T58">h</text:span><text:span text:style-name="T58">i</text:span><text:span text:style-name="T58">d</text:span><text:span text:style-name="T58">e</text:span><text:span text:style-name="T58">)</text:span><text:span text:style-name="T58"> </text:span><text:span text:style-name="T58">t</text:span><text:span text:style-name="T58">h</text:span><text:span text:style-name="T58">e</text:span><text:span text:style-name="T58"> </text:span><text:span text:style-name="T58">p</text:span><text:span text:style-name="T58">r</text:span><text:span text:style-name="T58">e</text:span><text:span text:style-name="T58"> </text:span><text:span text:style-name="T58">d</text:span><text:span text:style-name="T58">e</text:span><text:span text:style-name="T58">f</text:span><text:span text:style-name="T58">i</text:span><text:span text:style-name="T58">n</text:span><text:span text:style-name="T58">e</text:span><text:span text:style-name="T58">d</text:span><text:span text:style-name="T58">.</text:span><text:span text:style-name="T58"> </text:span><text:span text:style-name="T58">B</text:span><text:span text:style-name="T58">y</text:span><text:span text:style-name="T58"> </text:span><text:span text:style-name="T58">s</text:span><text:span text:style-name="T58">t</text:span><text:span text:style-name="T58">a</text:span><text:span text:style-name="T58">n</text:span><text:span text:style-name="T58">d</text:span><text:span text:style-name="T58">a</text:span><text:span text:style-name="T58">r</text:span><text:span text:style-name="T58">d</text:span><text:span text:style-name="T58">,</text:span><text:span text:style-name="T58"> </text:span><text:span text:style-name="T58">e</text:span><text:span text:style-name="T58">a</text:span><text:span text:style-name="T58">c</text:span><text:span text:style-name="T58">h</text:span><text:span text:style-name="T58"> </text:span><text:span text:style-name="T58">c</text:span><text:span text:style-name="T58">+</text:span><text:span text:style-name="T58">+</text:span><text:span text:style-name="T58"> </text:span><text:span text:style-name="T58">i</text:span><text:span text:style-name="T58">m</text:span><text:span text:style-name="T58">p</text:span><text:span text:style-name="T58">l</text:span><text:span text:style-name="T58">e</text:span><text:span text:style-name="T58">m</text:span><text:span text:style-name="T58">e</text:span><text:span text:style-name="T58">n</text:span><text:span text:style-name="T58">t</text:span><text:span text:style-name="T58">a</text:span><text:span text:style-name="T58">t</text:span><text:span text:style-name="T58">i</text:span><text:span text:style-name="T58">o</text:span><text:span text:style-name="T58">n</text:span><text:span text:style-name="T58"> </text:span><text:span text:style-name="T58">s</text:span><text:span text:style-name="T58">h</text:span><text:span text:style-name="T58">o</text:span><text:span text:style-name="T58">u</text:span><text:span text:style-name="T58">l</text:span><text:span text:style-name="T58">d</text:span><text:span text:style-name="T58"> </text:span><text:span text:style-name="T58">p</text:span><text:span text:style-name="T58">r</text:span><text:span text:style-name="T58">o</text:span><text:span text:style-name="T58">v</text:span><text:span text:style-name="T58">i</text:span><text:span text:style-name="T58">d</text:span><text:span text:style-name="T58">e</text:span><text:span text:style-name="T58"> </text:span><text:span text:style-name="T58">a</text:span><text:span text:style-name="T58"> </text:span><text:span text:style-name="T58">g</text:span><text:span text:style-name="T58">l</text:span><text:span text:style-name="T58">o</text:span><text:span text:style-name="T58">b</text:span><text:span text:style-name="T58">a</text:span><text:span text:style-name="T58">l</text:span><text:span text:style-name="T58"> </text:span><text:span text:style-name="T58">o</text:span><text:span text:style-name="T58">p</text:span><text:span text:style-name="T58">e</text:span><text:span text:style-name="T58">r</text:span><text:span text:style-name="T58">a</text:span><text:span text:style-name="T58">t</text:span><text:span text:style-name="T58">o</text:span><text:span text:style-name="T58">r</text:span><text:span text:style-name="T58"> </text:span><text:span text:style-name="T58">n</text:span><text:span text:style-name="T58">e</text:span><text:span text:style-name="T58">w</text:span><text:span text:style-name="T58">(</text:span><text:span text:style-name="T58">)</text:span><text:span text:style-name="T58"> </text:span><text:span text:style-name="T58">f</text:span><text:span text:style-name="T58">u</text:span><text:span text:style-name="T58">n</text:span><text:span text:style-name="T58">c</text:span><text:span text:style-name="T58">t</text:span><text:span text:style-name="T58">i</text:span><text:span text:style-name="T58">o</text:span><text:span text:style-name="T58">n</text:span><text:span text:style-name="T58"> </text:span><text:span text:style-name="T58">t</text:span><text:span text:style-name="T58">h</text:span><text:span text:style-name="T58">a</text:span><text:span text:style-name="T58">t</text:span><text:span text:style-name="T58"> </text:span><text:span text:style-name="T58">c</text:span><text:span text:style-name="T58">a</text:span><text:span text:style-name="T58">n</text:span><text:span text:style-name="T58"> </text:span><text:span text:style-name="T58">b</text:span><text:span text:style-name="T58">e</text:span><text:span text:style-name="T58"> </text:span><text:span text:style-name="T58">r</text:span><text:span text:style-name="T58">e</text:span><text:span text:style-name="T58">p</text:span><text:span text:style-name="T58">l</text:span><text:span text:style-name="T58">a</text:span><text:span text:style-name="T58">c</text:span><text:span text:style-name="T58">e</text:span><text:span text:style-name="T58">d</text:span><text:span text:style-name="T58">.</text:span></text:p>
              <text:p text:style-name="P37"><text:span text:style-name="T58">O</text:span><text:span text:style-name="T58">v</text:span><text:span text:style-name="T58">e</text:span><text:span text:style-name="T58">r</text:span><text:span text:style-name="T58">l</text:span><text:span text:style-name="T58">o</text:span><text:span text:style-name="T58">a</text:span><text:span text:style-name="T58">d</text:span><text:span text:style-name="T58">e</text:span><text:span text:style-name="T58">d</text:span><text:span text:style-name="T58"> </text:span><text:span text:style-name="T58">–</text:span><text:span text:style-name="T58"> </text:span><text:span text:style-name="T58">i</text:span><text:span text:style-name="T58">n</text:span><text:span text:style-name="T58">s</text:span><text:span text:style-name="T58">i</text:span><text:span text:style-name="T58">d</text:span><text:span text:style-name="T58">e</text:span><text:span text:style-name="T58"> </text:span><text:span text:style-name="T58">a</text:span><text:span text:style-name="T58"> </text:span><text:span text:style-name="T58">s</text:span><text:span text:style-name="T58">p</text:span><text:span text:style-name="T58">e</text:span><text:span text:style-name="T58">c</text:span><text:span text:style-name="T58">i</text:span><text:span text:style-name="T58">f</text:span><text:span text:style-name="T58">i</text:span><text:span text:style-name="T58">c</text:span><text:span text:style-name="T58"> </text:span><text:span text:style-name="T58">c</text:span><text:span text:style-name="T58">l</text:span><text:span text:style-name="T58">a</text:span><text:span text:style-name="T58">s</text:span><text:span text:style-name="T58">s</text:span><text:span text:style-name="T58"> </text:span><text:span text:style-name="T58">y</text:span><text:span text:style-name="T58">o</text:span><text:span text:style-name="T58">u</text:span><text:span text:style-name="T58"> </text:span><text:span text:style-name="T58">c</text:span><text:span text:style-name="T58">a</text:span><text:span text:style-name="T58">n</text:span><text:span text:style-name="T58"> </text:span><text:span text:style-name="T58">o</text:span><text:span text:style-name="T58">v</text:span><text:span text:style-name="T58">e</text:span><text:span text:style-name="T58">r</text:span><text:span text:style-name="T58">l</text:span><text:span text:style-name="T58">o</text:span><text:span text:style-name="T58">a</text:span><text:span text:style-name="T58">d</text:span><text:span text:style-name="T58"> </text:span><text:span text:style-name="T58">t</text:span><text:span text:style-name="T58">h</text:span><text:span text:style-name="T58">e</text:span><text:span text:style-name="T58"> </text:span><text:span text:style-name="T58">o</text:span><text:span text:style-name="T58">p</text:span><text:span text:style-name="T58">e</text:span><text:span text:style-name="T58">r</text:span><text:span text:style-name="T58">a</text:span><text:span text:style-name="T58">t</text:span><text:span text:style-name="T58">o</text:span><text:span text:style-name="T58">r</text:span><text:span text:style-name="T58"> </text:span><text:span text:style-name="T58">f</text:span><text:span text:style-name="T58">o</text:span><text:span text:style-name="T58">r</text:span><text:span text:style-name="T58"> </text:span><text:span text:style-name="T58">t</text:span><text:span text:style-name="T58">h</text:span><text:span text:style-name="T58">a</text:span><text:span text:style-name="T58">t</text:span><text:span text:style-name="T58"> </text:span><text:span text:style-name="T58">c</text:span><text:span text:style-name="T58">l</text:span><text:span text:style-name="T58">a</text:span><text:span text:style-name="T58">s</text:span><text:span text:style-name="T58">s</text:span><text:span text:style-name="T58">.</text:span></text:p>
            </draw:text-box>
          </draw:frame>
          <draw:frame draw:name="מציין מיקום של מספר שקופית 3" presentation:style-name="pr11" draw:text-style-name="P34" draw:layer="layout" svg:width="8.545cm" svg:height="1.419cm" svg:x="11.174cm" svg:y="27.01cm" presentation:class="page-number" presentation:user-transformed="true">
            <draw:text-box>
              <text:p text:style-name="P30"><text:span text:style-name="T42"><text:page-number>&lt;number&gt;</text:page-number></text:span></text:p>
            </draw:text-box>
          </draw:frame>
        </presentation:notes>
      </draw:page>
      <draw:page draw:name="New &amp; Constructors" draw:style-name="dp1" draw:master-page-name="כותרת_20_ותוכן" presentation:presentation-page-layout-name="AL2T11" xml:id="id55" draw:id="id55">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N</text:span><text:span text:style-name="T4">e</text:span><text:span text:style-name="T4">w</text:span><text:span text:style-name="T4"> </text:span><text:span text:style-name="T4">&amp;</text:span><text:span text:style-name="T4"> </text:span><text:span text:style-name="T4">C</text:span><text:span text:style-name="T4">o</text:span><text:span text:style-name="T4">n</text:span><text:span text:style-name="T4">s</text:span><text:span text:style-name="T4">t</text:span><text:span text:style-name="T4">r</text:span><text:span text:style-name="T4">u</text:span><text:span text:style-name="T4">c</text:span><text:span text:style-name="T4">t</text:span><text:span text:style-name="T4">o</text:span><text:span text:style-name="T4">r</text:span><text:span text:style-name="T4">s</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35"><text:span text:style-name="T44">class</text:span><text:span text:style-name="T45"> MyClass </text:span><text:span text:style-name="T45"><text:line-break/></text:span><text:span text:style-name="T45">{ </text:span><text:span text:style-name="T45"><text:line-break/></text:span><text:span text:style-name="T44">public</text:span><text:span text:style-name="T45">: </text:span><text:span text:style-name="T45"><text:line-break/></text:span><text:span text:style-name="T45">   MyClass(); </text:span><text:span text:style-name="T45"><text:line-break/></text:span><text:span text:style-name="T45">   MyClass( </text:span><text:span text:style-name="T44">int</text:span><text:span text:style-name="T45"> i ); </text:span><text:span text:style-name="T45"><text:line-break/></text:span><text:span text:style-name="T45">   MyClass( </text:span><text:span text:style-name="T44">double</text:span><text:span text:style-name="T45"> x, </text:span><text:span text:style-name="T44">double</text:span><text:span text:style-name="T45"> y ); </text:span><text:span text:style-name="T45"><text:line-break/></text:span><text:span text:style-name="T45">    </text:span><text:span text:style-name="T45"><text:line-break/></text:span><text:span text:style-name="T45">}; </text:span><text:span text:style-name="T45"><text:line-break/></text:span><text:span text:style-name="T45"><text:line-break/></text:span><text:span text:style-name="T45">MyClass* a; </text:span><text:span text:style-name="T45"><text:line-break/></text:span><text:span text:style-name="T45">a = </text:span><text:span text:style-name="T44">new</text:span><text:span text:style-name="T45"> MyClass; </text:span><text:span text:style-name="T71">// Calls </text:span><text:span text:style-name="T71"><text:line-break/></text:span><text:span text:style-name="T45">a = </text:span><text:span text:style-name="T44">new</text:span><text:span text:style-name="T45"> MyClass {</text:span><text:span text:style-name="T72">5</text:span><text:span text:style-name="T99">}</text:span><text:span text:style-name="T45">; </text:span><text:span text:style-name="T71">// Calls </text:span><text:span text:style-name="T71"><text:line-break/></text:span><text:span text:style-name="T45">a = </text:span><text:span text:style-name="T44">new</text:span><text:span text:style-name="T45"> MyClass { </text:span><text:span text:style-name="T72">1.0</text:span><text:span text:style-name="T45">, </text:span><text:span text:style-name="T72">0.0</text:span><text:span text:style-name="T45"> }; </text:span><text:span text:style-name="T71">// Calls </text:span><text:span text:style-name="T71"><text:line-break/></text:span><text:span text:style-name="T45"><text:line-break/></text:span><text:span text:style-name="T45"/></text:p>
            <text:p text:style-name="P35"><text:span text:style-name="T45"><text:line-break/></text:span><text:span text:style-name="T45"/></text:p>
          </draw:text-box>
        </draw:frame>
        <draw:custom-shape draw:name="Oval 4" draw:style-name="gr14" draw:text-style-name="P15" draw:layer="layout" svg:width="0.978cm" svg:height="0.978cm" svg:x="1.094cm" svg:y="6.491cm">
          <text:p text:style-name="P62"><text:span text:style-name="T7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4" draw:text-style-name="P15" draw:layer="layout" svg:width="0.978cm" svg:height="0.978cm" svg:x="1.116cm" svg:y="7.624cm">
          <text:p text:style-name="P62"><text:span text:style-name="T7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14" draw:text-style-name="P15" draw:layer="layout" svg:width="0.978cm" svg:height="0.978cm" svg:x="1.138cm" svg:y="8.758cm">
          <text:p text:style-name="P62"><text:span text:style-name="T7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14" draw:text-style-name="P15" draw:layer="layout" svg:width="0.978cm" svg:height="0.978cm" svg:x="13.335cm" svg:y="14.817cm">
          <text:p text:style-name="P62"><text:span text:style-name="T73">1</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14" draw:text-style-name="P15" draw:layer="layout" svg:width="0.978cm" svg:height="0.978cm" svg:x="14.393cm" svg:y="16.166cm">
          <text:p text:style-name="P62"><text:span text:style-name="T73">2</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14" draw:text-style-name="P15" draw:layer="layout" svg:width="0.978cm" svg:height="0.978cm" svg:x="18.627cm" svg:y="17.436cm">
          <text:p text:style-name="P62"><text:span text:style-name="T73">3</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par smil:begin="id55.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2" presentation:class="page"/>
          <draw:frame presentation:style-name="pr8" draw:text-style-name="P41" draw:layer="layout" svg:width="15.775cm" svg:height="12.792cm" svg:x="1.972cm" svg:y="13.503cm" presentation:class="notes" presentation:placeholder="true">
            <draw:text-box/>
          </draw:frame>
        </presentation:notes>
      </draw:page>
      <draw:page draw:name="New &amp; arrays" draw:style-name="dp1" draw:master-page-name="כותרת_20_ותוכן" presentation:presentation-page-layout-name="AL2T11" xml:id="id56" draw:id="id56">
        <office:forms form:automatic-focus="false" form:apply-design-mode="false"/>
        <draw:frame draw:name="Rectangle 2" presentation:style-name="pr9" draw:text-style-name="P2" draw:layer="layout" svg:width="23.706cm" svg:height="1.776cm" svg:x="0.847cm" svg:y="0.254cm" presentation:class="title" presentation:user-transformed="true">
          <draw:text-box>
            <text:p text:style-name="P9"><text:span text:style-name="T4">N</text:span><text:span text:style-name="T4">e</text:span><text:span text:style-name="T4">w</text:span><text:span text:style-name="T4"> </text:span><text:span text:style-name="T4">&amp;</text:span><text:span text:style-name="T4"> </text:span><text:span text:style-name="T4">a</text:span><text:span text:style-name="T4">r</text:span><text:span text:style-name="T4">r</text:span><text:span text:style-name="T4">a</text:span><text:span text:style-name="T4">y</text:span><text:span text:style-name="T4">s</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118cm" presentation:class="outline" presentation:user-transformed="true">
          <draw:text-box>
            <text:p text:style-name="P25"><text:span text:style-name="T12">To allocate arrays, use</text:span></text:p>
            <text:p text:style-name="P25"><text:span text:style-name="T12"/></text:p>
            <text:p text:style-name="P35"><text:span text:style-name="T94">int</text:span><text:span text:style-name="T91"> *a = </text:span><text:span text:style-name="T94">new</text:span><text:span text:style-name="T91"> </text:span><text:span text:style-name="T94">int</text:span><text:span text:style-name="T91">[</text:span><text:span text:style-name="T100">10</text:span><text:span text:style-name="T91">]; </text:span><text:span text:style-name="T101">// array of 10 <text:s/></text:span><text:span text:style-name="T101"><text:s/></text:span></text:p>
            <text:p text:style-name="P35"><text:span text:style-name="T101"><text:s text:c="22"/></text:span><text:span text:style-name="T101">//ints </text:span><text:span text:style-name="T101"><text:line-break/></text:span><text:span text:style-name="T94">size_t</text:span><text:span text:style-name="T91"> n = </text:span><text:span text:style-name="T100">4</text:span><text:span text:style-name="T91">;</text:span></text:p>
            <text:p text:style-name="P35"><text:span text:style-name="T91">IntList *b = </text:span><text:span text:style-name="T94">new</text:span><text:span text:style-name="T91"> IntList[n]; </text:span><text:span text:style-name="T91"><text:line-break/></text:span><text:span text:style-name="T91"> <text:s text:c="12"/></text:span><text:span text:style-name="T101">// array of n IntLists </text:span><text:span text:style-name="T101"><text:line-break/></text:span><text:span text:style-name="T12">Objects in allocated array must have an </text:span><text:span text:style-name="T12">argument-less constructor!</text:span></text:p>
          </draw:text-box>
        </draw:frame>
        <anim:par presentation:node-type="timing-root">
          <anim:par smil:begin="id56.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3" presentation:class="page"/>
          <draw:frame presentation:style-name="pr8" draw:text-style-name="P41" draw:layer="layout" svg:width="15.775cm" svg:height="12.792cm" svg:x="1.972cm" svg:y="13.503cm" presentation:class="notes" presentation:placeholder="true">
            <draw:text-box/>
          </draw:frame>
        </presentation:notes>
      </draw:page>
      <draw:page draw:name="Delete &amp; arrays" draw:style-name="dp1" draw:master-page-name="כותרת_20_ותוכן" presentation:presentation-page-layout-name="AL2T11" xml:id="id57" draw:id="id57">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D</text:span><text:span text:style-name="T4">e</text:span><text:span text:style-name="T4">l</text:span><text:span text:style-name="T4">e</text:span><text:span text:style-name="T4">t</text:span><text:span text:style-name="T4">e</text:span><text:span text:style-name="T4"> </text:span><text:span text:style-name="T4">&amp;</text:span><text:span text:style-name="T4"> </text:span><text:span text:style-name="T4">a</text:span><text:span text:style-name="T4">r</text:span><text:span text:style-name="T4">r</text:span><text:span text:style-name="T4">a</text:span><text:span text:style-name="T4">y</text:span><text:span text:style-name="T4">s</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536cm" svg:x="0.635cm" svg:y="2.752cm" presentation:class="outline" presentation:user-transformed="true">
          <draw:text-box>
            <text:p text:style-name="P25"><text:span text:style-name="T12">Special operation to delete arrays</text:span></text:p>
            <text:p text:style-name="P25"><text:span text:style-name="T12"/></text:p>
            <text:p text:style-name="P35"><text:span text:style-name="T94">int</text:span><text:span text:style-name="T91"> *a = </text:span><text:span text:style-name="T94">new</text:span><text:span text:style-name="T91"> </text:span><text:span text:style-name="T94">int</text:span><text:span text:style-name="T91">[</text:span><text:span text:style-name="T100">10</text:span><text:span text:style-name="T91">]; </text:span><text:span text:style-name="T91"><text:line-break/></text:span><text:span text:style-name="T94">int</text:span><text:span text:style-name="T91"> *b = </text:span><text:span text:style-name="T94">new</text:span><text:span text:style-name="T91"> </text:span><text:span text:style-name="T94">int</text:span><text:span text:style-name="T91">[</text:span><text:span text:style-name="T100">10</text:span><text:span text:style-name="T91">]; </text:span><text:span text:style-name="T91"><text:line-break/></text:span><text:span text:style-name="T91"><text:line-break/></text:span><text:span text:style-name="T91">delete [] a; </text:span><text:span text:style-name="T101">// proper delete command </text:span><text:span text:style-name="T91">delete b; <text:s text:c="3"/></text:span><text:span text:style-name="T101">// apparently works, </text:span><text:span text:style-name="T101"><text:line-break/></text:span><text:span text:style-name="T101">// but may cause segmentation fault</text:span><text:span text:style-name="T101"><text:line-break/></text:span><text:span text:style-name="T101">// or memory leak</text:span><text:span text:style-name="T102"> (folder 6)</text:span></text:p>
          </draw:text-box>
        </draw:frame>
        <anim:par presentation:node-type="timing-root">
          <anim:par smil:begin="id57.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4" presentation:class="page"/>
          <draw:frame presentation:style-name="pr8" draw:text-style-name="P41" draw:layer="layout" svg:width="15.775cm" svg:height="12.792cm" svg:x="1.972cm" svg:y="13.503cm" presentation:class="notes" presentation:placeholder="true">
            <draw:text-box/>
          </draw:frame>
        </presentation:notes>
      </draw:page>
      <draw:page draw:name="Allocate array of objects w/o def. cons." draw:style-name="dp1" draw:master-page-name="כותרת_20_ותוכן" presentation:presentation-page-layout-name="AL2T11" xml:id="id58" draw:id="id58">
        <office:forms form:automatic-focus="false" form:apply-design-mode="false"/>
        <draw:frame draw:name="Rectangle 2" presentation:style-name="pr9" draw:text-style-name="P2" draw:layer="layout" svg:width="23.706cm" svg:height="1.776cm" svg:x="0.847cm" svg:y="0.763cm" presentation:class="title" presentation:user-transformed="true">
          <draw:text-box>
            <text:p text:style-name="P9"><text:span text:style-name="T4">A</text:span><text:span text:style-name="T4">l</text:span><text:span text:style-name="T4">l</text:span><text:span text:style-name="T4">o</text:span><text:span text:style-name="T4">c</text:span><text:span text:style-name="T4">a</text:span><text:span text:style-name="T4">t</text:span><text:span text:style-name="T4">e</text:span><text:span text:style-name="T4"> </text:span><text:span text:style-name="T4">a</text:span><text:span text:style-name="T4">r</text:span><text:span text:style-name="T4">r</text:span><text:span text:style-name="T4">a</text:span><text:span text:style-name="T4">y</text:span><text:span text:style-name="T4"> </text:span><text:span text:style-name="T4">o</text:span><text:span text:style-name="T4">f </text:span><text:span text:style-name="T4">o</text:span><text:span text:style-name="T4">b</text:span><text:span text:style-name="T4">j</text:span><text:span text:style-name="T4">e</text:span><text:span text:style-name="T4">c</text:span><text:span text:style-name="T4">t</text:span><text:span text:style-name="T4">s</text:span><text:span text:style-name="T4"> </text:span><text:span text:style-name="T4">w</text:span><text:span text:style-name="T4">/</text:span><text:span text:style-name="T4">o</text:span><text:span text:style-name="T4"> </text:span><text:span text:style-name="T4">d</text:span><text:span text:style-name="T4">e</text:span><text:span text:style-name="T4">f</text:span><text:span text:style-name="T4">. </text:span><text:span text:style-name="T4">c</text:span><text:span text:style-name="T4">o</text:span><text:span text:style-name="T4">n</text:span><text:span text:style-name="T4">s</text:span><text:span text:style-name="T4">.</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4.129cm" svg:height="15.662cm" svg:x="0.635cm" svg:y="2.752cm" presentation:class="outline" presentation:user-transformed="true">
          <draw:text-box>
            <text:p text:style-name="P25"><text:span text:style-name="T103">size_t </text:span><text:span text:style-name="T104">n = </text:span><text:span text:style-name="T105">4</text:span><text:span text:style-name="T104">; </text:span><text:span text:style-name="T104"><text:line-break/></text:span><text:span text:style-name="T104">MyClass **arr = </text:span><text:span text:style-name="T103">new</text:span><text:span text:style-name="T104"> MyClass *[n]; </text:span><text:span text:style-name="T104"><text:line-break/></text:span><text:span text:style-name="T106">// array of n pointers to MyClass (no </text:span></text:p>
            <text:p text:style-name="P25"><text:span text:style-name="T106">// cons. is invoked) </text:span></text:p>
            <text:p text:style-name="P25"><text:span text:style-name="T106"><text:line-break/></text:span><text:span text:style-name="T103">for</text:span><text:span text:style-name="T104"> (</text:span><text:span text:style-name="T103">size_t </text:span><text:span text:style-name="T104">i=</text:span><text:span text:style-name="T105">0</text:span><text:span text:style-name="T104">; i&lt;n; ++i) </text:span><text:span text:style-name="T104"><text:line-break/></text:span><text:span text:style-name="T104">{ </text:span><text:span text:style-name="T104"><text:line-break/></text:span><text:span text:style-name="T104">   arr[i] = </text:span><text:span text:style-name="T103">new</text:span><text:span text:style-name="T104"> MyClass (i); </text:span><text:span text:style-name="T104"><text:line-break/></text:span><text:span text:style-name="T104">   </text:span><text:span text:style-name="T106">// each pointer points to a MyClass </text:span></text:p>
            <text:p text:style-name="P25"><text:span text:style-name="T106"><text:s text:c="3"/></text:span><text:span text:style-name="T106">// object allocated on the heap, and </text:span></text:p>
            <text:p text:style-name="P25"><text:span text:style-name="T106"><text:s text:c="3"/></text:span><text:span text:style-name="T106">// the cons. is invoked. </text:span><text:span text:style-name="T106"><text:line-break/></text:span><text:span text:style-name="T104">} </text:span></text:p>
          </draw:text-box>
        </draw:frame>
        <anim:par presentation:node-type="timing-root">
          <anim:par smil:begin="id58.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5" presentation:class="page"/>
          <draw:frame presentation:style-name="pr8" draw:text-style-name="P41" draw:layer="layout" svg:width="15.775cm" svg:height="12.792cm" svg:x="1.972cm" svg:y="13.503cm" presentation:class="notes" presentation:placeholder="true">
            <draw:text-box/>
          </draw:frame>
        </presentation:notes>
      </draw:page>
      <draw:page draw:name="Free an allocated array of pointers to objects on the heap" draw:style-name="dp1" draw:master-page-name="כותרת_20_ותוכן" presentation:presentation-page-layout-name="AL2T11" xml:id="id59" draw:id="id59">
        <office:forms form:automatic-focus="false" form:apply-design-mode="false"/>
        <draw:frame draw:name="Rectangle 2" presentation:style-name="pr5" draw:text-style-name="P2" draw:layer="layout" svg:width="23.706cm" svg:height="2.199cm" svg:x="0.847cm" svg:y="1.058cm" presentation:class="title" presentation:user-transformed="true">
          <draw:text-box>
            <text:p text:style-name="P9"><text:span text:style-name="T49">F</text:span><text:span text:style-name="T49">r</text:span><text:span text:style-name="T49">e</text:span><text:span text:style-name="T49">e</text:span><text:span text:style-name="T49"> </text:span><text:span text:style-name="T49">a</text:span><text:span text:style-name="T49">n</text:span><text:span text:style-name="T49"> </text:span><text:span text:style-name="T49">a</text:span><text:span text:style-name="T49">l</text:span><text:span text:style-name="T49">l</text:span><text:span text:style-name="T49">o</text:span><text:span text:style-name="T49">c</text:span><text:span text:style-name="T49">a</text:span><text:span text:style-name="T49">t</text:span><text:span text:style-name="T49">e</text:span><text:span text:style-name="T49">d</text:span><text:span text:style-name="T49"> </text:span><text:span text:style-name="T49">a</text:span><text:span text:style-name="T49">r</text:span><text:span text:style-name="T49">r</text:span><text:span text:style-name="T49">a</text:span><text:span text:style-name="T49">y</text:span><text:span text:style-name="T49"> </text:span><text:span text:style-name="T49">o</text:span><text:span text:style-name="T49">f </text:span><text:span text:style-name="T49">p</text:span><text:span text:style-name="T49">o</text:span><text:span text:style-name="T49">i</text:span><text:span text:style-name="T49">n</text:span><text:span text:style-name="T49">t</text:span><text:span text:style-name="T49">e</text:span><text:span text:style-name="T49">r</text:span><text:span text:style-name="T49">s</text:span><text:span text:style-name="T49"> </text:span><text:span text:style-name="T49">t</text:span><text:span text:style-name="T49">o</text:span><text:span text:style-name="T49"> </text:span><text:span text:style-name="T49">o</text:span><text:span text:style-name="T49">b</text:span><text:span text:style-name="T49">j</text:span><text:span text:style-name="T49">e</text:span><text:span text:style-name="T49">c</text:span><text:span text:style-name="T49">t</text:span><text:span text:style-name="T49">s</text:span><text:span text:style-name="T49"> </text:span><text:span text:style-name="T49">o</text:span><text:span text:style-name="T49">n</text:span><text:span text:style-name="T49"> </text:span><text:span text:style-name="T49">t</text:span><text:span text:style-name="T49">h</text:span><text:span text:style-name="T49">e</text:span><text:span text:style-name="T49"> </text:span><text:span text:style-name="T49">h</text:span><text:span text:style-name="T49">e</text:span><text:span text:style-name="T49">a</text:span><text:span text:style-name="T49">p</text:span></text:p>
          </draw:text-box>
        </draw:frame>
        <draw:frame draw:name="מציין מיקום של מספר שקופית 4" presentation:style-name="pr4" draw:text-style-name="P32" draw:layer="layout" svg:width="0.846cm" svg:height="0.846cm" svg:x="0cm" svg:y="18.203cm" presentation:class="page-number" presentation:user-transformed="true">
          <draw:text-box>
            <text:p text:style-name="P7"><text:span text:style-name="T3"><text:page-number>&lt;number&gt;</text:page-number></text:span></text:p>
          </draw:text-box>
        </draw:frame>
        <draw:frame draw:name="Rectangle 3" presentation:style-name="pr15" draw:text-style-name="P27" draw:layer="layout" svg:width="23.706cm" svg:height="15.874cm" svg:x="0.847cm" svg:y="3.175cm" presentation:class="outline" presentation:user-transformed="true">
          <draw:text-box>
            <text:p text:style-name="P25"><text:span text:style-name="T103">size_t </text:span><text:span text:style-name="T104">n = </text:span><text:span text:style-name="T105">4</text:span><text:span text:style-name="T104">; </text:span><text:span text:style-name="T104"><text:line-break/></text:span><text:span text:style-name="T103">for</text:span><text:span text:style-name="T104"> (</text:span><text:span text:style-name="T103">size_t </text:span><text:span text:style-name="T104">i=</text:span><text:span text:style-name="T105">0</text:span><text:span text:style-name="T104">; i&lt;n; ++i) </text:span><text:span text:style-name="T104"><text:line-break/></text:span><text:span text:style-name="T104">{ </text:span><text:span text:style-name="T104"><text:line-break/></text:span><text:span text:style-name="T104">   delete (arr[i]); </text:span><text:span text:style-name="T104"><text:line-break/></text:span><text:span text:style-name="T104">   </text:span><text:span text:style-name="T106">// invoked the dest. of each MyClass </text:span></text:p>
            <text:p text:style-name="P25"><text:span text:style-name="T106"><text:s text:c="3"/></text:span><text:span text:style-name="T106">// object allocated on the heap, and </text:span></text:p>
            <text:p text:style-name="P25"><text:span text:style-name="T106"><text:s text:c="3"/></text:span><text:span text:style-name="T106">// free the memory. </text:span><text:span text:style-name="T106"><text:line-break/></text:span><text:span text:style-name="T104">} </text:span><text:span text:style-name="T104"><text:line-break/></text:span><text:span text:style-name="T104">delete [] arr; </text:span><text:span text:style-name="T104"><text:line-break/></text:span><text:span text:style-name="T106">// free the memory allocated for the </text:span></text:p>
            <text:p text:style-name="P25"><text:span text:style-name="T106">// array of pointers. No dest. is invoked </text:span></text:p>
          </draw:text-box>
        </draw:frame>
        <anim:par presentation:node-type="timing-root">
          <anim:par smil:begin="id59.begin">
            <anim:transitionFilter smil:dur="1s" smil:type="fade" smil:subtype="crossfade"/>
          </anim:par>
          <anim:seq smil:dur="0s" presentation:node-type="main-sequence"/>
        </anim:par>
        <presentation:notes draw:style-name="dp4">
          <draw:page-thumbnail draw:style-name="gr7" draw:layer="layout" svg:width="14.212cm" svg:height="10.659cm" svg:x="2.753cm" svg:y="2.16cm" draw:page-number="36" presentation:class="page"/>
          <draw:frame presentation:style-name="pr8" draw:text-style-name="P41"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1" svg:font-family="+mn-ea"/>
    <style:font-face style:name="Arial1" svg:font-family="Arial"/>
    <style:font-face style:name="Consolas" svg:font-family="Consolas"/>
    <style:font-face style:name="Arial4" svg:font-family="Arial" style:font-family-generic="modern"/>
    <style:font-face style:name="Consolas1" svg:font-family="Consolas" style:font-family-generic="modern"/>
    <style:font-face style:name="Courier New" svg:font-family="'Courier New'" style:font-family-generic="modern"/>
    <style:font-face style:name="Consolas2" svg:font-family="Consolas" style:font-family-generic="modern" style:font-pitch="fixed"/>
    <style:font-face style:name="Courier New1" svg:font-family="'Courier New'" style:font-family-generic="modern" style:font-pitch="fixed"/>
    <style:font-face style:name="+mn-ea" svg:font-family="+mn-ea" style:font-pitch="variable"/>
    <style:font-face style:name="Arial" svg:font-family="Arial" style:font-pitch="variable"/>
    <style:font-face style:name="Consolas3" svg:font-family="Consolas"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6" svg:font-family="Arial" style:font-family-generic="modern" style:font-pitch="variable"/>
    <style:font-face style:name="Consolas4" svg:font-family="Consolas" style:font-family-generic="modern" style:font-pitch="variable"/>
    <style:font-face style:name="Courier New2" svg:font-family="'Courier New'" style:font-family-generic="modern" style:font-pitch="variable"/>
    <style:font-face style:name="Arial2" svg:font-family="Arial" style:font-family-generic="roman" style:font-pitch="variable"/>
    <style:font-face style:name="DejaVu Sans3"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2" svg:font-family="'DejaVu Sans'" style:font-family-generic="swiss" style:font-pitch="variable"/>
    <style:font-face style:name="Liberation Sans2" svg:font-family="'Liberation Sans'" style:font-family-generic="swiss" style:font-pitch="variable"/>
    <style:font-face style:name="Nachlieli CLM1" svg:font-family="'Nachlieli CLM'" style:font-family-generic="swiss" style:font-pitch="variable"/>
    <style:font-face style:name="Tahoma" svg:font-family="Tahoma"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DiamondEnd_20_5" draw:display-name="msArrowDiamondEnd 5" svg:viewBox="0 0 300 300" svg:d="M150 0l150 150-150 150-150-15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Nachlieli CLM" style:font-family-complex="'Nachlieli CLM'"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style:style style:name="שקופית_20_כותרת-background" style:display-name="שקופית כותרת-background" style:family="presentation">
      <style:graphic-properties draw:stroke="none" draw:fill="gradient"/>
      <style:text-properties style:letter-kerning="true"/>
    </style:style>
    <style:style style:name="שקופית_20_כותרת-backgroundobjects" style:display-name="שקופית כותרת-backgroundobjects" style:family="presentation">
      <style:graphic-properties draw:textarea-horizontal-align="justify" draw:shadow="hidden" draw:shadow-offset-x="0.2cm" draw:shadow-offset-y="0.2cm" draw:shadow-color="#808080"/>
      <style:text-properties style:letter-kerning="true"/>
    </style:style>
    <style:style style:name="שקופית_20_כותרת-notes" style:display-name="שקופית 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קופית_20_כותרת-outline1" style:display-name="שקופית כותרת-outline1" style:family="presentation">
      <style:graphic-properties draw:stroke="none" draw:fill="none" draw:auto-grow-height="false" draw:fit-to-size="shrink-to-fit">
        <text:list-style style:name="שקופית_20_כותרת-outline1" style:display-name="שקופית 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קופית_20_כותרת-outline2" style:display-name="שקופית כותרת-outline2" style:family="presentation" style:parent-style-name="שקופית_20_כותרת-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3" style:display-name="שקופית כותרת-outline3" style:family="presentation" style:parent-style-name="שקופית_20_כותרת-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4" style:display-name="שקופית כותרת-outline4" style:family="presentation" style:parent-style-name="שקופית_20_כותרת-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קופית_20_כותרת-outline5" style:display-name="שקופית כותרת-outline5" style:family="presentation" style:parent-style-name="שקופית_20_כותרת-outline4">
      <style:paragraph-properties fo:margin-top="0.1cm" fo:margin-bottom="0cm"/>
      <style:text-properties fo:font-size="20pt" style:font-size-asian="20pt" style:font-size-complex="20pt"/>
    </style:style>
    <style:style style:name="שקופית_20_כותרת-outline6" style:display-name="שקופית כותרת-outline6" style:family="presentation" style:parent-style-name="שקופית_20_כותרת-outline5">
      <style:paragraph-properties fo:margin-top="0.1cm" fo:margin-bottom="0cm"/>
      <style:text-properties fo:font-size="20pt" style:font-size-asian="20pt" style:font-size-complex="20pt"/>
    </style:style>
    <style:style style:name="שקופית_20_כותרת-outline7" style:display-name="שקופית כותרת-outline7" style:family="presentation" style:parent-style-name="שקופית_20_כותרת-outline6">
      <style:paragraph-properties fo:margin-top="0.1cm" fo:margin-bottom="0cm"/>
      <style:text-properties fo:font-size="20pt" style:font-size-asian="20pt" style:font-size-complex="20pt"/>
    </style:style>
    <style:style style:name="שקופית_20_כותרת-outline8" style:display-name="שקופית כותרת-outline8" style:family="presentation" style:parent-style-name="שקופית_20_כותרת-outline7">
      <style:paragraph-properties fo:margin-top="0.1cm" fo:margin-bottom="0cm"/>
      <style:text-properties fo:font-size="20pt" style:font-size-asian="20pt" style:font-size-complex="20pt"/>
    </style:style>
    <style:style style:name="שקופית_20_כותרת-outline9" style:display-name="שקופית כותרת-outline9" style:family="presentation" style:parent-style-name="שקופית_20_כותרת-outline8">
      <style:paragraph-properties fo:margin-top="0.1cm" fo:margin-bottom="0cm"/>
      <style:text-properties fo:font-size="20pt" style:font-size-asian="20pt" style:font-size-complex="20pt"/>
    </style:style>
    <style:style style:name="שקופית_20_כותרת-subtitle" style:display-name="שקופית כותרת-subtitle" style:family="presentation">
      <style:graphic-properties draw:stroke="none" draw:fill="none" draw:textarea-vertical-align="middle">
        <text:list-style style:name="שקופית_20_כותרת-subtitle" style:display-name="שקופית 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קופית_20_כותרת-title" style:display-name="שקופית כותרת-title" style:family="presentation">
      <style:graphic-properties draw:stroke="none" draw:fill="none" draw:textarea-vertical-align="middle">
        <text:list-style style:name="שקופית_20_כותרת-title" style:display-name="שקופית 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background" style:display-name="כותרת ותוכן-background" style:family="presentation">
      <style:graphic-properties draw:stroke="none" draw:fill="gradient"/>
      <style:text-properties style:letter-kerning="true"/>
    </style:style>
    <style:style style:name="כותרת_20_ותוכן-backgroundobjects" style:display-name="כותרת ותוכן-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notes" style:display-name="כותרת 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outline1" style:display-name="כותרת ותוכן-outline1" style:family="presentation">
      <style:graphic-properties draw:stroke="none" draw:fill="none" draw:auto-grow-height="false" draw:fit-to-size="shrink-to-fit">
        <text:list-style style:name="כותרת_20_ותוכן-outline1" style:display-name="כותרת 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outline2" style:display-name="כותרת ותוכן-outline2" style:family="presentation" style:parent-style-name="כותרת_20_ותוכן-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3" style:display-name="כותרת ותוכן-outline3" style:family="presentation" style:parent-style-name="כותרת_20_ותוכן-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4" style:display-name="כותרת ותוכן-outline4" style:family="presentation" style:parent-style-name="כותרת_20_ותוכן-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outline5" style:display-name="כותרת ותוכן-outline5" style:family="presentation" style:parent-style-name="כותרת_20_ותוכן-outline4">
      <style:paragraph-properties fo:margin-top="0.1cm" fo:margin-bottom="0cm"/>
      <style:text-properties fo:font-size="20pt" style:font-size-asian="20pt" style:font-size-complex="20pt"/>
    </style:style>
    <style:style style:name="כותרת_20_ותוכן-outline6" style:display-name="כותרת ותוכן-outline6" style:family="presentation" style:parent-style-name="כותרת_20_ותוכן-outline5">
      <style:paragraph-properties fo:margin-top="0.1cm" fo:margin-bottom="0cm"/>
      <style:text-properties fo:font-size="20pt" style:font-size-asian="20pt" style:font-size-complex="20pt"/>
    </style:style>
    <style:style style:name="כותרת_20_ותוכן-outline7" style:display-name="כותרת ותוכן-outline7" style:family="presentation" style:parent-style-name="כותרת_20_ותוכן-outline6">
      <style:paragraph-properties fo:margin-top="0.1cm" fo:margin-bottom="0cm"/>
      <style:text-properties fo:font-size="20pt" style:font-size-asian="20pt" style:font-size-complex="20pt"/>
    </style:style>
    <style:style style:name="כותרת_20_ותוכן-outline8" style:display-name="כותרת ותוכן-outline8" style:family="presentation" style:parent-style-name="כותרת_20_ותוכן-outline7">
      <style:paragraph-properties fo:margin-top="0.1cm" fo:margin-bottom="0cm"/>
      <style:text-properties fo:font-size="20pt" style:font-size-asian="20pt" style:font-size-complex="20pt"/>
    </style:style>
    <style:style style:name="כותרת_20_ותוכן-outline9" style:display-name="כותרת ותוכן-outline9" style:family="presentation" style:parent-style-name="כותרת_20_ותוכן-outline8">
      <style:paragraph-properties fo:margin-top="0.1cm" fo:margin-bottom="0cm"/>
      <style:text-properties fo:font-size="20pt" style:font-size-asian="20pt" style:font-size-complex="20pt"/>
    </style:style>
    <style:style style:name="כותרת_20_ותוכן-subtitle" style:display-name="כותרת ותוכן-subtitle" style:family="presentation">
      <style:graphic-properties draw:stroke="none" draw:fill="none" draw:textarea-vertical-align="middle">
        <text:list-style style:name="כותרת_20_ותוכן-subtitle" style:display-name="כותרת 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title" style:display-name="כותרת ותוכן-title" style:family="presentation">
      <style:graphic-properties draw:stroke="none" draw:fill="none" draw:textarea-vertical-align="middle">
        <text:list-style style:name="כותרת_20_ותוכן-title" style:display-name="כותרת 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בלבד-background" style:display-name="כותרת בלבד-background" style:family="presentation">
      <style:graphic-properties draw:stroke="none" draw:fill="gradient"/>
      <style:text-properties style:letter-kerning="true"/>
    </style:style>
    <style:style style:name="כותרת_20_בלבד-backgroundobjects" style:display-name="כותרת בלבד-backgroundobjects" style:family="presentation">
      <style:graphic-properties draw:textarea-horizontal-align="justify" draw:shadow="hidden" draw:shadow-offset-x="0.2cm" draw:shadow-offset-y="0.2cm" draw:shadow-color="#808080"/>
      <style:text-properties style:letter-kerning="true"/>
    </style:style>
    <style:style style:name="כותרת_20_בלבד-notes" style:display-name="כותרת 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בלבד-outline1" style:display-name="כותרת בלבד-outline1" style:family="presentation">
      <style:graphic-properties draw:stroke="none" draw:fill="none" draw:auto-grow-height="false" draw:fit-to-size="shrink-to-fit">
        <text:list-style style:name="כותרת_20_בלבד-outline1" style:display-name="כותרת 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בלבד-outline2" style:display-name="כותרת בלבד-outline2" style:family="presentation" style:parent-style-name="כותרת_20_בלבד-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3" style:display-name="כותרת בלבד-outline3" style:family="presentation" style:parent-style-name="כותרת_20_בלבד-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4" style:display-name="כותרת בלבד-outline4" style:family="presentation" style:parent-style-name="כותרת_20_בלבד-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בלבד-outline5" style:display-name="כותרת בלבד-outline5" style:family="presentation" style:parent-style-name="כותרת_20_בלבד-outline4">
      <style:paragraph-properties fo:margin-top="0.1cm" fo:margin-bottom="0cm"/>
      <style:text-properties fo:font-size="20pt" style:font-size-asian="20pt" style:font-size-complex="20pt"/>
    </style:style>
    <style:style style:name="כותרת_20_בלבד-outline6" style:display-name="כותרת בלבד-outline6" style:family="presentation" style:parent-style-name="כותרת_20_בלבד-outline5">
      <style:paragraph-properties fo:margin-top="0.1cm" fo:margin-bottom="0cm"/>
      <style:text-properties fo:font-size="20pt" style:font-size-asian="20pt" style:font-size-complex="20pt"/>
    </style:style>
    <style:style style:name="כותרת_20_בלבד-outline7" style:display-name="כותרת בלבד-outline7" style:family="presentation" style:parent-style-name="כותרת_20_בלבד-outline6">
      <style:paragraph-properties fo:margin-top="0.1cm" fo:margin-bottom="0cm"/>
      <style:text-properties fo:font-size="20pt" style:font-size-asian="20pt" style:font-size-complex="20pt"/>
    </style:style>
    <style:style style:name="כותרת_20_בלבד-outline8" style:display-name="כותרת בלבד-outline8" style:family="presentation" style:parent-style-name="כותרת_20_בלבד-outline7">
      <style:paragraph-properties fo:margin-top="0.1cm" fo:margin-bottom="0cm"/>
      <style:text-properties fo:font-size="20pt" style:font-size-asian="20pt" style:font-size-complex="20pt"/>
    </style:style>
    <style:style style:name="כותרת_20_בלבד-outline9" style:display-name="כותרת בלבד-outline9" style:family="presentation" style:parent-style-name="כותרת_20_בלבד-outline8">
      <style:paragraph-properties fo:margin-top="0.1cm" fo:margin-bottom="0cm"/>
      <style:text-properties fo:font-size="20pt" style:font-size-asian="20pt" style:font-size-complex="20pt"/>
    </style:style>
    <style:style style:name="כותרת_20_בלבד-subtitle" style:display-name="כותרת בלבד-subtitle" style:family="presentation">
      <style:graphic-properties draw:stroke="none" draw:fill="none" draw:textarea-vertical-align="middle">
        <text:list-style style:name="כותרת_20_בלבד-subtitle" style:display-name="כותרת 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בלבד-title" style:display-name="כותרת בלבד-title" style:family="presentation">
      <style:graphic-properties draw:stroke="none" draw:fill="none" draw:textarea-vertical-align="middle">
        <text:list-style style:name="כותרת_20_בלבד-title" style:display-name="כותרת 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שני_20_תכנים-background" style:display-name="שני תכנים-background" style:family="presentation">
      <style:graphic-properties draw:stroke="none" draw:fill="gradient"/>
      <style:text-properties style:letter-kerning="true"/>
    </style:style>
    <style:style style:name="שני_20_תכנים-backgroundobjects" style:display-name="שני תכנים-backgroundobjects" style:family="presentation">
      <style:graphic-properties draw:textarea-horizontal-align="justify" draw:shadow="hidden" draw:shadow-offset-x="0.2cm" draw:shadow-offset-y="0.2cm" draw:shadow-color="#808080"/>
      <style:text-properties style:letter-kerning="true"/>
    </style:style>
    <style:style style:name="שני_20_תכנים-notes" style:display-name="שני 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שני_20_תכנים-outline1" style:display-name="שני תכנים-outline1" style:family="presentation">
      <style:graphic-properties draw:stroke="none" draw:fill="none" draw:auto-grow-height="false" draw:fit-to-size="shrink-to-fit">
        <text:list-style style:name="שני_20_תכנים-outline1" style:display-name="שני 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שני_20_תכנים-outline2" style:display-name="שני תכנים-outline2" style:family="presentation" style:parent-style-name="שני_20_תכנים-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3" style:display-name="שני תכנים-outline3" style:family="presentation" style:parent-style-name="שני_20_תכנים-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4" style:display-name="שני תכנים-outline4" style:family="presentation" style:parent-style-name="שני_20_תכנים-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שני_20_תכנים-outline5" style:display-name="שני תכנים-outline5" style:family="presentation" style:parent-style-name="שני_20_תכנים-outline4">
      <style:paragraph-properties fo:margin-top="0.1cm" fo:margin-bottom="0cm"/>
      <style:text-properties fo:font-size="20pt" style:font-size-asian="20pt" style:font-size-complex="20pt"/>
    </style:style>
    <style:style style:name="שני_20_תכנים-outline6" style:display-name="שני תכנים-outline6" style:family="presentation" style:parent-style-name="שני_20_תכנים-outline5">
      <style:paragraph-properties fo:margin-top="0.1cm" fo:margin-bottom="0cm"/>
      <style:text-properties fo:font-size="20pt" style:font-size-asian="20pt" style:font-size-complex="20pt"/>
    </style:style>
    <style:style style:name="שני_20_תכנים-outline7" style:display-name="שני תכנים-outline7" style:family="presentation" style:parent-style-name="שני_20_תכנים-outline6">
      <style:paragraph-properties fo:margin-top="0.1cm" fo:margin-bottom="0cm"/>
      <style:text-properties fo:font-size="20pt" style:font-size-asian="20pt" style:font-size-complex="20pt"/>
    </style:style>
    <style:style style:name="שני_20_תכנים-outline8" style:display-name="שני תכנים-outline8" style:family="presentation" style:parent-style-name="שני_20_תכנים-outline7">
      <style:paragraph-properties fo:margin-top="0.1cm" fo:margin-bottom="0cm"/>
      <style:text-properties fo:font-size="20pt" style:font-size-asian="20pt" style:font-size-complex="20pt"/>
    </style:style>
    <style:style style:name="שני_20_תכנים-outline9" style:display-name="שני תכנים-outline9" style:family="presentation" style:parent-style-name="שני_20_תכנים-outline8">
      <style:paragraph-properties fo:margin-top="0.1cm" fo:margin-bottom="0cm"/>
      <style:text-properties fo:font-size="20pt" style:font-size-asian="20pt" style:font-size-complex="20pt"/>
    </style:style>
    <style:style style:name="שני_20_תכנים-subtitle" style:display-name="שני תכנים-subtitle" style:family="presentation">
      <style:graphic-properties draw:stroke="none" draw:fill="none" draw:textarea-vertical-align="middle">
        <text:list-style style:name="שני_20_תכנים-subtitle" style:display-name="שני 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שני_20_תכנים-title" style:display-name="שני תכנים-title" style:family="presentation">
      <style:graphic-properties draw:stroke="none" draw:fill="none" draw:textarea-vertical-align="middle">
        <text:list-style style:name="שני_20_תכנים-title" style:display-name="שני 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background" style:display-name="כותרת ותוכן_-background" style:family="presentation">
      <style:graphic-properties draw:stroke="none" draw:fill="gradient"/>
      <style:text-properties style:letter-kerning="true"/>
    </style:style>
    <style:style style:name="כותרת_20_ותוכן_5f_-backgroundobjects" style:display-name="כותרת ותוכן_-backgroundobjects" style:family="presentation">
      <style:graphic-properties draw:textarea-horizontal-align="justify" draw:shadow="hidden" draw:shadow-offset-x="0.2cm" draw:shadow-offset-y="0.2cm" draw:shadow-color="#808080"/>
      <style:text-properties style:letter-kerning="true"/>
    </style:style>
    <style:style style:name="כותרת_20_ותוכן_5f_-notes" style:display-name="כותרת ותוכן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כותרת_20_ותוכן_5f_-outline1" style:display-name="כותרת ותוכן_-outline1" style:family="presentation">
      <style:graphic-properties draw:stroke="none" draw:fill="none" draw:auto-grow-height="false" draw:fit-to-size="shrink-to-fit">
        <text:list-style style:name="כותרת_20_ותוכן_5f_-outline1" style:display-name="כותרת ותוכן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6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pt" style:language-asian="en" style:country-asian="US" style:font-style-asian="normal" style:font-weight-asian="normal" style:font-name-complex="Arial3" style:font-family-complex="Arial" style:font-family-generic-complex="swiss"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כותרת_20_ותוכן_5f_-outline2" style:display-name="כותרת ותוכן_-outline2" style:family="presentation" style:parent-style-name="כותרת_20_ותוכן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3" style:display-name="כותרת ותוכן_-outline3" style:family="presentation" style:parent-style-name="כותרת_20_ותוכן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4" style:display-name="כותרת ותוכן_-outline4" style:family="presentation" style:parent-style-name="כותרת_20_ותוכן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3" style:font-family-complex="Arial" style:font-family-generic-complex="swiss" style:font-pitch-complex="variable" style:font-size-complex="20pt" style:font-style-complex="normal" style:font-weight-complex="normal" fo:hyphenate="false"/>
    </style:style>
    <style:style style:name="כותרת_20_ותוכן_5f_-outline5" style:display-name="כותרת ותוכן_-outline5" style:family="presentation" style:parent-style-name="כותרת_20_ותוכן_5f_-outline4">
      <style:paragraph-properties fo:margin-top="0.1cm" fo:margin-bottom="0cm"/>
      <style:text-properties fo:font-size="20pt" style:font-size-asian="20pt" style:font-size-complex="20pt"/>
    </style:style>
    <style:style style:name="כותרת_20_ותוכן_5f_-outline6" style:display-name="כותרת ותוכן_-outline6" style:family="presentation" style:parent-style-name="כותרת_20_ותוכן_5f_-outline5">
      <style:paragraph-properties fo:margin-top="0.1cm" fo:margin-bottom="0cm"/>
      <style:text-properties fo:font-size="20pt" style:font-size-asian="20pt" style:font-size-complex="20pt"/>
    </style:style>
    <style:style style:name="כותרת_20_ותוכן_5f_-outline7" style:display-name="כותרת ותוכן_-outline7" style:family="presentation" style:parent-style-name="כותרת_20_ותוכן_5f_-outline6">
      <style:paragraph-properties fo:margin-top="0.1cm" fo:margin-bottom="0cm"/>
      <style:text-properties fo:font-size="20pt" style:font-size-asian="20pt" style:font-size-complex="20pt"/>
    </style:style>
    <style:style style:name="כותרת_20_ותוכן_5f_-outline8" style:display-name="כותרת ותוכן_-outline8" style:family="presentation" style:parent-style-name="כותרת_20_ותוכן_5f_-outline7">
      <style:paragraph-properties fo:margin-top="0.1cm" fo:margin-bottom="0cm"/>
      <style:text-properties fo:font-size="20pt" style:font-size-asian="20pt" style:font-size-complex="20pt"/>
    </style:style>
    <style:style style:name="כותרת_20_ותוכן_5f_-outline9" style:display-name="כותרת ותוכן_-outline9" style:family="presentation" style:parent-style-name="כותרת_20_ותוכן_5f_-outline8">
      <style:paragraph-properties fo:margin-top="0.1cm" fo:margin-bottom="0cm"/>
      <style:text-properties fo:font-size="20pt" style:font-size-asian="20pt" style:font-size-complex="20pt"/>
    </style:style>
    <style:style style:name="כותרת_20_ותוכן_5f_-subtitle" style:display-name="כותרת ותוכן_-subtitle" style:family="presentation">
      <style:graphic-properties draw:stroke="none" draw:fill="none" draw:textarea-vertical-align="middle">
        <text:list-style style:name="כותרת_20_ותוכן_5f_-subtitle" style:display-name="כותרת ותוכן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כותרת_20_ותוכן_5f_-title" style:display-name="כותרת ותוכן_-title" style:family="presentation">
      <style:graphic-properties draw:stroke="none" draw:fill="none" draw:textarea-vertical-align="middle">
        <text:list-style style:name="כותרת_20_ותוכן_5f_-title" style:display-name="כותרת ותוכן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000000" style:text-outline="false" style:text-line-through-style="none" style:text-line-through-type="none" style:text-position="0% 100%" style:font-name="Arial3" fo:font-family="Arial"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Arial3" style:font-family-complex="Arial" style:font-family-generic-complex="swiss"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fo:min-height="0cm" fo:min-width="0cm"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svg:stroke-width="0.035cm" draw:fill="solid" draw:fill-color="#ffffff" draw:textarea-vertical-align="middle" draw:auto-grow-height="false" draw:fit-to-size="false" fo:min-height="18.8cm" fo:min-width="24.9cm" fo:padding-top="0.125cm" fo:padding-bottom="0.125cm" fo:padding-left="0.25cm" fo:padding-right="0.25cm" fo:wrap-option="wrap"/>
    </style:style>
    <style:style style:name="Mgr9" style:family="graphic" style:parent-style-name="standard">
      <style:graphic-properties draw:stroke="solid" svg:stroke-width="0.018cm" svg:stroke-color="#000000" draw:fill="solid" draw:fill-color="#ffffff" draw:textarea-vertical-align="middle" draw:auto-grow-height="false" draw:fit-to-size="false" fo:min-height="17.806cm" fo:min-width="24cm"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שקופית_20_כותרת-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2" style:family="presentation" style:parent-style-name="שקופית_20_כותרת-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שקופית_20_כותרת-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שקופית_20_כותרת-backgroundobjects">
      <style:graphic-properties draw:stroke="none" draw:fill="none" draw:fill-color="#ffffff" draw:auto-grow-height="false" fo:min-height="1.485cm"/>
    </style:style>
    <style:style style:name="Mpr5" style:family="presentation" style:parent-style-name="שקופית_20_כותרת-backgroundobjects">
      <style:graphic-properties draw:stroke="none" draw:fill="none" draw:fill-color="#ffffff" draw:textarea-vertical-align="bottom" draw:auto-grow-height="false" fo:min-height="1.485cm"/>
    </style:style>
    <style:style style:name="Mpr6" style:family="presentation" style:parent-style-name="כותרת_20_ותוכן-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כותרת_20_ותוכן-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8" style:family="presentation" style:parent-style-name="כותרת_20_ותוכן-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9" style:family="presentation" style:parent-style-name="כותרת_20_ותוכן-backgroundobjects">
      <style:graphic-properties draw:stroke="none" draw:fill="none" draw:fill-color="#ffffff" draw:auto-grow-height="false" fo:min-height="1.421cm"/>
    </style:style>
    <style:style style:name="Mpr10" style:family="presentation" style:parent-style-name="כותרת_20_ותוכן-backgroundobjects">
      <style:graphic-properties draw:stroke="none" draw:fill="none" draw:fill-color="#ffffff" draw:textarea-vertical-align="bottom" draw:auto-grow-height="false" fo:min-height="1.421cm"/>
    </style:style>
    <style:style style:name="Mpr11" style:family="presentation" style:parent-style-name="כותרת_20_בלבד-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2" style:family="presentation" style:parent-style-name="כותרת_20_בלבד-backgroundobjects">
      <style:graphic-properties draw:stroke="solid" svg:stroke-width="0.106cm" svg:stroke-color="#ffffff" draw:fill="solid" draw:fill-color="#ffffff" draw:textarea-vertical-align="middle" draw:auto-grow-height="false" draw:fit-to-size="false" fo:min-height="11.049cm" fo:padding-top="0.125cm" fo:padding-bottom="0.125cm" fo:padding-left="0.25cm" fo:padding-right="0.25cm" fo:wrap-option="wrap" draw:shadow="visible" draw:shadow-offset-x="0cm" draw:shadow-offset-y="0.071cm" draw:shadow-color="#000000" draw:shadow-opacity="50%"/>
    </style:style>
    <style:style style:name="Mpr13" style:family="presentation" style:parent-style-name="כותרת_20_בלבד-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4" style:family="presentation" style:parent-style-name="כותרת_20_בלבד-backgroundobjects">
      <style:graphic-properties draw:stroke="none" draw:fill="none" draw:fill-color="#ffffff" draw:auto-grow-height="false" fo:min-height="1.421cm"/>
    </style:style>
    <style:style style:name="Mpr15" style:family="presentation" style:parent-style-name="כותרת_20_בלבד-backgroundobjects">
      <style:graphic-properties draw:stroke="none" draw:fill="none" draw:fill-color="#ffffff" draw:textarea-vertical-align="bottom" draw:auto-grow-height="false" fo:min-height="1.421cm"/>
    </style:style>
    <style:style style:name="Mpr16" style:family="presentation" style:parent-style-name="שני_20_תכנים-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7" style:family="presentation" style:parent-style-name="שני_20_תכנים-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18" style:family="presentation" style:parent-style-name="שני_20_תכנים-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9" style:family="presentation" style:parent-style-name="שני_20_תכנים-backgroundobjects">
      <style:graphic-properties draw:stroke="none" draw:fill="none" draw:fill-color="#ffffff" draw:auto-grow-height="false" fo:min-height="1.421cm"/>
    </style:style>
    <style:style style:name="Mpr20" style:family="presentation" style:parent-style-name="שני_20_תכנים-backgroundobjects">
      <style:graphic-properties draw:stroke="none" draw:fill="none" draw:fill-color="#ffffff" draw:textarea-vertical-align="bottom" draw:auto-grow-height="false" fo:min-height="1.421cm"/>
    </style:style>
    <style:style style:name="Mpr21" style:family="presentation" style:parent-style-name="כותרת_20_ותוכן_5f_-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22" style:family="presentation" style:parent-style-name="כותרת_20_ותוכן_5f_-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23" style:family="presentation" style:parent-style-name="כותרת_20_ותוכן_5f_-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24" style:family="presentation" style:parent-style-name="כותרת_20_ותוכן_5f_-backgroundobjects">
      <style:graphic-properties draw:stroke="none" draw:fill="none" draw:fill-color="#ffffff" draw:auto-grow-height="false" fo:min-height="1.421cm"/>
    </style:style>
    <style:style style:name="Mpr25" style:family="presentation" style:parent-style-name="כותרת_20_ותוכן_5f_-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24pt"/>
    </style:style>
    <style:style style:name="MP6" style:family="paragraph">
      <style:paragraph-properties fo:margin-top="0cm" fo:margin-bottom="0cm" fo:line-height="100%" fo:text-align="end" style:writing-mode="rl-tb"/>
      <style:text-properties fo:font-size="24pt" style:font-size-asian="14pt" style:font-size-complex="14pt"/>
    </style:style>
    <style:style style:name="MP7" style:family="paragraph">
      <loext:graphic-properties draw:fill="solid" draw:fill-color="#ffffff"/>
      <style:paragraph-properties fo:text-align="start" style:font-independent-line-spacing="true"/>
      <style:text-properties fo:font-size="24pt" style:font-size-asian="14pt" style:font-size-complex="14pt"/>
    </style:style>
    <style:style style:name="MP8"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9" style:family="paragraph">
      <loext:graphic-properties draw:fill="solid" draw:fill-color="#d34817"/>
      <style:paragraph-properties fo:text-align="start" style:font-independent-line-spacing="true"/>
      <style:text-properties fo:font-size="14pt" style:font-size-asian="14pt" style:font-size-complex="14pt"/>
    </style:style>
    <style:style style:name="MP10" style:family="paragraph">
      <loext:graphic-properties draw:fill="solid" draw:fill-color="#d34817"/>
      <style:paragraph-properties fo:text-align="start" style:font-independent-line-spacing="true"/>
      <style:text-properties fo:font-size="24pt"/>
    </style:style>
    <style:style style:name="MP11" style:family="paragraph">
      <loext:graphic-properties draw:fill="solid" draw:fill-color="#e5b1ab"/>
      <style:paragraph-properties fo:text-align="start" style:font-independent-line-spacing="true"/>
      <style:text-properties fo:font-size="24pt"/>
    </style:style>
    <style:style style:name="MP12" style:family="paragraph">
      <loext:graphic-properties draw:fill="solid" draw:fill-color="#918485"/>
      <style:paragraph-properties fo:text-align="start" style:font-independent-line-spacing="true"/>
      <style:text-properties fo:font-size="24pt"/>
    </style:style>
    <style:style style:name="MP13" style:family="paragraph">
      <style:paragraph-properties fo:margin-top="0cm" fo:margin-bottom="0cm" fo:line-height="100%" fo:text-align="center"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style:paragraph-properties fo:text-align="start"/>
    </style:style>
    <style:style style:name="MP17" style:family="paragraph">
      <style:paragraph-properties fo:margin-left="0cm" fo:margin-right="0cm" fo:text-indent="0cm">
        <style:tab-stops>
          <style:tab-stop style:position="0cm"/>
        </style:tab-stops>
      </style:paragraph-properties>
    </style:style>
    <style:style style:name="MP18" style:family="paragraph">
      <style:paragraph-properties fo:margin-left="0cm" fo:margin-right="0cm" fo:margin-top="0.131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font-independent-line-spacing="true"/>
      <style:text-properties fo:font-size="26pt"/>
    </style:style>
    <style:style style:name="MP20"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3" style:font-size-complex="2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696464" style:text-line-through-style="none" style:text-line-through-type="none" style:text-position="0% 100%" style:font-name="Arial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d34817" fo:font-size="85%"/>
      </text:list-level-style-number>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שקופית_20_כותרת" style:display-name="שקופית כותרת" style:page-layout-name="PM1" draw:style-name="Mdp1">
      <office:forms form:automatic-focus="false" form:apply-design-mode="false"/>
      <draw:custom-shape draw:name="מלבן 8" draw:style-name="Mgr3" draw:text-style-name="MP5" draw:layer="backgroundobjects" drawooo:display="printer"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drawooo:display="printer"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מלבן 11"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12" draw:style-name="Mgr4" draw:text-style-name="MP5" draw:layer="backgroundobjects" svg:width="25.036cm" svg:height="18.588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מציין מיקום של תאריך 27" presentation:style-name="Mpr1" draw:text-style-name="MP7" draw:layer="backgroundobjects" svg:width="6.878cm" svg:height="1.322cm" svg:x="17.145cm" svg:y="17.198cm" presentation:class="date-time" presentation:user-transformed="true">
        <draw:text-box>
          <text:p text:style-name="MP6"><text:span text:style-name="MT2"><text:date style:data-style-name="D1" text:date-value="2018-03-16">16/3/18</text:date></text:span></text:p>
        </draw:text-box>
      </draw:frame>
      <draw:frame draw:name="מציין מיקום של כותרת תחתונה 16" presentation:style-name="Mpr1" draw:text-style-name="MP7" draw:layer="backgroundobjects" svg:width="12.911cm" svg:height="1.269cm" svg:x="0.635cm" svg:y="17.145cm" presentation:class="footer" presentation:user-transformed="true">
        <draw:text-box>
          <text:p text:style-name="MP6"><text:span text:style-name="MT2">.</text:span></text:p>
        </draw:text-box>
      </draw:frame>
      <draw:frame draw:name="מציין מיקום של מספר שקופית 28" presentation:style-name="Mpr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custom-shape draw:name="מלבן 6" draw:style-name="Mgr5" draw:text-style-name="MP10" draw:layer="backgroundobjects" svg:width="25.059cm" svg:height="4.242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9" draw:style-name="Mgr6" draw:text-style-name="MP11" draw:layer="backgroundobjects" svg:width="25.059cm" svg:height="0.334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10" draw:style-name="Mgr7" draw:text-style-name="MP12" draw:layer="backgroundobjects" svg:width="25.059cm" svg:height="0.306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כותרת 7" presentation:style-name="Mpr3" draw:text-style-name="MP14" draw:layer="backgroundobjects" svg:width="22.859cm" svg:height="4.082cm" svg:x="1.27cm" svg:y="4.183cm" presentation:class="title" presentation:user-transformed="true">
        <draw:text-box>
          <text:p text:style-name="MP13"><text:span text:style-name="MT4">ל</text:span><text:span text:style-name="MT4">ח</text:span><text:span text:style-name="MT4">ץ</text:span><text:span text:style-name="MT4"> </text:span><text:span text:style-name="MT4">כ</text:span><text:span text:style-name="MT4">ד</text:span><text:span text:style-name="MT4">י </text:span><text:span text:style-name="MT4">ל</text:span><text:span text:style-name="MT4">ע</text:span><text:span text:style-name="MT4">ר</text:span><text:span text:style-name="MT4">ו</text:span><text:span text:style-name="MT4">ך</text:span><text:span text:style-name="MT4"> </text:span><text:span text:style-name="MT4">ס</text:span><text:span text:style-name="MT4">ג</text:span><text:span text:style-name="MT4">נ</text:span><text:span text:style-name="MT4">ו</text:span><text:span text:style-name="MT4">ן </text:span><text:span text:style-name="MT4">כ</text:span><text:span text:style-name="MT4">ו</text:span><text:span text:style-name="MT4">ת</text:span><text:span text:style-name="MT4">ר</text:span><text:span text:style-name="MT4">ת</text:span><text:span text:style-name="MT4"> </text:span><text:span text:style-name="MT4">ש</text:span><text:span text:style-name="MT4">ל</text:span><text:span text:style-name="MT4"> </text:span><text:span text:style-name="MT4">ת</text:span><text:span text:style-name="MT4">ב</text:span><text:span text:style-name="MT4">נ</text:span><text:span text:style-name="MT4">י</text:span><text:span text:style-name="MT4">ת</text:span><text:span text:style-name="MT4"> </text:span><text:span text:style-name="MT4">ב</text:span><text:span text:style-name="MT4">ס</text:span><text:span text:style-name="MT4">י</text:span><text:span text:style-name="MT4">ס</text:span></text:p>
        </draw:text-box>
      </draw:frame>
      <draw:frame presentation:style-name="שקופית_20_כותרת-outline1" draw:layer="backgroundobjects" svg:width="22.859cm" svg:height="11.048cm" svg:x="1.27cm" svg:y="4.457cm" presentation:class="outline" presentation:placeholder="true">
        <draw:text-box/>
      </draw:frame>
      <presentation:notes style:page-layout-name="PM2">
        <draw:page-thumbnail presentation:style-name="שקופית_20_כותרת-title" draw:layer="backgroundobjects" svg:width="14.848cm" svg:height="11.136cm" svg:x="3.075cm" svg:y="2.257cm" presentation:class="page"/>
        <draw:frame presentation:style-name="שקופית_20_כותרת-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כותרת_20_ותוכן" style:display-name="כותרת ותוכן" style:page-layout-name="PM1" draw:style-name="Mdp1">
      <office:forms form:automatic-focus="false" form:apply-design-mode="false"/>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6" draw:text-style-name="MP14" draw:layer="backgroundobjects" svg:width="23.706cm" svg:height="1.776cm" svg:x="0.847cm" svg:y="0.763cm" presentation:class="title" presentation:user-transformed="true">
        <draw:text-box>
          <text:p text:style-name="MP15"><text:span text:style-name="MT5">ל</text:span><text:span text:style-name="MT5">ח</text:span><text:span text:style-name="MT5">ץ</text:span><text:span text:style-name="MT5">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text:span><text:span text:style-name="MT5"> </text:span><text:span text:style-name="MT5">ס</text:span><text:span text:style-name="MT5">ג</text:span><text:span text:style-name="MT5">נ</text:span><text:span text:style-name="MT5">ו</text:span><text:span text:style-name="MT5">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text:span><text:span text:style-name="MT5">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5" presentation:style-name="Mpr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8"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כותרת_20_ותוכן-title" draw:layer="backgroundobjects" svg:width="14.212cm" svg:height="10.659cm" svg:x="2.753cm" svg:y="2.16cm" presentation:class="page"/>
        <draw:frame presentation:style-name="כותרת_20_ותוכן-notes" draw:layer="backgroundobjects" svg:width="15.775cm" svg:height="12.792cm" svg:x="1.972cm" svg:y="13.503cm" presentation:class="notes" presentation:placeholder="true">
          <draw:text-box/>
        </draw:frame>
        <draw:frame presentation:style-name="Mpr9" draw:text-style-name="MP2" draw:layer="backgroundobjects" svg:width="8.557cm" svg:height="1.42cm" svg:x="0cm" svg:y="0cm" presentation:class="header">
          <draw:text-box>
            <text:p text:style-name="MP1"><text:span text:style-name="MT1"><presentation:header/></text:span></text:p>
          </draw:text-box>
        </draw:frame>
        <draw:frame presentation:style-name="Mpr9" draw:text-style-name="MP4" draw:layer="backgroundobjects" svg:width="8.557cm" svg:height="1.42cm" svg:x="11.162cm" svg:y="0cm" presentation:class="date-time">
          <draw:text-box>
            <text:p text:style-name="MP3"><text:span text:style-name="MT1"><presentation:date-time/></text:span></text:p>
          </draw:text-box>
        </draw:frame>
        <draw:frame presentation:style-name="Mpr10" draw:text-style-name="MP2" draw:layer="backgroundobjects" svg:width="8.557cm" svg:height="1.42cm" svg:x="0cm" svg:y="27.008cm" presentation:class="footer">
          <draw:text-box>
            <text:p text:style-name="MP1"><text:span text:style-name="MT1"><presentation:footer/></text:span></text:p>
          </draw:text-box>
        </draw:frame>
        <draw:frame presentation:style-name="Mpr1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בלבד" style:display-name="כותרת בלבד" style:page-layout-name="PM1" draw:style-name="Mdp1">
      <office:forms form:automatic-focus="false" form:apply-design-mode="false"/>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1" draw:text-style-name="MP14" draw:layer="backgroundobjects" svg:width="24.129cm" svg:height="1.988cm" svg:x="0.635cm" svg:y="0.763cm" presentation:class="title" presentation:user-transformed="true">
        <draw:text-box>
          <text:p text:style-name="MP15"><text:span text:style-name="MT5">ל</text:span><text:span text:style-name="MT5">ח</text:span><text:span text:style-name="MT5">ץ</text:span><text:span text:style-name="MT5">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text:span><text:span text:style-name="MT5"> </text:span><text:span text:style-name="MT5">ס</text:span><text:span text:style-name="MT5">ג</text:span><text:span text:style-name="MT5">נ</text:span><text:span text:style-name="MT5">ו</text:span><text:span text:style-name="MT5">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text:span><text:span text:style-name="MT5">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תאריך 2" presentation:style-name="Mpr12" draw:text-style-name="MP7" draw:layer="backgroundobjects" svg:width="6.878cm" svg:height="1.322cm" svg:x="17.145cm" svg:y="17.198cm" presentation:class="date-time" presentation:user-transformed="true">
        <draw:text-box>
          <text:p text:style-name="MP6"><text:span text:style-name="MT2"><text:date style:data-style-name="D1" text:date-value="2018-03-16">16/3/18</text:date></text:span></text:p>
        </draw:text-box>
      </draw:frame>
      <draw:frame draw:name="מציין מיקום של כותרת תחתונה 3" presentation:style-name="Mpr12" draw:text-style-name="MP7" draw:layer="backgroundobjects" svg:width="12.911cm" svg:height="1.269cm" svg:x="0.635cm" svg:y="17.145cm" presentation:class="footer" presentation:user-transformed="true">
        <draw:text-box>
          <text:p/>
        </draw:text-box>
      </draw:frame>
      <draw:frame draw:name="מציין מיקום של מספר שקופית 4" presentation:style-name="Mpr13"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presentation:style-name="כותרת_20_בלבד-outline1" draw:layer="backgroundobjects" svg:width="22.859cm" svg:height="11.048cm" svg:x="1.27cm" svg:y="4.457cm" presentation:class="outline" presentation:placeholder="true">
        <draw:text-box/>
      </draw:frame>
      <presentation:notes style:page-layout-name="PM2">
        <draw:page-thumbnail presentation:style-name="כותרת_20_בלבד-title" draw:layer="backgroundobjects" svg:width="14.212cm" svg:height="10.659cm" svg:x="2.753cm" svg:y="2.16cm" presentation:class="page"/>
        <draw:frame presentation:style-name="כותרת_20_בלבד-notes" draw:layer="backgroundobjects" svg:width="15.775cm" svg:height="12.792cm" svg:x="1.972cm" svg:y="13.503cm" presentation:class="notes" presentation:placeholder="true">
          <draw:text-box/>
        </draw:frame>
        <draw:frame presentation:style-name="Mpr14" draw:text-style-name="MP2" draw:layer="backgroundobjects" svg:width="8.557cm" svg:height="1.42cm" svg:x="0cm" svg:y="0cm" presentation:class="header">
          <draw:text-box>
            <text:p text:style-name="MP1"><text:span text:style-name="MT1"><presentation:header/></text:span></text:p>
          </draw:text-box>
        </draw:frame>
        <draw:frame presentation:style-name="Mpr14" draw:text-style-name="MP4" draw:layer="backgroundobjects" svg:width="8.557cm" svg:height="1.42cm" svg:x="11.162cm" svg:y="0cm" presentation:class="date-time">
          <draw:text-box>
            <text:p text:style-name="MP3"><text:span text:style-name="MT1"><presentation:date-time/></text:span></text:p>
          </draw:text-box>
        </draw:frame>
        <draw:frame presentation:style-name="Mpr15" draw:text-style-name="MP2" draw:layer="backgroundobjects" svg:width="8.557cm" svg:height="1.42cm" svg:x="0cm" svg:y="27.008cm" presentation:class="footer">
          <draw:text-box>
            <text:p text:style-name="MP1"><text:span text:style-name="MT1"><presentation:footer/></text:span></text:p>
          </draw:text-box>
        </draw:frame>
        <draw:frame presentation:style-name="Mpr1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שני_20_תכנים" style:display-name="שני תכנים" style:page-layout-name="PM1" draw:style-name="Mdp1">
      <office:forms form:automatic-focus="false" form:apply-design-mode="false"/>
      <draw:custom-shape draw:name="מלבן 8"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4"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16" draw:text-style-name="MP14" draw:layer="backgroundobjects" svg:width="24.129cm" svg:height="1.988cm" svg:x="0.635cm" svg:y="0.763cm" presentation:class="title" presentation:user-transformed="true">
        <draw:text-box>
          <text:p text:style-name="MP15"><text:span text:style-name="MT5">ל</text:span><text:span text:style-name="MT5">ח</text:span><text:span text:style-name="MT5">ץ</text:span><text:span text:style-name="MT5">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text:span><text:span text:style-name="MT5"> </text:span><text:span text:style-name="MT5">ס</text:span><text:span text:style-name="MT5">ג</text:span><text:span text:style-name="MT5">נ</text:span><text:span text:style-name="MT5">ו</text:span><text:span text:style-name="MT5">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text:span><text:span text:style-name="MT5">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6" presentation:style-name="Mpr17"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8" presentation:style-name="Mpr18" draw:text-style-name="MP19" draw:layer="backgroundobjects" svg:width="11.641cm" svg:height="15.451cm" svg:x="0.635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draw:frame draw:name="מציין מיקום תוכן 10" presentation:style-name="Mpr18" draw:text-style-name="MP19" draw:layer="backgroundobjects" svg:width="12.487cm" svg:height="15.451cm" svg:x="12.277cm" svg:y="2.752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item>
                              </text:list>
                            </text:list-item>
                          </text:list>
                        </text:list-item>
                      </text:list>
                    </text:list-item>
                  </text:list>
                </text:list-item>
              </text:list>
            </text:list-item>
          </text:list>
          <text:p text:style-name="MP20"><text:span text:style-name="MT6">Seventh Outline Level</text:span><text:span text:style-name="MT6">לחץ כדי לערוך סגנונות טקסט של תבנית </text:span><text:span text:style-name="MT6">בסיס</text:span></text:p>
          <text:list text:style-name="ML4">
            <text:list-item>
              <text:list>
                <text:list-item>
                  <text:p text:style-name="MP18"><text:span text:style-name="MT7">רמה שנייה</text:span></text:p>
                </text:list-item>
              </text:list>
            </text:list-item>
          </text:list>
          <text:list text:style-name="ML5">
            <text:list-item>
              <text:list>
                <text:list-item>
                  <text:list>
                    <text:list-item>
                      <text:p text:style-name="MP18"><text:span text:style-name="MT8">רמה שלישית</text:span></text:p>
                    </text:list-item>
                  </text:list>
                </text:list-item>
              </text:list>
            </text:list-item>
          </text:list>
          <text:list text:style-name="ML6">
            <text:list-item>
              <text:list>
                <text:list-item>
                  <text:list>
                    <text:list-item>
                      <text:list>
                        <text:list-item>
                          <text:p text:style-name="MP18"><text:span text:style-name="MT8">רמה רביעית</text:span></text:p>
                        </text:list-item>
                      </text:list>
                    </text:list-item>
                  </text:list>
                </text:list-item>
              </text:list>
            </text:list-item>
          </text:list>
          <text:list text:style-name="ML7">
            <text:list-item>
              <text:list>
                <text:list-item>
                  <text:list>
                    <text:list-item>
                      <text:list>
                        <text:list-item>
                          <text:list>
                            <text:list-item>
                              <text:p text:style-name="MP18"><text:span text:style-name="MT8">רמה חמישית</text:span></text:p>
                            </text:list-item>
                          </text:list>
                        </text:list-item>
                      </text:list>
                    </text:list-item>
                  </text:list>
                </text:list-item>
              </text:list>
            </text:list-item>
          </text:list>
        </draw:text-box>
      </draw:frame>
      <presentation:notes style:page-layout-name="PM2">
        <office:forms form:automatic-focus="false" form:apply-design-mode="false"/>
        <draw:page-thumbnail presentation:style-name="שני_20_תכנים-title" draw:layer="backgroundobjects" svg:width="14.212cm" svg:height="10.659cm" svg:x="2.753cm" svg:y="2.16cm" presentation:class="page"/>
        <draw:frame presentation:style-name="שני_20_תכנים-notes" draw:layer="backgroundobjects" svg:width="15.775cm" svg:height="12.792cm" svg:x="1.972cm" svg:y="13.503cm" presentation:class="notes" presentation:placeholder="true">
          <draw:text-box/>
        </draw:frame>
        <draw:frame presentation:style-name="Mpr19" draw:text-style-name="MP2" draw:layer="backgroundobjects" svg:width="8.557cm" svg:height="1.42cm" svg:x="0cm" svg:y="0cm" presentation:class="header">
          <draw:text-box>
            <text:p text:style-name="MP1"><text:span text:style-name="MT1"><presentation:header/></text:span></text:p>
          </draw:text-box>
        </draw:frame>
        <draw:frame presentation:style-name="Mpr19" draw:text-style-name="MP4" draw:layer="backgroundobjects" svg:width="8.557cm" svg:height="1.42cm" svg:x="11.162cm" svg:y="0cm" presentation:class="date-time">
          <draw:text-box>
            <text:p text:style-name="MP3"><text:span text:style-name="MT1"><presentation:date-time/></text:span></text:p>
          </draw:text-box>
        </draw:frame>
        <draw:frame presentation:style-name="Mpr20" draw:text-style-name="MP2" draw:layer="backgroundobjects" svg:width="8.557cm" svg:height="1.42cm" svg:x="0cm" svg:y="27.008cm" presentation:class="footer">
          <draw:text-box>
            <text:p text:style-name="MP1"><text:span text:style-name="MT1"><presentation:footer/></text:span></text:p>
          </draw:text-box>
        </draw:frame>
        <draw:frame presentation:style-name="Mpr20"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כותרת_20_ותוכן_5f_" style:display-name="כותרת ותוכן_" style:page-layout-name="PM1" draw:style-name="Mdp1">
      <office:forms form:automatic-focus="false" form:apply-design-mode="false"/>
      <draw:custom-shape draw:name="מלבן 8" draw:style-name="Mgr8"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מלבן מעוגל 7" draw:style-name="Mgr9" draw:text-style-name="MP5"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כותרת 1" presentation:style-name="Mpr21" draw:text-style-name="MP14" draw:layer="backgroundobjects" svg:width="23.706cm" svg:height="1.776cm" svg:x="0.847cm" svg:y="0.763cm" presentation:class="title" presentation:user-transformed="true">
        <draw:text-box>
          <text:p text:style-name="MP15"><text:span text:style-name="MT5">ל</text:span><text:span text:style-name="MT5">ח</text:span><text:span text:style-name="MT5">ץ</text:span><text:span text:style-name="MT5"> </text:span><text:span text:style-name="MT5">כ</text:span><text:span text:style-name="MT5">ד</text:span><text:span text:style-name="MT5">י </text:span><text:span text:style-name="MT5">ל</text:span><text:span text:style-name="MT5">ע</text:span><text:span text:style-name="MT5">ר</text:span><text:span text:style-name="MT5">ו</text:span><text:span text:style-name="MT5">ך</text:span><text:span text:style-name="MT5"> </text:span><text:span text:style-name="MT5">ס</text:span><text:span text:style-name="MT5">ג</text:span><text:span text:style-name="MT5">נ</text:span><text:span text:style-name="MT5">ו</text:span><text:span text:style-name="MT5">ן </text:span><text:span text:style-name="MT5">כ</text:span><text:span text:style-name="MT5">ו</text:span><text:span text:style-name="MT5">ת</text:span><text:span text:style-name="MT5">ר</text:span><text:span text:style-name="MT5">ת</text:span><text:span text:style-name="MT5"> </text:span><text:span text:style-name="MT5">ש</text:span><text:span text:style-name="MT5">ל</text:span><text:span text:style-name="MT5"> </text:span><text:span text:style-name="MT5">ת</text:span><text:span text:style-name="MT5">ב</text:span><text:span text:style-name="MT5">נ</text:span><text:span text:style-name="MT5">י</text:span><text:span text:style-name="MT5">ת</text:span><text:span text:style-name="MT5"> </text:span><text:span text:style-name="MT5">ב</text:span><text:span text:style-name="MT5">ס</text:span><text:span text:style-name="MT5">י</text:span><text:span text:style-name="MT5">ס</text:span></text:p>
        </draw:text-box>
      </draw:frame>
      <draw:frame draw:name="מציין מיקום של מספר שקופית 5" presentation:style-name="Mpr22" draw:text-style-name="MP9" draw:layer="backgroundobjects" svg:width="0.846cm" svg:height="0.846cm" svg:x="0cm" svg:y="18.203cm" presentation:class="page-number" presentation:user-transformed="true">
        <draw:text-box>
          <text:p text:style-name="MP8"><text:span text:style-name="MT3"><text:page-number>&lt;number&gt;</text:page-number></text:span></text:p>
        </draw:text-box>
      </draw:frame>
      <draw:frame draw:name="מציין מיקום תוכן 7" presentation:style-name="Mpr23" draw:text-style-name="MP19" draw:layer="backgroundobjects" svg:width="23.706cm" svg:height="15.874cm" svg:x="0.847cm" svg:y="2.54cm" presentation:class="outline" presentation:user-transformed="true">
        <draw:text-box>
          <text:list text:style-name="ML3">
            <text:list-item>
              <text:p text:style-name="MP16"><text:span text:style-name="MT6">Click to edit the outline text format</text:span></text:p>
              <text:list>
                <text:list-item>
                  <text:p text:style-name="MP16"><text:span text:style-name="MT6">Second Outline Level</text:span></text:p>
                  <text:list>
                    <text:list-item>
                      <text:p text:style-name="MP16"><text:span text:style-name="MT6">Third Outline Level</text:span></text:p>
                      <text:list>
                        <text:list-item>
                          <text:p text:style-name="MP16"><text:span text:style-name="MT6">Fourth Outline Level</text:span></text:p>
                          <text:list>
                            <text:list-item>
                              <text:p text:style-name="MP16"><text:span text:style-name="MT6">Fifth Outline Level</text:span></text:p>
                              <text:list>
                                <text:list-item>
                                  <text:p text:style-name="MP16"><text:span text:style-name="MT6">Sixth Outline Level</text:span></text:p>
                                  <text:list>
                                    <text:list-item>
                                      <text:p text:style-name="MP17"><text:span text:style-name="MT6">Seventh Outline Level</text:span><text:span text:style-name="MT6">לחץ כדי לערוך </text:span><text:span text:style-name="MT6">סגנונות טקסט של תבנית בסיס</text:span></text:p>
                                      <text:list>
                                        <text:list-item>
                                          <text:p text:style-name="MP17"><text:span text:style-name="MT7">רמה שנייה</text:span></text:p>
                                          <text:list>
                                            <text:list-item>
                                              <text:p text:style-name="MP17"><text:span text:style-name="MT8">רמה שלישית</text:span></text:p>
                                              <text:list>
                                                <text:list-item>
                                                  <text:p text:style-name="MP18"><text:span text:style-name="MT8">רמה רביעית</text:span></text:p>
                                                </text:list-item>
                                                <text:list-item>
                                                  <text:p text:style-name="MP18"><text:span text:style-name="MT8">רמה חמישית</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כותרת_20_ותוכן_5f_-title" draw:layer="backgroundobjects" svg:width="14.212cm" svg:height="10.659cm" svg:x="2.753cm" svg:y="2.16cm" presentation:class="page"/>
        <draw:frame presentation:style-name="כותרת_20_ותוכן_5f_-notes" draw:layer="backgroundobjects" svg:width="15.775cm" svg:height="12.792cm" svg:x="1.972cm" svg:y="13.503cm" presentation:class="notes" presentation:placeholder="true">
          <draw:text-box/>
        </draw:frame>
        <draw:frame presentation:style-name="Mpr24" draw:text-style-name="MP2" draw:layer="backgroundobjects" svg:width="8.557cm" svg:height="1.42cm" svg:x="0cm" svg:y="0cm" presentation:class="header">
          <draw:text-box>
            <text:p text:style-name="MP1"><text:span text:style-name="MT1"><presentation:header/></text:span></text:p>
          </draw:text-box>
        </draw:frame>
        <draw:frame presentation:style-name="Mpr24" draw:text-style-name="MP4" draw:layer="backgroundobjects" svg:width="8.557cm" svg:height="1.42cm" svg:x="11.162cm" svg:y="0cm" presentation:class="date-time">
          <draw:text-box>
            <text:p text:style-name="MP3"><text:span text:style-name="MT1"><presentation:date-time/></text:span></text:p>
          </draw:text-box>
        </draw:frame>
        <draw:frame presentation:style-name="Mpr25" draw:text-style-name="MP2" draw:layer="backgroundobjects" svg:width="8.557cm" svg:height="1.42cm" svg:x="0cm" svg:y="27.008cm" presentation:class="footer">
          <draw:text-box>
            <text:p text:style-name="MP1"><text:span text:style-name="MT1"><presentation:footer/></text:span></text:p>
          </draw:text-box>
        </draw:frame>
        <draw:frame presentation:style-name="Mpr25"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istory</dc:title>
    <meta:initial-creator>zomet</meta:initial-creator>
    <meta:editing-cycles>1251</meta:editing-cycles>
    <meta:print-date>1999-11-04T13:06:28</meta:print-date>
    <meta:creation-date>1999-10-10T10:49:40</meta:creation-date>
    <dc:date>2018-03-16T11:29:39.143050664</dc:date>
    <meta:editing-duration>P27DT11H18M52S</meta:editing-duration>
    <meta:generator>LibreOffice/5.1.6.2$Linux_X86_64 LibreOffice_project/10m0$Build-2</meta:generator>
    <meta:document-statistic meta:object-count="315"/>
    <meta:user-defined meta:name="AppVersion">15.0000</meta:user-defined>
    <meta:user-defined meta:name="BackColor" meta:value-type="float">15132390</meta:user-defined>
    <meta:user-defined meta:name="ButtonType" meta:value-type="float">1</meta:user-defined>
    <meta:user-defined meta:name="Company">Institute of Computer Science</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iddenSlides" meta:value-type="float">0</meta:user-defined>
    <meta:user-defined meta:name="HomePage" meta:value-type="string">http://www.cs.huji.ac.il/~plab</meta:user-defined>
    <meta:user-defined meta:name="HyperlinksChanged" meta:value-type="boolean">false</meta:user-defined>
    <meta:user-defined meta:name="LinkColor" meta:value-type="float">16711782</meta:user-defined>
    <meta:user-defined meta:name="LinksUpToDate" meta:value-type="boolean">false</meta:user-defined>
    <meta:user-defined meta:name="MMClips" meta:value-type="float">0</meta:user-defined>
    <meta:user-defined meta:name="MailAddress" meta:value-type="string">plab@cs.huji.ac.il</meta:user-defined>
    <meta:user-defined meta:name="NavBtnPos" meta:value-type="float">1</meta:user-defined>
    <meta:user-defined meta:name="Notes" meta:value-type="float">25</meta:user-defined>
    <meta:user-defined meta:name="Other" meta:value-type="string"/>
    <meta:user-defined meta:name="OutputDir" meta:value-type="string">c:\temp</meta:user-defined>
    <meta:user-defined meta:name="PresentationFormat" meta:value-type="string">On-screen Show (4:3)</meta:user-defined>
    <meta:user-defined meta:name="ScaleCrop" meta:value-type="boolean">false</meta:user-defined>
    <meta:user-defined meta:name="ScreenSize" meta:value-type="float">2</meta:user-defined>
    <meta:user-defined meta:name="ScreenUsage" meta:value-type="float">1</meta:user-defined>
    <meta:user-defined meta:name="ShareDoc" meta:value-type="boolean">false</meta:user-defined>
    <meta:user-defined meta:name="ShowNotes" meta:value-type="boolean">false</meta:user-defined>
    <meta:user-defined meta:name="Slides" meta:value-type="float">56</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meta:template xlink:type="simple" xlink:actuate="onRequest" xlink:title="Equity" xlink:href=""/>
  </office:meta>
</office:document-meta>
</file>